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1.3189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b4c7dc" fo:border="0.74pt solid #000000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afd095" fo:border="0.74pt solid #000000"/>
    </style:style>
    <style:style style:name="ce4" style:family="table-cell" style:parent-style-name="Default" style:data-style-name="N2">
      <style:table-cell-properties fo:background-color="#afd095" fo:border="0.74pt solid #000000"/>
    </style:style>
    <style:style style:name="ce5" style:family="table-cell" style:parent-style-name="Default" style:data-style-name="N121">
      <style:table-cell-properties fo:background-color="#afd095" fo:border="0.74pt solid #000000"/>
    </style:style>
    <style:style style:name="ce6" style:family="table-cell" style:parent-style-name="Default">
      <style:table-cell-properties fo:background-color="#fff5ce" fo:border="0.74pt solid #000000"/>
    </style:style>
    <style:style style:name="ce7" style:family="table-cell" style:parent-style-name="Default" style:data-style-name="N2">
      <style:table-cell-properties fo:background-color="#fff5ce" fo:border="0.74pt solid #000000"/>
    </style:style>
    <style:style style:name="ce8" style:family="table-cell" style:parent-style-name="Default">
      <style:table-cell-properties fo:background-color="#f7d1d5" fo:border="0.74pt solid #000000"/>
    </style:style>
    <style:style style:name="ce9" style:family="table-cell" style:parent-style-name="Default" style:data-style-name="N2">
      <style:table-cell-properties fo:background-color="#f7d1d5" fo:border="0.74pt solid #000000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Time(s)</text:p>
          </table:table-cell>
          <table:table-cell table:style-name="ce3" office:value-type="string" calcext:value-type="string">
            <text:p>X(km)</text:p>
          </table:table-cell>
          <table:table-cell table:style-name="ce3" office:value-type="string" calcext:value-type="string">
            <text:p>Y(km)</text:p>
          </table:table-cell>
          <table:table-cell table:style-name="ce3" office:value-type="string" calcext:value-type="string">
            <text:p>V(km/10s)</text:p>
          </table:table-cell>
          <table:table-cell table:style-name="ce3" office:value-type="string" calcext:value-type="string">
            <text:p>Course(radian)</text:p>
          </table:table-cell>
          <table:table-cell table:style-name="ce6"/>
          <table:table-cell table:style-name="ce6" office:value-type="string" calcext:value-type="string">
            <text:p>X(km)</text:p>
          </table:table-cell>
          <table:table-cell table:style-name="ce6" office:value-type="string" calcext:value-type="string">
            <text:p>Y(km)</text:p>
          </table:table-cell>
          <table:table-cell table:style-name="ce6" office:value-type="string" calcext:value-type="string">
            <text:p>V(km/10s)</text:p>
          </table:table-cell>
          <table:table-cell table:style-name="ce6" office:value-type="string" calcext:value-type="string">
            <text:p>Course(radian)</text:p>
          </table:table-cell>
          <table:table-cell table:style-name="ce8"/>
          <table:table-cell table:style-name="ce8" office:value-type="string" calcext:value-type="string">
            <text:p>X(km)</text:p>
          </table:table-cell>
          <table:table-cell table:style-name="ce8" office:value-type="string" calcext:value-type="string">
            <text:p>Y(km)</text:p>
          </table:table-cell>
          <table:table-cell table:style-name="ce8" office:value-type="string" calcext:value-type="string">
            <text:p>V(km/10s)</text:p>
          </table:table-cell>
          <table:table-cell table:style-name="ce8" office:value-type="string" calcext:value-type="string">
            <text:p>Course(radian)</text:p>
          </table:table-cell>
          <table:table-cell/>
          <table:table-cell table:style-name="ce10" office:value-type="string" calcext:value-type="string" table:number-columns-spanned="3" table:number-rows-spanned="32">
            <text:p>Giá trị quỹ đạo thực tế</text:p>
          </table:table-cell>
          <table:covered-table-cell table:number-columns-repeated="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4" table:formula="of:=RAND()*5+100" office:value-type="float" office:value="100.018827539423" calcext:value-type="float">
            <text:p>100.02</text:p>
          </table:table-cell>
          <table:table-cell table:style-name="ce4" table:formula="of:=RAND()*5+100" office:value-type="float" office:value="101.367631448923" calcext:value-type="float">
            <text:p>101.37</text:p>
          </table:table-cell>
          <table:table-cell table:style-name="ce5" table:formula="of:=RAND()*0.01+0.01" office:value-type="float" office:value="0.0199071327572372" calcext:value-type="float">
            <text:p>0.020</text:p>
          </table:table-cell>
          <table:table-cell table:style-name="ce4" table:formula="of:=RAND()*PI()*2" office:value-type="float" office:value="6.02235992480122" calcext:value-type="float">
            <text:p>6.02</text:p>
          </table:table-cell>
          <table:table-cell table:style-name="ce6"/>
          <table:table-cell table:style-name="ce7" table:formula="of:=[.B2]" office:value-type="float" office:value="100.018827539423" calcext:value-type="float">
            <text:p>100.02</text:p>
          </table:table-cell>
          <table:table-cell table:style-name="ce7" table:formula="of:=[.C2]" office:value-type="float" office:value="101.367631448923" calcext:value-type="float">
            <text:p>101.37</text:p>
          </table:table-cell>
          <table:table-cell table:style-name="ce5" table:formula="of:=[.D2]" office:value-type="float" office:value="0.0199071327572372" calcext:value-type="float">
            <text:p>0.020</text:p>
          </table:table-cell>
          <table:table-cell table:style-name="ce7" table:formula="of:=[.E2]" office:value-type="float" office:value="6.02235992480122" calcext:value-type="float">
            <text:p>6.02</text:p>
          </table:table-cell>
          <table:table-cell table:style-name="ce8"/>
          <table:table-cell table:style-name="ce7" table:formula="of:=[.G2]" office:value-type="float" office:value="100.018827539423" calcext:value-type="float">
            <text:p>100.02</text:p>
          </table:table-cell>
          <table:table-cell table:style-name="ce7" table:formula="of:=[.H2]" office:value-type="float" office:value="101.367631448923" calcext:value-type="float">
            <text:p>101.37</text:p>
          </table:table-cell>
          <table:table-cell table:style-name="ce5" table:formula="of:=[.I2]" office:value-type="float" office:value="0.0199071327572372" calcext:value-type="float">
            <text:p>0.020</text:p>
          </table:table-cell>
          <table:table-cell table:style-name="ce7" table:formula="of:=[.J2]" office:value-type="float" office:value="6.02235992480122" calcext:value-type="float">
            <text:p>6.02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 table:formula="of:=[.B2]+[.D2]*SIN([.E2])" office:value-type="float" office:value="100.013693925741" calcext:value-type="float">
            <text:p>100.01</text:p>
          </table:table-cell>
          <table:table-cell table:style-name="ce4" table:formula="of:=[.C2]+[.D2]*COS([.E2])" office:value-type="float" office:value="101.386865271871" calcext:value-type="float">
            <text:p>101.39</text:p>
          </table:table-cell>
          <table:table-cell table:style-name="ce5" table:formula="of:=[.D2]" office:value-type="float" office:value="0.0199071327572372" calcext:value-type="float">
            <text:p>0.020</text:p>
          </table:table-cell>
          <table:table-cell table:style-name="ce4" table:formula="of:=[.E2]" office:value-type="float" office:value="6.02235992480122" calcext:value-type="float">
            <text:p>6.02</text:p>
          </table:table-cell>
          <table:table-cell table:style-name="ce6"/>
          <table:table-cell table:style-name="ce7" table:formula="of:=[.G2]+[.I2]*SIN([.J2])" office:value-type="float" office:value="100.013693925741" calcext:value-type="float">
            <text:p>100.01</text:p>
          </table:table-cell>
          <table:table-cell table:style-name="ce7" table:formula="of:=[.H2]+[.I2]*COS([.J2])" office:value-type="float" office:value="101.386865271871" calcext:value-type="float">
            <text:p>101.39</text:p>
          </table:table-cell>
          <table:table-cell table:style-name="ce5" table:formula="of:=[.I2]" office:value-type="float" office:value="0.0199071327572372" calcext:value-type="float">
            <text:p>0.020</text:p>
          </table:table-cell>
          <table:table-cell table:style-name="ce7" table:formula="of:=[.J2]" office:value-type="float" office:value="6.02235992480122" calcext:value-type="float">
            <text:p>6.02</text:p>
          </table:table-cell>
          <table:table-cell table:style-name="ce8"/>
          <table:table-cell table:style-name="ce9" table:formula="of:=[.L2]+[.N2]*SIN([.O2])" office:value-type="float" office:value="100.013693925741" calcext:value-type="float">
            <text:p>100.01</text:p>
          </table:table-cell>
          <table:table-cell table:style-name="ce9" table:formula="of:=[.M2]+[.N2]*COS([.O2])" office:value-type="float" office:value="101.386865271871" calcext:value-type="float">
            <text:p>101.39</text:p>
          </table:table-cell>
          <table:table-cell table:style-name="ce5" table:formula="of:=[.N2]" office:value-type="float" office:value="0.0199071327572372" calcext:value-type="float">
            <text:p>0.020</text:p>
          </table:table-cell>
          <table:table-cell table:style-name="ce9" table:formula="of:=[.O2]" office:value-type="float" office:value="6.02235992480122" calcext:value-type="float">
            <text:p>6.02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 table:formula="of:=[.B3]+[.D3]*SIN([.E3])" office:value-type="float" office:value="100.00856031206" calcext:value-type="float">
            <text:p>100.01</text:p>
          </table:table-cell>
          <table:table-cell table:style-name="ce4" table:formula="of:=[.C3]+[.D3]*COS([.E3])" office:value-type="float" office:value="101.406099094818" calcext:value-type="float">
            <text:p>101.41</text:p>
          </table:table-cell>
          <table:table-cell table:style-name="ce5" table:formula="of:=[.D3]" office:value-type="float" office:value="0.0199071327572372" calcext:value-type="float">
            <text:p>0.020</text:p>
          </table:table-cell>
          <table:table-cell table:style-name="ce4" table:formula="of:=[.E3]" office:value-type="float" office:value="6.02235992480122" calcext:value-type="float">
            <text:p>6.02</text:p>
          </table:table-cell>
          <table:table-cell table:style-name="ce6"/>
          <table:table-cell table:style-name="ce7" table:formula="of:=[.G3]+[.I3]*SIN([.J3])" office:value-type="float" office:value="100.00856031206" calcext:value-type="float">
            <text:p>100.01</text:p>
          </table:table-cell>
          <table:table-cell table:style-name="ce7" table:formula="of:=[.H3]+[.I3]*COS([.J3])" office:value-type="float" office:value="101.406099094818" calcext:value-type="float">
            <text:p>101.41</text:p>
          </table:table-cell>
          <table:table-cell table:style-name="ce5" table:formula="of:=[.I3]" office:value-type="float" office:value="0.0199071327572372" calcext:value-type="float">
            <text:p>0.020</text:p>
          </table:table-cell>
          <table:table-cell table:style-name="ce7" table:formula="of:=[.J3]" office:value-type="float" office:value="6.02235992480122" calcext:value-type="float">
            <text:p>6.02</text:p>
          </table:table-cell>
          <table:table-cell table:style-name="ce8"/>
          <table:table-cell table:style-name="ce9" table:formula="of:=[.L3]+[.N3]*SIN([.O3])" office:value-type="float" office:value="100.00856031206" calcext:value-type="float">
            <text:p>100.01</text:p>
          </table:table-cell>
          <table:table-cell table:style-name="ce9" table:formula="of:=[.M3]+[.N3]*COS([.O3])" office:value-type="float" office:value="101.406099094818" calcext:value-type="float">
            <text:p>101.41</text:p>
          </table:table-cell>
          <table:table-cell table:style-name="ce5" table:formula="of:=[.N3]" office:value-type="float" office:value="0.0199071327572372" calcext:value-type="float">
            <text:p>0.020</text:p>
          </table:table-cell>
          <table:table-cell table:style-name="ce9" table:formula="of:=[.O3]" office:value-type="float" office:value="6.02235992480122" calcext:value-type="float">
            <text:p>6.02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 table:formula="of:=[.B4]+[.D4]*SIN([.E4])" office:value-type="float" office:value="100.003426698379" calcext:value-type="float">
            <text:p>100.00</text:p>
          </table:table-cell>
          <table:table-cell table:style-name="ce4" table:formula="of:=[.C4]+[.D4]*COS([.E4])" office:value-type="float" office:value="101.425332917766" calcext:value-type="float">
            <text:p>101.43</text:p>
          </table:table-cell>
          <table:table-cell table:style-name="ce5" table:formula="of:=[.D4]" office:value-type="float" office:value="0.0199071327572372" calcext:value-type="float">
            <text:p>0.020</text:p>
          </table:table-cell>
          <table:table-cell table:style-name="ce4" table:formula="of:=[.E4]" office:value-type="float" office:value="6.02235992480122" calcext:value-type="float">
            <text:p>6.02</text:p>
          </table:table-cell>
          <table:table-cell table:style-name="ce6"/>
          <table:table-cell table:style-name="ce7" table:formula="of:=[.G4]+[.I4]*SIN([.J4])" office:value-type="float" office:value="100.003426698379" calcext:value-type="float">
            <text:p>100.00</text:p>
          </table:table-cell>
          <table:table-cell table:style-name="ce7" table:formula="of:=[.H4]+[.I4]*COS([.J4])" office:value-type="float" office:value="101.425332917766" calcext:value-type="float">
            <text:p>101.43</text:p>
          </table:table-cell>
          <table:table-cell table:style-name="ce5" table:formula="of:=[.I4]" office:value-type="float" office:value="0.0199071327572372" calcext:value-type="float">
            <text:p>0.020</text:p>
          </table:table-cell>
          <table:table-cell table:style-name="ce7" table:formula="of:=[.J4]" office:value-type="float" office:value="6.02235992480122" calcext:value-type="float">
            <text:p>6.02</text:p>
          </table:table-cell>
          <table:table-cell table:style-name="ce8"/>
          <table:table-cell table:style-name="ce9" table:formula="of:=[.L4]+[.N4]*SIN([.O4])" office:value-type="float" office:value="100.003426698379" calcext:value-type="float">
            <text:p>100.00</text:p>
          </table:table-cell>
          <table:table-cell table:style-name="ce9" table:formula="of:=[.M4]+[.N4]*COS([.O4])" office:value-type="float" office:value="101.425332917766" calcext:value-type="float">
            <text:p>101.43</text:p>
          </table:table-cell>
          <table:table-cell table:style-name="ce5" table:formula="of:=[.N4]" office:value-type="float" office:value="0.0199071327572372" calcext:value-type="float">
            <text:p>0.020</text:p>
          </table:table-cell>
          <table:table-cell table:style-name="ce9" table:formula="of:=[.O4]" office:value-type="float" office:value="6.02235992480122" calcext:value-type="float">
            <text:p>6.02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 table:formula="of:=[.B5]+[.D5]*SIN([.E5])" office:value-type="float" office:value="99.9982930846979" calcext:value-type="float">
            <text:p>100.00</text:p>
          </table:table-cell>
          <table:table-cell table:style-name="ce4" table:formula="of:=[.C5]+[.D5]*COS([.E5])" office:value-type="float" office:value="101.444566740714" calcext:value-type="float">
            <text:p>101.44</text:p>
          </table:table-cell>
          <table:table-cell table:style-name="ce5" table:formula="of:=[.D5]" office:value-type="float" office:value="0.0199071327572372" calcext:value-type="float">
            <text:p>0.020</text:p>
          </table:table-cell>
          <table:table-cell table:style-name="ce4" table:formula="of:=[.E5]" office:value-type="float" office:value="6.02235992480122" calcext:value-type="float">
            <text:p>6.02</text:p>
          </table:table-cell>
          <table:table-cell table:style-name="ce6"/>
          <table:table-cell table:style-name="ce7" table:formula="of:=[.G5]+[.I5]*SIN([.J5])" office:value-type="float" office:value="99.9982930846979" calcext:value-type="float">
            <text:p>100.00</text:p>
          </table:table-cell>
          <table:table-cell table:style-name="ce7" table:formula="of:=[.H5]+[.I5]*COS([.J5])" office:value-type="float" office:value="101.444566740714" calcext:value-type="float">
            <text:p>101.44</text:p>
          </table:table-cell>
          <table:table-cell table:style-name="ce5" table:formula="of:=[.I5]" office:value-type="float" office:value="0.0199071327572372" calcext:value-type="float">
            <text:p>0.020</text:p>
          </table:table-cell>
          <table:table-cell table:style-name="ce7" table:formula="of:=[.J5]" office:value-type="float" office:value="6.02235992480122" calcext:value-type="float">
            <text:p>6.02</text:p>
          </table:table-cell>
          <table:table-cell table:style-name="ce8"/>
          <table:table-cell table:style-name="ce9" table:formula="of:=[.L5]+[.N5]*SIN([.O5])" office:value-type="float" office:value="99.9982930846979" calcext:value-type="float">
            <text:p>100.00</text:p>
          </table:table-cell>
          <table:table-cell table:style-name="ce9" table:formula="of:=[.M5]+[.N5]*COS([.O5])" office:value-type="float" office:value="101.444566740714" calcext:value-type="float">
            <text:p>101.44</text:p>
          </table:table-cell>
          <table:table-cell table:style-name="ce5" table:formula="of:=[.N5]" office:value-type="float" office:value="0.0199071327572372" calcext:value-type="float">
            <text:p>0.020</text:p>
          </table:table-cell>
          <table:table-cell table:style-name="ce9" table:formula="of:=[.O5]" office:value-type="float" office:value="6.02235992480122" calcext:value-type="float">
            <text:p>6.02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 table:formula="of:=[.B6]+[.D6]*SIN([.E6])" office:value-type="float" office:value="99.9931594710167" calcext:value-type="float">
            <text:p>99.99</text:p>
          </table:table-cell>
          <table:table-cell table:style-name="ce4" table:formula="of:=[.C6]+[.D6]*COS([.E6])" office:value-type="float" office:value="101.463800563662" calcext:value-type="float">
            <text:p>101.46</text:p>
          </table:table-cell>
          <table:table-cell table:style-name="ce5" table:formula="of:=[.D6]" office:value-type="float" office:value="0.0199071327572372" calcext:value-type="float">
            <text:p>0.020</text:p>
          </table:table-cell>
          <table:table-cell table:style-name="ce4" table:formula="of:=[.E6]" office:value-type="float" office:value="6.02235992480122" calcext:value-type="float">
            <text:p>6.02</text:p>
          </table:table-cell>
          <table:table-cell table:style-name="ce6"/>
          <table:table-cell table:style-name="ce7" table:formula="of:=[.G6]+[.I6]*SIN([.J6])" office:value-type="float" office:value="99.9931594710167" calcext:value-type="float">
            <text:p>99.99</text:p>
          </table:table-cell>
          <table:table-cell table:style-name="ce7" table:formula="of:=[.H6]+[.I6]*COS([.J6])" office:value-type="float" office:value="101.463800563662" calcext:value-type="float">
            <text:p>101.46</text:p>
          </table:table-cell>
          <table:table-cell table:style-name="ce5" table:formula="of:=[.I6]" office:value-type="float" office:value="0.0199071327572372" calcext:value-type="float">
            <text:p>0.020</text:p>
          </table:table-cell>
          <table:table-cell table:style-name="ce7" table:formula="of:=[.J6]" office:value-type="float" office:value="6.02235992480122" calcext:value-type="float">
            <text:p>6.02</text:p>
          </table:table-cell>
          <table:table-cell table:style-name="ce8"/>
          <table:table-cell table:style-name="ce9" table:formula="of:=[.L6]+[.N6]*SIN([.O6])" office:value-type="float" office:value="99.9931594710167" calcext:value-type="float">
            <text:p>99.99</text:p>
          </table:table-cell>
          <table:table-cell table:style-name="ce9" table:formula="of:=[.M6]+[.N6]*COS([.O6])" office:value-type="float" office:value="101.463800563662" calcext:value-type="float">
            <text:p>101.46</text:p>
          </table:table-cell>
          <table:table-cell table:style-name="ce5" table:formula="of:=[.N6]" office:value-type="float" office:value="0.0199071327572372" calcext:value-type="float">
            <text:p>0.020</text:p>
          </table:table-cell>
          <table:table-cell table:style-name="ce9" table:formula="of:=[.O6]" office:value-type="float" office:value="6.02235992480122" calcext:value-type="float">
            <text:p>6.02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 table:formula="of:=[.B7]+[.D7]*SIN([.E7])" office:value-type="float" office:value="99.9880258573355" calcext:value-type="float">
            <text:p>99.99</text:p>
          </table:table-cell>
          <table:table-cell table:style-name="ce4" table:formula="of:=[.C7]+[.D7]*COS([.E7])" office:value-type="float" office:value="101.48303438661" calcext:value-type="float">
            <text:p>101.48</text:p>
          </table:table-cell>
          <table:table-cell table:style-name="ce5" table:formula="of:=[.D7]" office:value-type="float" office:value="0.0199071327572372" calcext:value-type="float">
            <text:p>0.020</text:p>
          </table:table-cell>
          <table:table-cell table:style-name="ce4" table:formula="of:=[.E7]" office:value-type="float" office:value="6.02235992480122" calcext:value-type="float">
            <text:p>6.02</text:p>
          </table:table-cell>
          <table:table-cell table:style-name="ce6"/>
          <table:table-cell table:style-name="ce7" table:formula="of:=[.G7]+[.I7]*SIN([.J7])" office:value-type="float" office:value="99.9880258573355" calcext:value-type="float">
            <text:p>99.99</text:p>
          </table:table-cell>
          <table:table-cell table:style-name="ce7" table:formula="of:=[.H7]+[.I7]*COS([.J7])" office:value-type="float" office:value="101.48303438661" calcext:value-type="float">
            <text:p>101.48</text:p>
          </table:table-cell>
          <table:table-cell table:style-name="ce5" table:formula="of:=[.I7]" office:value-type="float" office:value="0.0199071327572372" calcext:value-type="float">
            <text:p>0.020</text:p>
          </table:table-cell>
          <table:table-cell table:style-name="ce7" table:formula="of:=[.J7]" office:value-type="float" office:value="6.02235992480122" calcext:value-type="float">
            <text:p>6.02</text:p>
          </table:table-cell>
          <table:table-cell table:style-name="ce8"/>
          <table:table-cell table:style-name="ce9" table:formula="of:=[.L7]+[.N7]*SIN([.O7])" office:value-type="float" office:value="99.9880258573355" calcext:value-type="float">
            <text:p>99.99</text:p>
          </table:table-cell>
          <table:table-cell table:style-name="ce9" table:formula="of:=[.M7]+[.N7]*COS([.O7])" office:value-type="float" office:value="101.48303438661" calcext:value-type="float">
            <text:p>101.48</text:p>
          </table:table-cell>
          <table:table-cell table:style-name="ce5" table:formula="of:=[.N7]" office:value-type="float" office:value="0.0199071327572372" calcext:value-type="float">
            <text:p>0.020</text:p>
          </table:table-cell>
          <table:table-cell table:style-name="ce9" table:formula="of:=[.O7]" office:value-type="float" office:value="6.02235992480122" calcext:value-type="float">
            <text:p>6.02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4" table:formula="of:=[.B8]+[.D8]*SIN([.E8])" office:value-type="float" office:value="99.9828922436543" calcext:value-type="float">
            <text:p>99.98</text:p>
          </table:table-cell>
          <table:table-cell table:style-name="ce4" table:formula="of:=[.C8]+[.D8]*COS([.E8])" office:value-type="float" office:value="101.502268209557" calcext:value-type="float">
            <text:p>101.50</text:p>
          </table:table-cell>
          <table:table-cell table:style-name="ce5" table:formula="of:=[.D8]" office:value-type="float" office:value="0.0199071327572372" calcext:value-type="float">
            <text:p>0.020</text:p>
          </table:table-cell>
          <table:table-cell table:style-name="ce4" table:formula="of:=[.E8]" office:value-type="float" office:value="6.02235992480122" calcext:value-type="float">
            <text:p>6.02</text:p>
          </table:table-cell>
          <table:table-cell table:style-name="ce6"/>
          <table:table-cell table:style-name="ce7" table:formula="of:=[.G8]+[.I8]*SIN([.J8])" office:value-type="float" office:value="99.9828922436543" calcext:value-type="float">
            <text:p>99.98</text:p>
          </table:table-cell>
          <table:table-cell table:style-name="ce7" table:formula="of:=[.H8]+[.I8]*COS([.J8])" office:value-type="float" office:value="101.502268209557" calcext:value-type="float">
            <text:p>101.50</text:p>
          </table:table-cell>
          <table:table-cell table:style-name="ce5" table:formula="of:=[.I8]" office:value-type="float" office:value="0.0199071327572372" calcext:value-type="float">
            <text:p>0.020</text:p>
          </table:table-cell>
          <table:table-cell table:style-name="ce7" table:formula="of:=[.J8]" office:value-type="float" office:value="6.02235992480122" calcext:value-type="float">
            <text:p>6.02</text:p>
          </table:table-cell>
          <table:table-cell table:style-name="ce8"/>
          <table:table-cell table:style-name="ce9" table:formula="of:=[.L8]+[.N8]*SIN([.O8])" office:value-type="float" office:value="99.9828922436543" calcext:value-type="float">
            <text:p>99.98</text:p>
          </table:table-cell>
          <table:table-cell table:style-name="ce9" table:formula="of:=[.M8]+[.N8]*COS([.O8])" office:value-type="float" office:value="101.502268209557" calcext:value-type="float">
            <text:p>101.50</text:p>
          </table:table-cell>
          <table:table-cell table:style-name="ce5" table:formula="of:=[.N8]" office:value-type="float" office:value="0.0199071327572372" calcext:value-type="float">
            <text:p>0.020</text:p>
          </table:table-cell>
          <table:table-cell table:style-name="ce9" table:formula="of:=[.O8]" office:value-type="float" office:value="6.02235992480122" calcext:value-type="float">
            <text:p>6.02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4" table:formula="of:=[.B9]+[.D9]*SIN([.E9])" office:value-type="float" office:value="99.9777586299731" calcext:value-type="float">
            <text:p>99.98</text:p>
          </table:table-cell>
          <table:table-cell table:style-name="ce4" table:formula="of:=[.C9]+[.D9]*COS([.E9])" office:value-type="float" office:value="101.521502032505" calcext:value-type="float">
            <text:p>101.52</text:p>
          </table:table-cell>
          <table:table-cell table:style-name="ce5" table:formula="of:=[.D9]" office:value-type="float" office:value="0.0199071327572372" calcext:value-type="float">
            <text:p>0.020</text:p>
          </table:table-cell>
          <table:table-cell table:style-name="ce4" table:formula="of:=[.E9]" office:value-type="float" office:value="6.02235992480122" calcext:value-type="float">
            <text:p>6.02</text:p>
          </table:table-cell>
          <table:table-cell table:style-name="ce6"/>
          <table:table-cell table:style-name="ce7" table:formula="of:=[.G9]+[.I9]*SIN([.J9])" office:value-type="float" office:value="99.9777586299731" calcext:value-type="float">
            <text:p>99.98</text:p>
          </table:table-cell>
          <table:table-cell table:style-name="ce7" table:formula="of:=[.H9]+[.I9]*COS([.J9])" office:value-type="float" office:value="101.521502032505" calcext:value-type="float">
            <text:p>101.52</text:p>
          </table:table-cell>
          <table:table-cell table:style-name="ce5" table:formula="of:=[.I9]" office:value-type="float" office:value="0.0199071327572372" calcext:value-type="float">
            <text:p>0.020</text:p>
          </table:table-cell>
          <table:table-cell table:style-name="ce7" table:formula="of:=[.J9]" office:value-type="float" office:value="6.02235992480122" calcext:value-type="float">
            <text:p>6.02</text:p>
          </table:table-cell>
          <table:table-cell table:style-name="ce8"/>
          <table:table-cell table:style-name="ce9" table:formula="of:=[.L9]+[.N9]*SIN([.O9])" office:value-type="float" office:value="99.9777586299731" calcext:value-type="float">
            <text:p>99.98</text:p>
          </table:table-cell>
          <table:table-cell table:style-name="ce9" table:formula="of:=[.M9]+[.N9]*COS([.O9])" office:value-type="float" office:value="101.521502032505" calcext:value-type="float">
            <text:p>101.52</text:p>
          </table:table-cell>
          <table:table-cell table:style-name="ce5" table:formula="of:=[.N9]" office:value-type="float" office:value="0.0199071327572372" calcext:value-type="float">
            <text:p>0.020</text:p>
          </table:table-cell>
          <table:table-cell table:style-name="ce9" table:formula="of:=[.O9]" office:value-type="float" office:value="6.02235992480122" calcext:value-type="float">
            <text:p>6.02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4" table:formula="of:=[.B10]+[.D10]*SIN([.E10])" office:value-type="float" office:value="99.9726250162919" calcext:value-type="float">
            <text:p>99.97</text:p>
          </table:table-cell>
          <table:table-cell table:style-name="ce4" table:formula="of:=[.C10]+[.D10]*COS([.E10])" office:value-type="float" office:value="101.540735855453" calcext:value-type="float">
            <text:p>101.54</text:p>
          </table:table-cell>
          <table:table-cell table:style-name="ce5" table:formula="of:=[.D10]" office:value-type="float" office:value="0.0199071327572372" calcext:value-type="float">
            <text:p>0.020</text:p>
          </table:table-cell>
          <table:table-cell table:style-name="ce4" table:formula="of:=[.E10]" office:value-type="float" office:value="6.02235992480122" calcext:value-type="float">
            <text:p>6.02</text:p>
          </table:table-cell>
          <table:table-cell table:style-name="ce6"/>
          <table:table-cell table:style-name="ce7" table:formula="of:=[.G10]+[.I10]*SIN([.J10])" office:value-type="float" office:value="99.9726250162919" calcext:value-type="float">
            <text:p>99.97</text:p>
          </table:table-cell>
          <table:table-cell table:style-name="ce7" table:formula="of:=[.H10]+[.I10]*COS([.J10])" office:value-type="float" office:value="101.540735855453" calcext:value-type="float">
            <text:p>101.54</text:p>
          </table:table-cell>
          <table:table-cell table:style-name="ce5" table:formula="of:=[.I10]" office:value-type="float" office:value="0.0199071327572372" calcext:value-type="float">
            <text:p>0.020</text:p>
          </table:table-cell>
          <table:table-cell table:style-name="ce7" table:formula="of:=[.J10]" office:value-type="float" office:value="6.02235992480122" calcext:value-type="float">
            <text:p>6.02</text:p>
          </table:table-cell>
          <table:table-cell table:style-name="ce8"/>
          <table:table-cell table:style-name="ce9" table:formula="of:=[.L10]+[.N10]*SIN([.O10])" office:value-type="float" office:value="99.9726250162919" calcext:value-type="float">
            <text:p>99.97</text:p>
          </table:table-cell>
          <table:table-cell table:style-name="ce9" table:formula="of:=[.M10]+[.N10]*COS([.O10])" office:value-type="float" office:value="101.540735855453" calcext:value-type="float">
            <text:p>101.54</text:p>
          </table:table-cell>
          <table:table-cell table:style-name="ce5" table:formula="of:=[.N10]" office:value-type="float" office:value="0.0199071327572372" calcext:value-type="float">
            <text:p>0.020</text:p>
          </table:table-cell>
          <table:table-cell table:style-name="ce9" table:formula="of:=[.O10]" office:value-type="float" office:value="6.02235992480122" calcext:value-type="float">
            <text:p>6.02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4" table:formula="of:=[.B11]+[.D11]*SIN([.E11])" office:value-type="float" office:value="99.9674914026107" calcext:value-type="float">
            <text:p>99.97</text:p>
          </table:table-cell>
          <table:table-cell table:style-name="ce4" table:formula="of:=[.C11]+[.D11]*COS([.E11])" office:value-type="float" office:value="101.559969678401" calcext:value-type="float">
            <text:p>101.56</text:p>
          </table:table-cell>
          <table:table-cell table:style-name="ce5" table:formula="of:=[.D11]" office:value-type="float" office:value="0.0199071327572372" calcext:value-type="float">
            <text:p>0.020</text:p>
          </table:table-cell>
          <table:table-cell table:style-name="ce4" table:formula="of:=[.E11]" office:value-type="float" office:value="6.02235992480122" calcext:value-type="float">
            <text:p>6.02</text:p>
          </table:table-cell>
          <table:table-cell table:style-name="ce6"/>
          <table:table-cell table:style-name="ce7" table:formula="of:=[.G11]+[.I11]*SIN([.J11])" office:value-type="float" office:value="99.9674914026107" calcext:value-type="float">
            <text:p>99.97</text:p>
          </table:table-cell>
          <table:table-cell table:style-name="ce7" table:formula="of:=[.H11]+[.I11]*COS([.J11])" office:value-type="float" office:value="101.559969678401" calcext:value-type="float">
            <text:p>101.56</text:p>
          </table:table-cell>
          <table:table-cell table:style-name="ce5" table:formula="of:=[.I11]" office:value-type="float" office:value="0.0199071327572372" calcext:value-type="float">
            <text:p>0.020</text:p>
          </table:table-cell>
          <table:table-cell table:style-name="ce7" table:formula="of:=[.J11]" office:value-type="float" office:value="6.02235992480122" calcext:value-type="float">
            <text:p>6.02</text:p>
          </table:table-cell>
          <table:table-cell table:style-name="ce8"/>
          <table:table-cell table:style-name="ce9" table:formula="of:=[.L11]+[.N11]*SIN([.O11])" office:value-type="float" office:value="99.9674914026107" calcext:value-type="float">
            <text:p>99.97</text:p>
          </table:table-cell>
          <table:table-cell table:style-name="ce9" table:formula="of:=[.M11]+[.N11]*COS([.O11])" office:value-type="float" office:value="101.559969678401" calcext:value-type="float">
            <text:p>101.56</text:p>
          </table:table-cell>
          <table:table-cell table:style-name="ce5" table:formula="of:=[.N11]" office:value-type="float" office:value="0.0199071327572372" calcext:value-type="float">
            <text:p>0.020</text:p>
          </table:table-cell>
          <table:table-cell table:style-name="ce9" table:formula="of:=[.O11]" office:value-type="float" office:value="6.02235992480122" calcext:value-type="float">
            <text:p>6.02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4" table:formula="of:=[.B12]+[.D12]*SIN([.E12])" office:value-type="float" office:value="99.9623577889295" calcext:value-type="float">
            <text:p>99.96</text:p>
          </table:table-cell>
          <table:table-cell table:style-name="ce4" table:formula="of:=[.C12]+[.D12]*COS([.E12])" office:value-type="float" office:value="101.579203501349" calcext:value-type="float">
            <text:p>101.58</text:p>
          </table:table-cell>
          <table:table-cell table:style-name="ce5" table:formula="of:=[.D12]" office:value-type="float" office:value="0.0199071327572372" calcext:value-type="float">
            <text:p>0.020</text:p>
          </table:table-cell>
          <table:table-cell table:style-name="ce4" table:formula="of:=[.E12]" office:value-type="float" office:value="6.02235992480122" calcext:value-type="float">
            <text:p>6.02</text:p>
          </table:table-cell>
          <table:table-cell table:style-name="ce6"/>
          <table:table-cell table:style-name="ce7" table:formula="of:=[.G12]+[.I12]*SIN([.J12])" office:value-type="float" office:value="99.9623577889295" calcext:value-type="float">
            <text:p>99.96</text:p>
          </table:table-cell>
          <table:table-cell table:style-name="ce7" table:formula="of:=[.H12]+[.I12]*COS([.J12])" office:value-type="float" office:value="101.579203501349" calcext:value-type="float">
            <text:p>101.58</text:p>
          </table:table-cell>
          <table:table-cell table:style-name="ce5" table:formula="of:=[.I12]" office:value-type="float" office:value="0.0199071327572372" calcext:value-type="float">
            <text:p>0.020</text:p>
          </table:table-cell>
          <table:table-cell table:style-name="ce7" table:formula="of:=[.J12]" office:value-type="float" office:value="6.02235992480122" calcext:value-type="float">
            <text:p>6.02</text:p>
          </table:table-cell>
          <table:table-cell table:style-name="ce8"/>
          <table:table-cell table:style-name="ce9" table:formula="of:=[.L12]+[.N12]*SIN([.O12])" office:value-type="float" office:value="99.9623577889295" calcext:value-type="float">
            <text:p>99.96</text:p>
          </table:table-cell>
          <table:table-cell table:style-name="ce9" table:formula="of:=[.M12]+[.N12]*COS([.O12])" office:value-type="float" office:value="101.579203501349" calcext:value-type="float">
            <text:p>101.58</text:p>
          </table:table-cell>
          <table:table-cell table:style-name="ce5" table:formula="of:=[.N12]" office:value-type="float" office:value="0.0199071327572372" calcext:value-type="float">
            <text:p>0.020</text:p>
          </table:table-cell>
          <table:table-cell table:style-name="ce9" table:formula="of:=[.O12]" office:value-type="float" office:value="6.02235992480122" calcext:value-type="float">
            <text:p>6.02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4" table:formula="of:=[.B13]+[.D13]*SIN([.E13])" office:value-type="float" office:value="99.9572241752483" calcext:value-type="float">
            <text:p>99.96</text:p>
          </table:table-cell>
          <table:table-cell table:style-name="ce4" table:formula="of:=[.C13]+[.D13]*COS([.E13])" office:value-type="float" office:value="101.598437324296" calcext:value-type="float">
            <text:p>101.60</text:p>
          </table:table-cell>
          <table:table-cell table:style-name="ce5" table:formula="of:=[.D13]" office:value-type="float" office:value="0.0199071327572372" calcext:value-type="float">
            <text:p>0.020</text:p>
          </table:table-cell>
          <table:table-cell table:style-name="ce4" table:formula="of:=[.E13]" office:value-type="float" office:value="6.02235992480122" calcext:value-type="float">
            <text:p>6.02</text:p>
          </table:table-cell>
          <table:table-cell table:style-name="ce6"/>
          <table:table-cell table:style-name="ce7" table:formula="of:=[.G13]+[.I13]*SIN([.J13])" office:value-type="float" office:value="99.9572241752483" calcext:value-type="float">
            <text:p>99.96</text:p>
          </table:table-cell>
          <table:table-cell table:style-name="ce7" table:formula="of:=[.H13]+[.I13]*COS([.J13])" office:value-type="float" office:value="101.598437324296" calcext:value-type="float">
            <text:p>101.60</text:p>
          </table:table-cell>
          <table:table-cell table:style-name="ce5" table:formula="of:=[.I13]" office:value-type="float" office:value="0.0199071327572372" calcext:value-type="float">
            <text:p>0.020</text:p>
          </table:table-cell>
          <table:table-cell table:style-name="ce7" table:formula="of:=[.J13]" office:value-type="float" office:value="6.02235992480122" calcext:value-type="float">
            <text:p>6.02</text:p>
          </table:table-cell>
          <table:table-cell table:style-name="ce8"/>
          <table:table-cell table:style-name="ce9" table:formula="of:=[.L13]+[.N13]*SIN([.O13])" office:value-type="float" office:value="99.9572241752483" calcext:value-type="float">
            <text:p>99.96</text:p>
          </table:table-cell>
          <table:table-cell table:style-name="ce9" table:formula="of:=[.M13]+[.N13]*COS([.O13])" office:value-type="float" office:value="101.598437324296" calcext:value-type="float">
            <text:p>101.60</text:p>
          </table:table-cell>
          <table:table-cell table:style-name="ce5" table:formula="of:=[.N13]" office:value-type="float" office:value="0.0199071327572372" calcext:value-type="float">
            <text:p>0.020</text:p>
          </table:table-cell>
          <table:table-cell table:style-name="ce9" table:formula="of:=[.O13]" office:value-type="float" office:value="6.02235992480122" calcext:value-type="float">
            <text:p>6.02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4" table:formula="of:=[.B14]+[.D14]*SIN([.E14])" office:value-type="float" office:value="99.9520905615671" calcext:value-type="float">
            <text:p>99.95</text:p>
          </table:table-cell>
          <table:table-cell table:style-name="ce4" table:formula="of:=[.C14]+[.D14]*COS([.E14])" office:value-type="float" office:value="101.617671147244" calcext:value-type="float">
            <text:p>101.62</text:p>
          </table:table-cell>
          <table:table-cell table:style-name="ce5" table:formula="of:=[.D14]" office:value-type="float" office:value="0.0199071327572372" calcext:value-type="float">
            <text:p>0.020</text:p>
          </table:table-cell>
          <table:table-cell table:style-name="ce4" table:formula="of:=[.E14]" office:value-type="float" office:value="6.02235992480122" calcext:value-type="float">
            <text:p>6.02</text:p>
          </table:table-cell>
          <table:table-cell table:style-name="ce6"/>
          <table:table-cell table:style-name="ce7" table:formula="of:=[.G14]+[.I14]*SIN([.J14])" office:value-type="float" office:value="99.9520905615671" calcext:value-type="float">
            <text:p>99.95</text:p>
          </table:table-cell>
          <table:table-cell table:style-name="ce7" table:formula="of:=[.H14]+[.I14]*COS([.J14])" office:value-type="float" office:value="101.617671147244" calcext:value-type="float">
            <text:p>101.62</text:p>
          </table:table-cell>
          <table:table-cell table:style-name="ce5" table:formula="of:=[.I14]" office:value-type="float" office:value="0.0199071327572372" calcext:value-type="float">
            <text:p>0.020</text:p>
          </table:table-cell>
          <table:table-cell table:style-name="ce7" table:formula="of:=[.J14]" office:value-type="float" office:value="6.02235992480122" calcext:value-type="float">
            <text:p>6.02</text:p>
          </table:table-cell>
          <table:table-cell table:style-name="ce8"/>
          <table:table-cell table:style-name="ce9" table:formula="of:=[.L14]+[.N14]*SIN([.O14])" office:value-type="float" office:value="99.9520905615671" calcext:value-type="float">
            <text:p>99.95</text:p>
          </table:table-cell>
          <table:table-cell table:style-name="ce9" table:formula="of:=[.M14]+[.N14]*COS([.O14])" office:value-type="float" office:value="101.617671147244" calcext:value-type="float">
            <text:p>101.62</text:p>
          </table:table-cell>
          <table:table-cell table:style-name="ce5" table:formula="of:=[.N14]" office:value-type="float" office:value="0.0199071327572372" calcext:value-type="float">
            <text:p>0.020</text:p>
          </table:table-cell>
          <table:table-cell table:style-name="ce9" table:formula="of:=[.O14]" office:value-type="float" office:value="6.02235992480122" calcext:value-type="float">
            <text:p>6.02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4" table:formula="of:=[.B15]+[.D15]*SIN([.E15])" office:value-type="float" office:value="99.9469569478859" calcext:value-type="float">
            <text:p>99.95</text:p>
          </table:table-cell>
          <table:table-cell table:style-name="ce4" table:formula="of:=[.C15]+[.D15]*COS([.E15])" office:value-type="float" office:value="101.636904970192" calcext:value-type="float">
            <text:p>101.64</text:p>
          </table:table-cell>
          <table:table-cell table:style-name="ce5" table:formula="of:=[.D15]" office:value-type="float" office:value="0.0199071327572372" calcext:value-type="float">
            <text:p>0.020</text:p>
          </table:table-cell>
          <table:table-cell table:style-name="ce4" table:formula="of:=[.E15]" office:value-type="float" office:value="6.02235992480122" calcext:value-type="float">
            <text:p>6.02</text:p>
          </table:table-cell>
          <table:table-cell table:style-name="ce6"/>
          <table:table-cell table:style-name="ce7" table:formula="of:=[.G15]+[.I15]*SIN([.J15])" office:value-type="float" office:value="99.9469569478859" calcext:value-type="float">
            <text:p>99.95</text:p>
          </table:table-cell>
          <table:table-cell table:style-name="ce7" table:formula="of:=[.H15]+[.I15]*COS([.J15])" office:value-type="float" office:value="101.636904970192" calcext:value-type="float">
            <text:p>101.64</text:p>
          </table:table-cell>
          <table:table-cell table:style-name="ce5" table:formula="of:=[.I15]" office:value-type="float" office:value="0.0199071327572372" calcext:value-type="float">
            <text:p>0.020</text:p>
          </table:table-cell>
          <table:table-cell table:style-name="ce7" table:formula="of:=[.J15]" office:value-type="float" office:value="6.02235992480122" calcext:value-type="float">
            <text:p>6.02</text:p>
          </table:table-cell>
          <table:table-cell table:style-name="ce8"/>
          <table:table-cell table:style-name="ce9" table:formula="of:=[.L15]+[.N15]*SIN([.O15])" office:value-type="float" office:value="99.9469569478859" calcext:value-type="float">
            <text:p>99.95</text:p>
          </table:table-cell>
          <table:table-cell table:style-name="ce9" table:formula="of:=[.M15]+[.N15]*COS([.O15])" office:value-type="float" office:value="101.636904970192" calcext:value-type="float">
            <text:p>101.64</text:p>
          </table:table-cell>
          <table:table-cell table:style-name="ce5" table:formula="of:=[.N15]" office:value-type="float" office:value="0.0199071327572372" calcext:value-type="float">
            <text:p>0.020</text:p>
          </table:table-cell>
          <table:table-cell table:style-name="ce9" table:formula="of:=[.O15]" office:value-type="float" office:value="6.02235992480122" calcext:value-type="float">
            <text:p>6.02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4" table:formula="of:=[.B16]+[.D16]*SIN([.E16])" office:value-type="float" office:value="99.9418233342047" calcext:value-type="float">
            <text:p>99.94</text:p>
          </table:table-cell>
          <table:table-cell table:style-name="ce4" table:formula="of:=[.C16]+[.D16]*COS([.E16])" office:value-type="float" office:value="101.65613879314" calcext:value-type="float">
            <text:p>101.66</text:p>
          </table:table-cell>
          <table:table-cell table:style-name="ce5" table:formula="of:=[.D16]" office:value-type="float" office:value="0.0199071327572372" calcext:value-type="float">
            <text:p>0.020</text:p>
          </table:table-cell>
          <table:table-cell table:style-name="ce4" table:formula="of:=[.E16]" office:value-type="float" office:value="6.02235992480122" calcext:value-type="float">
            <text:p>6.02</text:p>
          </table:table-cell>
          <table:table-cell table:style-name="ce6"/>
          <table:table-cell table:style-name="ce7" table:formula="of:=[.G16]+[.I16]*SIN([.J16])" office:value-type="float" office:value="99.9418233342047" calcext:value-type="float">
            <text:p>99.94</text:p>
          </table:table-cell>
          <table:table-cell table:style-name="ce7" table:formula="of:=[.H16]+[.I16]*COS([.J16])" office:value-type="float" office:value="101.65613879314" calcext:value-type="float">
            <text:p>101.66</text:p>
          </table:table-cell>
          <table:table-cell table:style-name="ce5" table:formula="of:=[.I16]" office:value-type="float" office:value="0.0199071327572372" calcext:value-type="float">
            <text:p>0.020</text:p>
          </table:table-cell>
          <table:table-cell table:style-name="ce7" table:formula="of:=[.J16]" office:value-type="float" office:value="6.02235992480122" calcext:value-type="float">
            <text:p>6.02</text:p>
          </table:table-cell>
          <table:table-cell table:style-name="ce8"/>
          <table:table-cell table:style-name="ce9" table:formula="of:=[.L16]+[.N16]*SIN([.O16])" office:value-type="float" office:value="99.9418233342047" calcext:value-type="float">
            <text:p>99.94</text:p>
          </table:table-cell>
          <table:table-cell table:style-name="ce9" table:formula="of:=[.M16]+[.N16]*COS([.O16])" office:value-type="float" office:value="101.65613879314" calcext:value-type="float">
            <text:p>101.66</text:p>
          </table:table-cell>
          <table:table-cell table:style-name="ce5" table:formula="of:=[.N16]" office:value-type="float" office:value="0.0199071327572372" calcext:value-type="float">
            <text:p>0.020</text:p>
          </table:table-cell>
          <table:table-cell table:style-name="ce9" table:formula="of:=[.O16]" office:value-type="float" office:value="6.02235992480122" calcext:value-type="float">
            <text:p>6.02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4" table:formula="of:=[.B17]+[.D17]*SIN([.E17])" office:value-type="float" office:value="99.9366897205235" calcext:value-type="float">
            <text:p>99.94</text:p>
          </table:table-cell>
          <table:table-cell table:style-name="ce4" table:formula="of:=[.C17]+[.D17]*COS([.E17])" office:value-type="float" office:value="101.675372616087" calcext:value-type="float">
            <text:p>101.68</text:p>
          </table:table-cell>
          <table:table-cell table:style-name="ce5" table:formula="of:=[.D17]" office:value-type="float" office:value="0.0199071327572372" calcext:value-type="float">
            <text:p>0.020</text:p>
          </table:table-cell>
          <table:table-cell table:style-name="ce4" table:formula="of:=[.E17]" office:value-type="float" office:value="6.02235992480122" calcext:value-type="float">
            <text:p>6.02</text:p>
          </table:table-cell>
          <table:table-cell table:style-name="ce6"/>
          <table:table-cell table:style-name="ce7" table:formula="of:=[.G17]+[.I17]*SIN([.J17])" office:value-type="float" office:value="99.9366897205235" calcext:value-type="float">
            <text:p>99.94</text:p>
          </table:table-cell>
          <table:table-cell table:style-name="ce7" table:formula="of:=[.H17]+[.I17]*COS([.J17])" office:value-type="float" office:value="101.675372616087" calcext:value-type="float">
            <text:p>101.68</text:p>
          </table:table-cell>
          <table:table-cell table:style-name="ce5" table:formula="of:=[.I17]" office:value-type="float" office:value="0.0199071327572372" calcext:value-type="float">
            <text:p>0.020</text:p>
          </table:table-cell>
          <table:table-cell table:style-name="ce7" table:formula="of:=[.J17]" office:value-type="float" office:value="6.02235992480122" calcext:value-type="float">
            <text:p>6.02</text:p>
          </table:table-cell>
          <table:table-cell table:style-name="ce8"/>
          <table:table-cell table:style-name="ce9" table:formula="of:=[.L17]+[.N17]*SIN([.O17])" office:value-type="float" office:value="99.9366897205235" calcext:value-type="float">
            <text:p>99.94</text:p>
          </table:table-cell>
          <table:table-cell table:style-name="ce9" table:formula="of:=[.M17]+[.N17]*COS([.O17])" office:value-type="float" office:value="101.675372616087" calcext:value-type="float">
            <text:p>101.68</text:p>
          </table:table-cell>
          <table:table-cell table:style-name="ce5" table:formula="of:=[.N17]" office:value-type="float" office:value="0.0199071327572372" calcext:value-type="float">
            <text:p>0.020</text:p>
          </table:table-cell>
          <table:table-cell table:style-name="ce9" table:formula="of:=[.O17]" office:value-type="float" office:value="6.02235992480122" calcext:value-type="float">
            <text:p>6.02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4" table:formula="of:=[.B18]+[.D18]*SIN([.E18])" office:value-type="float" office:value="99.9315561068423" calcext:value-type="float">
            <text:p>99.93</text:p>
          </table:table-cell>
          <table:table-cell table:style-name="ce4" table:formula="of:=[.C18]+[.D18]*COS([.E18])" office:value-type="float" office:value="101.694606439035" calcext:value-type="float">
            <text:p>101.69</text:p>
          </table:table-cell>
          <table:table-cell table:style-name="ce5" table:formula="of:=[.D18]" office:value-type="float" office:value="0.0199071327572372" calcext:value-type="float">
            <text:p>0.020</text:p>
          </table:table-cell>
          <table:table-cell table:style-name="ce4" table:formula="of:=[.E18]" office:value-type="float" office:value="6.02235992480122" calcext:value-type="float">
            <text:p>6.02</text:p>
          </table:table-cell>
          <table:table-cell table:style-name="ce6"/>
          <table:table-cell table:style-name="ce7" table:formula="of:=[.G18]+[.I18]*SIN([.J18])" office:value-type="float" office:value="99.9315561068423" calcext:value-type="float">
            <text:p>99.93</text:p>
          </table:table-cell>
          <table:table-cell table:style-name="ce7" table:formula="of:=[.H18]+[.I18]*COS([.J18])" office:value-type="float" office:value="101.694606439035" calcext:value-type="float">
            <text:p>101.69</text:p>
          </table:table-cell>
          <table:table-cell table:style-name="ce5" table:formula="of:=[.I18]" office:value-type="float" office:value="0.0199071327572372" calcext:value-type="float">
            <text:p>0.020</text:p>
          </table:table-cell>
          <table:table-cell table:style-name="ce7" table:formula="of:=[.J18]" office:value-type="float" office:value="6.02235992480122" calcext:value-type="float">
            <text:p>6.02</text:p>
          </table:table-cell>
          <table:table-cell table:style-name="ce8"/>
          <table:table-cell table:style-name="ce9" table:formula="of:=[.L18]+[.N18]*SIN([.O18])" office:value-type="float" office:value="99.9315561068423" calcext:value-type="float">
            <text:p>99.93</text:p>
          </table:table-cell>
          <table:table-cell table:style-name="ce9" table:formula="of:=[.M18]+[.N18]*COS([.O18])" office:value-type="float" office:value="101.694606439035" calcext:value-type="float">
            <text:p>101.69</text:p>
          </table:table-cell>
          <table:table-cell table:style-name="ce5" table:formula="of:=[.N18]" office:value-type="float" office:value="0.0199071327572372" calcext:value-type="float">
            <text:p>0.020</text:p>
          </table:table-cell>
          <table:table-cell table:style-name="ce9" table:formula="of:=[.O18]" office:value-type="float" office:value="6.02235992480122" calcext:value-type="float">
            <text:p>6.02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4" table:formula="of:=[.B19]+[.D19]*SIN([.E19])" office:value-type="float" office:value="99.9264224931611" calcext:value-type="float">
            <text:p>99.93</text:p>
          </table:table-cell>
          <table:table-cell table:style-name="ce4" table:formula="of:=[.C19]+[.D19]*COS([.E19])" office:value-type="float" office:value="101.713840261983" calcext:value-type="float">
            <text:p>101.71</text:p>
          </table:table-cell>
          <table:table-cell table:style-name="ce5" table:formula="of:=[.D19]" office:value-type="float" office:value="0.0199071327572372" calcext:value-type="float">
            <text:p>0.020</text:p>
          </table:table-cell>
          <table:table-cell table:style-name="ce4" table:formula="of:=[.E19]" office:value-type="float" office:value="6.02235992480122" calcext:value-type="float">
            <text:p>6.02</text:p>
          </table:table-cell>
          <table:table-cell table:style-name="ce6"/>
          <table:table-cell table:style-name="ce7" table:formula="of:=[.G19]+[.I19]*SIN([.J19])" office:value-type="float" office:value="99.9264224931611" calcext:value-type="float">
            <text:p>99.93</text:p>
          </table:table-cell>
          <table:table-cell table:style-name="ce7" table:formula="of:=[.H19]+[.I19]*COS([.J19])" office:value-type="float" office:value="101.713840261983" calcext:value-type="float">
            <text:p>101.71</text:p>
          </table:table-cell>
          <table:table-cell table:style-name="ce5" table:formula="of:=[.I19]" office:value-type="float" office:value="0.0199071327572372" calcext:value-type="float">
            <text:p>0.020</text:p>
          </table:table-cell>
          <table:table-cell table:style-name="ce7" table:formula="of:=[.J19]" office:value-type="float" office:value="6.02235992480122" calcext:value-type="float">
            <text:p>6.02</text:p>
          </table:table-cell>
          <table:table-cell table:style-name="ce8"/>
          <table:table-cell table:style-name="ce9" table:formula="of:=[.L19]+[.N19]*SIN([.O19])" office:value-type="float" office:value="99.9264224931611" calcext:value-type="float">
            <text:p>99.93</text:p>
          </table:table-cell>
          <table:table-cell table:style-name="ce9" table:formula="of:=[.M19]+[.N19]*COS([.O19])" office:value-type="float" office:value="101.713840261983" calcext:value-type="float">
            <text:p>101.71</text:p>
          </table:table-cell>
          <table:table-cell table:style-name="ce5" table:formula="of:=[.N19]" office:value-type="float" office:value="0.0199071327572372" calcext:value-type="float">
            <text:p>0.020</text:p>
          </table:table-cell>
          <table:table-cell table:style-name="ce9" table:formula="of:=[.O19]" office:value-type="float" office:value="6.02235992480122" calcext:value-type="float">
            <text:p>6.02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4" table:formula="of:=[.B20]+[.D20]*SIN([.E20])" office:value-type="float" office:value="99.9212888794799" calcext:value-type="float">
            <text:p>99.92</text:p>
          </table:table-cell>
          <table:table-cell table:style-name="ce4" table:formula="of:=[.C20]+[.D20]*COS([.E20])" office:value-type="float" office:value="101.733074084931" calcext:value-type="float">
            <text:p>101.73</text:p>
          </table:table-cell>
          <table:table-cell table:style-name="ce5" table:formula="of:=[.D20]" office:value-type="float" office:value="0.0199071327572372" calcext:value-type="float">
            <text:p>0.020</text:p>
          </table:table-cell>
          <table:table-cell table:style-name="ce4" table:formula="of:=[.E20]" office:value-type="float" office:value="6.02235992480122" calcext:value-type="float">
            <text:p>6.02</text:p>
          </table:table-cell>
          <table:table-cell table:style-name="ce6"/>
          <table:table-cell table:style-name="ce7" table:formula="of:=[.G20]+[.I20]*SIN([.J20])" office:value-type="float" office:value="99.9212888794799" calcext:value-type="float">
            <text:p>99.92</text:p>
          </table:table-cell>
          <table:table-cell table:style-name="ce7" table:formula="of:=[.H20]+[.I20]*COS([.J20])" office:value-type="float" office:value="101.733074084931" calcext:value-type="float">
            <text:p>101.73</text:p>
          </table:table-cell>
          <table:table-cell table:style-name="ce5" table:formula="of:=[.I20]" office:value-type="float" office:value="0.0199071327572372" calcext:value-type="float">
            <text:p>0.020</text:p>
          </table:table-cell>
          <table:table-cell table:style-name="ce7" table:formula="of:=[.J20]" office:value-type="float" office:value="6.02235992480122" calcext:value-type="float">
            <text:p>6.02</text:p>
          </table:table-cell>
          <table:table-cell table:style-name="ce8"/>
          <table:table-cell table:style-name="ce9" table:formula="of:=[.L20]+[.N20]*SIN([.O20])" office:value-type="float" office:value="99.9212888794799" calcext:value-type="float">
            <text:p>99.92</text:p>
          </table:table-cell>
          <table:table-cell table:style-name="ce9" table:formula="of:=[.M20]+[.N20]*COS([.O20])" office:value-type="float" office:value="101.733074084931" calcext:value-type="float">
            <text:p>101.73</text:p>
          </table:table-cell>
          <table:table-cell table:style-name="ce5" table:formula="of:=[.N20]" office:value-type="float" office:value="0.0199071327572372" calcext:value-type="float">
            <text:p>0.020</text:p>
          </table:table-cell>
          <table:table-cell table:style-name="ce9" table:formula="of:=[.O20]" office:value-type="float" office:value="6.02235992480122" calcext:value-type="float">
            <text:p>6.02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4" table:formula="of:=[.B21]+[.D21]*SIN([.E21])" office:value-type="float" office:value="99.9161552657987" calcext:value-type="float">
            <text:p>99.92</text:p>
          </table:table-cell>
          <table:table-cell table:style-name="ce4" table:formula="of:=[.C21]+[.D21]*COS([.E21])" office:value-type="float" office:value="101.752307907879" calcext:value-type="float">
            <text:p>101.75</text:p>
          </table:table-cell>
          <table:table-cell table:style-name="ce5" table:formula="of:=[.D21]" office:value-type="float" office:value="0.0199071327572372" calcext:value-type="float">
            <text:p>0.020</text:p>
          </table:table-cell>
          <table:table-cell table:style-name="ce4" table:formula="of:=[.E21]" office:value-type="float" office:value="6.02235992480122" calcext:value-type="float">
            <text:p>6.02</text:p>
          </table:table-cell>
          <table:table-cell table:style-name="ce6"/>
          <table:table-cell table:style-name="ce7" table:formula="of:=[.G21]+[.I21]*SIN([.J21])" office:value-type="float" office:value="99.9161552657987" calcext:value-type="float">
            <text:p>99.92</text:p>
          </table:table-cell>
          <table:table-cell table:style-name="ce7" table:formula="of:=[.H21]+[.I21]*COS([.J21])" office:value-type="float" office:value="101.752307907879" calcext:value-type="float">
            <text:p>101.75</text:p>
          </table:table-cell>
          <table:table-cell table:style-name="ce5" table:formula="of:=[.I21]" office:value-type="float" office:value="0.0199071327572372" calcext:value-type="float">
            <text:p>0.020</text:p>
          </table:table-cell>
          <table:table-cell table:style-name="ce7" table:formula="of:=[.J21]" office:value-type="float" office:value="6.02235992480122" calcext:value-type="float">
            <text:p>6.02</text:p>
          </table:table-cell>
          <table:table-cell table:style-name="ce8"/>
          <table:table-cell table:style-name="ce9" table:formula="of:=[.L21]+[.N21]*SIN([.O21])" office:value-type="float" office:value="99.9161552657987" calcext:value-type="float">
            <text:p>99.92</text:p>
          </table:table-cell>
          <table:table-cell table:style-name="ce9" table:formula="of:=[.M21]+[.N21]*COS([.O21])" office:value-type="float" office:value="101.752307907879" calcext:value-type="float">
            <text:p>101.75</text:p>
          </table:table-cell>
          <table:table-cell table:style-name="ce5" table:formula="of:=[.N21]" office:value-type="float" office:value="0.0199071327572372" calcext:value-type="float">
            <text:p>0.020</text:p>
          </table:table-cell>
          <table:table-cell table:style-name="ce9" table:formula="of:=[.O21]" office:value-type="float" office:value="6.02235992480122" calcext:value-type="float">
            <text:p>6.02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4" table:formula="of:=[.B22]+[.D22]*SIN([.E22])" office:value-type="float" office:value="99.9110216521175" calcext:value-type="float">
            <text:p>99.91</text:p>
          </table:table-cell>
          <table:table-cell table:style-name="ce4" table:formula="of:=[.C22]+[.D22]*COS([.E22])" office:value-type="float" office:value="101.771541730826" calcext:value-type="float">
            <text:p>101.77</text:p>
          </table:table-cell>
          <table:table-cell table:style-name="ce5" table:formula="of:=[.D22]" office:value-type="float" office:value="0.0199071327572372" calcext:value-type="float">
            <text:p>0.020</text:p>
          </table:table-cell>
          <table:table-cell table:style-name="ce4" table:formula="of:=[.E22]" office:value-type="float" office:value="6.02235992480122" calcext:value-type="float">
            <text:p>6.02</text:p>
          </table:table-cell>
          <table:table-cell table:style-name="ce6"/>
          <table:table-cell table:style-name="ce7" table:formula="of:=[.G22]+[.I22]*SIN([.J22])" office:value-type="float" office:value="99.9110216521175" calcext:value-type="float">
            <text:p>99.91</text:p>
          </table:table-cell>
          <table:table-cell table:style-name="ce7" table:formula="of:=[.H22]+[.I22]*COS([.J22])" office:value-type="float" office:value="101.771541730826" calcext:value-type="float">
            <text:p>101.77</text:p>
          </table:table-cell>
          <table:table-cell table:style-name="ce5" table:formula="of:=[.I22]" office:value-type="float" office:value="0.0199071327572372" calcext:value-type="float">
            <text:p>0.020</text:p>
          </table:table-cell>
          <table:table-cell table:style-name="ce7" table:formula="of:=[.J22]" office:value-type="float" office:value="6.02235992480122" calcext:value-type="float">
            <text:p>6.02</text:p>
          </table:table-cell>
          <table:table-cell table:style-name="ce8"/>
          <table:table-cell table:style-name="ce9" table:formula="of:=[.L22]+[.N22]*SIN([.O22])" office:value-type="float" office:value="99.9110216521175" calcext:value-type="float">
            <text:p>99.91</text:p>
          </table:table-cell>
          <table:table-cell table:style-name="ce9" table:formula="of:=[.M22]+[.N22]*COS([.O22])" office:value-type="float" office:value="101.771541730826" calcext:value-type="float">
            <text:p>101.77</text:p>
          </table:table-cell>
          <table:table-cell table:style-name="ce5" table:formula="of:=[.N22]" office:value-type="float" office:value="0.0199071327572372" calcext:value-type="float">
            <text:p>0.020</text:p>
          </table:table-cell>
          <table:table-cell table:style-name="ce9" table:formula="of:=[.O22]" office:value-type="float" office:value="6.02235992480122" calcext:value-type="float">
            <text:p>6.02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4" table:formula="of:=[.B23]+[.D23]*SIN([.E23])" office:value-type="float" office:value="99.9058880384363" calcext:value-type="float">
            <text:p>99.91</text:p>
          </table:table-cell>
          <table:table-cell table:style-name="ce4" table:formula="of:=[.C23]+[.D23]*COS([.E23])" office:value-type="float" office:value="101.790775553774" calcext:value-type="float">
            <text:p>101.79</text:p>
          </table:table-cell>
          <table:table-cell table:style-name="ce5" table:formula="of:=[.D23]" office:value-type="float" office:value="0.0199071327572372" calcext:value-type="float">
            <text:p>0.020</text:p>
          </table:table-cell>
          <table:table-cell table:style-name="ce4" table:formula="of:=[.E23]" office:value-type="float" office:value="6.02235992480122" calcext:value-type="float">
            <text:p>6.02</text:p>
          </table:table-cell>
          <table:table-cell table:style-name="ce6"/>
          <table:table-cell table:style-name="ce7" table:formula="of:=[.G23]+[.I23]*SIN([.J23])" office:value-type="float" office:value="99.9058880384363" calcext:value-type="float">
            <text:p>99.91</text:p>
          </table:table-cell>
          <table:table-cell table:style-name="ce7" table:formula="of:=[.H23]+[.I23]*COS([.J23])" office:value-type="float" office:value="101.790775553774" calcext:value-type="float">
            <text:p>101.79</text:p>
          </table:table-cell>
          <table:table-cell table:style-name="ce5" table:formula="of:=[.I23]" office:value-type="float" office:value="0.0199071327572372" calcext:value-type="float">
            <text:p>0.020</text:p>
          </table:table-cell>
          <table:table-cell table:style-name="ce7" table:formula="of:=[.J23]" office:value-type="float" office:value="6.02235992480122" calcext:value-type="float">
            <text:p>6.02</text:p>
          </table:table-cell>
          <table:table-cell table:style-name="ce8"/>
          <table:table-cell table:style-name="ce9" table:formula="of:=[.L23]+[.N23]*SIN([.O23])" office:value-type="float" office:value="99.9058880384363" calcext:value-type="float">
            <text:p>99.91</text:p>
          </table:table-cell>
          <table:table-cell table:style-name="ce9" table:formula="of:=[.M23]+[.N23]*COS([.O23])" office:value-type="float" office:value="101.790775553774" calcext:value-type="float">
            <text:p>101.79</text:p>
          </table:table-cell>
          <table:table-cell table:style-name="ce5" table:formula="of:=[.N23]" office:value-type="float" office:value="0.0199071327572372" calcext:value-type="float">
            <text:p>0.020</text:p>
          </table:table-cell>
          <table:table-cell table:style-name="ce9" table:formula="of:=[.O23]" office:value-type="float" office:value="6.02235992480122" calcext:value-type="float">
            <text:p>6.02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4" table:formula="of:=[.B24]+[.D24]*SIN([.E24])" office:value-type="float" office:value="99.9007544247551" calcext:value-type="float">
            <text:p>99.90</text:p>
          </table:table-cell>
          <table:table-cell table:style-name="ce4" table:formula="of:=[.C24]+[.D24]*COS([.E24])" office:value-type="float" office:value="101.810009376722" calcext:value-type="float">
            <text:p>101.81</text:p>
          </table:table-cell>
          <table:table-cell table:style-name="ce5" table:formula="of:=[.D24]" office:value-type="float" office:value="0.0199071327572372" calcext:value-type="float">
            <text:p>0.020</text:p>
          </table:table-cell>
          <table:table-cell table:style-name="ce4" table:formula="of:=[.E24]" office:value-type="float" office:value="6.02235992480122" calcext:value-type="float">
            <text:p>6.02</text:p>
          </table:table-cell>
          <table:table-cell table:style-name="ce6"/>
          <table:table-cell table:style-name="ce7" table:formula="of:=[.G24]+[.I24]*SIN([.J24])" office:value-type="float" office:value="99.9007544247551" calcext:value-type="float">
            <text:p>99.90</text:p>
          </table:table-cell>
          <table:table-cell table:style-name="ce7" table:formula="of:=[.H24]+[.I24]*COS([.J24])" office:value-type="float" office:value="101.810009376722" calcext:value-type="float">
            <text:p>101.81</text:p>
          </table:table-cell>
          <table:table-cell table:style-name="ce5" table:formula="of:=[.I24]" office:value-type="float" office:value="0.0199071327572372" calcext:value-type="float">
            <text:p>0.020</text:p>
          </table:table-cell>
          <table:table-cell table:style-name="ce7" table:formula="of:=[.J24]" office:value-type="float" office:value="6.02235992480122" calcext:value-type="float">
            <text:p>6.02</text:p>
          </table:table-cell>
          <table:table-cell table:style-name="ce8"/>
          <table:table-cell table:style-name="ce9" table:formula="of:=[.L24]+[.N24]*SIN([.O24])" office:value-type="float" office:value="99.9007544247551" calcext:value-type="float">
            <text:p>99.90</text:p>
          </table:table-cell>
          <table:table-cell table:style-name="ce9" table:formula="of:=[.M24]+[.N24]*COS([.O24])" office:value-type="float" office:value="101.810009376722" calcext:value-type="float">
            <text:p>101.81</text:p>
          </table:table-cell>
          <table:table-cell table:style-name="ce5" table:formula="of:=[.N24]" office:value-type="float" office:value="0.0199071327572372" calcext:value-type="float">
            <text:p>0.020</text:p>
          </table:table-cell>
          <table:table-cell table:style-name="ce9" table:formula="of:=[.O24]" office:value-type="float" office:value="6.02235992480122" calcext:value-type="float">
            <text:p>6.02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4" table:formula="of:=[.B25]+[.D25]*SIN([.E25])" office:value-type="float" office:value="99.8956208110739" calcext:value-type="float">
            <text:p>99.90</text:p>
          </table:table-cell>
          <table:table-cell table:style-name="ce4" table:formula="of:=[.C25]+[.D25]*COS([.E25])" office:value-type="float" office:value="101.82924319967" calcext:value-type="float">
            <text:p>101.83</text:p>
          </table:table-cell>
          <table:table-cell table:style-name="ce5" table:formula="of:=[.D25]" office:value-type="float" office:value="0.0199071327572372" calcext:value-type="float">
            <text:p>0.020</text:p>
          </table:table-cell>
          <table:table-cell table:style-name="ce4" table:formula="of:=[.E25]" office:value-type="float" office:value="6.02235992480122" calcext:value-type="float">
            <text:p>6.02</text:p>
          </table:table-cell>
          <table:table-cell table:style-name="ce6"/>
          <table:table-cell table:style-name="ce7" table:formula="of:=[.G25]+[.I25]*SIN([.J25])" office:value-type="float" office:value="99.8956208110739" calcext:value-type="float">
            <text:p>99.90</text:p>
          </table:table-cell>
          <table:table-cell table:style-name="ce7" table:formula="of:=[.H25]+[.I25]*COS([.J25])" office:value-type="float" office:value="101.82924319967" calcext:value-type="float">
            <text:p>101.83</text:p>
          </table:table-cell>
          <table:table-cell table:style-name="ce5" table:formula="of:=[.I25]" office:value-type="float" office:value="0.0199071327572372" calcext:value-type="float">
            <text:p>0.020</text:p>
          </table:table-cell>
          <table:table-cell table:style-name="ce7" table:formula="of:=[.J25]" office:value-type="float" office:value="6.02235992480122" calcext:value-type="float">
            <text:p>6.02</text:p>
          </table:table-cell>
          <table:table-cell table:style-name="ce8"/>
          <table:table-cell table:style-name="ce9" table:formula="of:=[.L25]+[.N25]*SIN([.O25])" office:value-type="float" office:value="99.8956208110739" calcext:value-type="float">
            <text:p>99.90</text:p>
          </table:table-cell>
          <table:table-cell table:style-name="ce9" table:formula="of:=[.M25]+[.N25]*COS([.O25])" office:value-type="float" office:value="101.82924319967" calcext:value-type="float">
            <text:p>101.83</text:p>
          </table:table-cell>
          <table:table-cell table:style-name="ce5" table:formula="of:=[.N25]" office:value-type="float" office:value="0.0199071327572372" calcext:value-type="float">
            <text:p>0.020</text:p>
          </table:table-cell>
          <table:table-cell table:style-name="ce9" table:formula="of:=[.O25]" office:value-type="float" office:value="6.02235992480122" calcext:value-type="float">
            <text:p>6.02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4" table:formula="of:=[.B26]+[.D26]*SIN([.E26])" office:value-type="float" office:value="99.8904871973928" calcext:value-type="float">
            <text:p>99.89</text:p>
          </table:table-cell>
          <table:table-cell table:style-name="ce4" table:formula="of:=[.C26]+[.D26]*COS([.E26])" office:value-type="float" office:value="101.848477022617" calcext:value-type="float">
            <text:p>101.85</text:p>
          </table:table-cell>
          <table:table-cell table:style-name="ce5" table:formula="of:=[.D26]" office:value-type="float" office:value="0.0199071327572372" calcext:value-type="float">
            <text:p>0.020</text:p>
          </table:table-cell>
          <table:table-cell table:style-name="ce4" table:formula="of:=[.E26]" office:value-type="float" office:value="6.02235992480122" calcext:value-type="float">
            <text:p>6.02</text:p>
          </table:table-cell>
          <table:table-cell table:style-name="ce6"/>
          <table:table-cell table:style-name="ce7" table:formula="of:=[.G26]+[.I26]*SIN([.J26])" office:value-type="float" office:value="99.8904871973928" calcext:value-type="float">
            <text:p>99.89</text:p>
          </table:table-cell>
          <table:table-cell table:style-name="ce7" table:formula="of:=[.H26]+[.I26]*COS([.J26])" office:value-type="float" office:value="101.848477022617" calcext:value-type="float">
            <text:p>101.85</text:p>
          </table:table-cell>
          <table:table-cell table:style-name="ce5" table:formula="of:=[.I26]" office:value-type="float" office:value="0.0199071327572372" calcext:value-type="float">
            <text:p>0.020</text:p>
          </table:table-cell>
          <table:table-cell table:style-name="ce7" table:formula="of:=[.J26]" office:value-type="float" office:value="6.02235992480122" calcext:value-type="float">
            <text:p>6.02</text:p>
          </table:table-cell>
          <table:table-cell table:style-name="ce8"/>
          <table:table-cell table:style-name="ce9" table:formula="of:=[.L26]+[.N26]*SIN([.O26])" office:value-type="float" office:value="99.8904871973928" calcext:value-type="float">
            <text:p>99.89</text:p>
          </table:table-cell>
          <table:table-cell table:style-name="ce9" table:formula="of:=[.M26]+[.N26]*COS([.O26])" office:value-type="float" office:value="101.848477022617" calcext:value-type="float">
            <text:p>101.85</text:p>
          </table:table-cell>
          <table:table-cell table:style-name="ce5" table:formula="of:=[.N26]" office:value-type="float" office:value="0.0199071327572372" calcext:value-type="float">
            <text:p>0.020</text:p>
          </table:table-cell>
          <table:table-cell table:style-name="ce9" table:formula="of:=[.O26]" office:value-type="float" office:value="6.02235992480122" calcext:value-type="float">
            <text:p>6.02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4" table:formula="of:=[.B27]+[.D27]*SIN([.E27])" office:value-type="float" office:value="99.8853535837116" calcext:value-type="float">
            <text:p>99.89</text:p>
          </table:table-cell>
          <table:table-cell table:style-name="ce4" table:formula="of:=[.C27]+[.D27]*COS([.E27])" office:value-type="float" office:value="101.867710845565" calcext:value-type="float">
            <text:p>101.87</text:p>
          </table:table-cell>
          <table:table-cell table:style-name="ce5" table:formula="of:=[.D27]" office:value-type="float" office:value="0.0199071327572372" calcext:value-type="float">
            <text:p>0.020</text:p>
          </table:table-cell>
          <table:table-cell table:style-name="ce4" table:formula="of:=[.E27]" office:value-type="float" office:value="6.02235992480122" calcext:value-type="float">
            <text:p>6.02</text:p>
          </table:table-cell>
          <table:table-cell table:style-name="ce6"/>
          <table:table-cell table:style-name="ce7" table:formula="of:=[.G27]+[.I27]*SIN([.J27])" office:value-type="float" office:value="99.8853535837116" calcext:value-type="float">
            <text:p>99.89</text:p>
          </table:table-cell>
          <table:table-cell table:style-name="ce7" table:formula="of:=[.H27]+[.I27]*COS([.J27])" office:value-type="float" office:value="101.867710845565" calcext:value-type="float">
            <text:p>101.87</text:p>
          </table:table-cell>
          <table:table-cell table:style-name="ce5" table:formula="of:=[.I27]" office:value-type="float" office:value="0.0199071327572372" calcext:value-type="float">
            <text:p>0.020</text:p>
          </table:table-cell>
          <table:table-cell table:style-name="ce7" table:formula="of:=[.J27]" office:value-type="float" office:value="6.02235992480122" calcext:value-type="float">
            <text:p>6.02</text:p>
          </table:table-cell>
          <table:table-cell table:style-name="ce8"/>
          <table:table-cell table:style-name="ce9" table:formula="of:=[.L27]+[.N27]*SIN([.O27])" office:value-type="float" office:value="99.8853535837116" calcext:value-type="float">
            <text:p>99.89</text:p>
          </table:table-cell>
          <table:table-cell table:style-name="ce9" table:formula="of:=[.M27]+[.N27]*COS([.O27])" office:value-type="float" office:value="101.867710845565" calcext:value-type="float">
            <text:p>101.87</text:p>
          </table:table-cell>
          <table:table-cell table:style-name="ce5" table:formula="of:=[.N27]" office:value-type="float" office:value="0.0199071327572372" calcext:value-type="float">
            <text:p>0.020</text:p>
          </table:table-cell>
          <table:table-cell table:style-name="ce9" table:formula="of:=[.O27]" office:value-type="float" office:value="6.02235992480122" calcext:value-type="float">
            <text:p>6.02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4" table:formula="of:=[.B28]+[.D28]*SIN([.E28])" office:value-type="float" office:value="99.8802199700303" calcext:value-type="float">
            <text:p>99.88</text:p>
          </table:table-cell>
          <table:table-cell table:style-name="ce4" table:formula="of:=[.C28]+[.D28]*COS([.E28])" office:value-type="float" office:value="101.886944668513" calcext:value-type="float">
            <text:p>101.89</text:p>
          </table:table-cell>
          <table:table-cell table:style-name="ce5" table:formula="of:=[.D28]" office:value-type="float" office:value="0.0199071327572372" calcext:value-type="float">
            <text:p>0.020</text:p>
          </table:table-cell>
          <table:table-cell table:style-name="ce4" table:formula="of:=[.E28]" office:value-type="float" office:value="6.02235992480122" calcext:value-type="float">
            <text:p>6.02</text:p>
          </table:table-cell>
          <table:table-cell table:style-name="ce6"/>
          <table:table-cell table:style-name="ce7" table:formula="of:=[.G28]+[.I28]*SIN([.J28])" office:value-type="float" office:value="99.8802199700303" calcext:value-type="float">
            <text:p>99.88</text:p>
          </table:table-cell>
          <table:table-cell table:style-name="ce7" table:formula="of:=[.H28]+[.I28]*COS([.J28])" office:value-type="float" office:value="101.886944668513" calcext:value-type="float">
            <text:p>101.89</text:p>
          </table:table-cell>
          <table:table-cell table:style-name="ce5" table:formula="of:=[.I28]" office:value-type="float" office:value="0.0199071327572372" calcext:value-type="float">
            <text:p>0.020</text:p>
          </table:table-cell>
          <table:table-cell table:style-name="ce7" table:formula="of:=[.J28]" office:value-type="float" office:value="6.02235992480122" calcext:value-type="float">
            <text:p>6.02</text:p>
          </table:table-cell>
          <table:table-cell table:style-name="ce8"/>
          <table:table-cell table:style-name="ce9" table:formula="of:=[.L28]+[.N28]*SIN([.O28])" office:value-type="float" office:value="99.8802199700303" calcext:value-type="float">
            <text:p>99.88</text:p>
          </table:table-cell>
          <table:table-cell table:style-name="ce9" table:formula="of:=[.M28]+[.N28]*COS([.O28])" office:value-type="float" office:value="101.886944668513" calcext:value-type="float">
            <text:p>101.89</text:p>
          </table:table-cell>
          <table:table-cell table:style-name="ce5" table:formula="of:=[.N28]" office:value-type="float" office:value="0.0199071327572372" calcext:value-type="float">
            <text:p>0.020</text:p>
          </table:table-cell>
          <table:table-cell table:style-name="ce9" table:formula="of:=[.O28]" office:value-type="float" office:value="6.02235992480122" calcext:value-type="float">
            <text:p>6.02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4" table:formula="of:=[.B29]+[.D29]*SIN([.E29])" office:value-type="float" office:value="99.8750863563492" calcext:value-type="float">
            <text:p>99.88</text:p>
          </table:table-cell>
          <table:table-cell table:style-name="ce4" table:formula="of:=[.C29]+[.D29]*COS([.E29])" office:value-type="float" office:value="101.906178491461" calcext:value-type="float">
            <text:p>101.91</text:p>
          </table:table-cell>
          <table:table-cell table:style-name="ce5" table:formula="of:=[.D29]" office:value-type="float" office:value="0.0199071327572372" calcext:value-type="float">
            <text:p>0.020</text:p>
          </table:table-cell>
          <table:table-cell table:style-name="ce4" table:formula="of:=[.E29]" office:value-type="float" office:value="6.02235992480122" calcext:value-type="float">
            <text:p>6.02</text:p>
          </table:table-cell>
          <table:table-cell table:style-name="ce6"/>
          <table:table-cell table:style-name="ce7" table:formula="of:=[.G29]+[.I29]*SIN([.J29])" office:value-type="float" office:value="99.8750863563492" calcext:value-type="float">
            <text:p>99.88</text:p>
          </table:table-cell>
          <table:table-cell table:style-name="ce7" table:formula="of:=[.H29]+[.I29]*COS([.J29])" office:value-type="float" office:value="101.906178491461" calcext:value-type="float">
            <text:p>101.91</text:p>
          </table:table-cell>
          <table:table-cell table:style-name="ce5" table:formula="of:=[.I29]" office:value-type="float" office:value="0.0199071327572372" calcext:value-type="float">
            <text:p>0.020</text:p>
          </table:table-cell>
          <table:table-cell table:style-name="ce7" table:formula="of:=[.J29]" office:value-type="float" office:value="6.02235992480122" calcext:value-type="float">
            <text:p>6.02</text:p>
          </table:table-cell>
          <table:table-cell table:style-name="ce8"/>
          <table:table-cell table:style-name="ce9" table:formula="of:=[.L29]+[.N29]*SIN([.O29])" office:value-type="float" office:value="99.8750863563492" calcext:value-type="float">
            <text:p>99.88</text:p>
          </table:table-cell>
          <table:table-cell table:style-name="ce9" table:formula="of:=[.M29]+[.N29]*COS([.O29])" office:value-type="float" office:value="101.906178491461" calcext:value-type="float">
            <text:p>101.91</text:p>
          </table:table-cell>
          <table:table-cell table:style-name="ce5" table:formula="of:=[.N29]" office:value-type="float" office:value="0.0199071327572372" calcext:value-type="float">
            <text:p>0.020</text:p>
          </table:table-cell>
          <table:table-cell table:style-name="ce9" table:formula="of:=[.O29]" office:value-type="float" office:value="6.02235992480122" calcext:value-type="float">
            <text:p>6.02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4" table:formula="of:=[.B30]+[.D30]*SIN([.E30])" office:value-type="float" office:value="99.869952742668" calcext:value-type="float">
            <text:p>99.87</text:p>
          </table:table-cell>
          <table:table-cell table:style-name="ce4" table:formula="of:=[.C30]+[.D30]*COS([.E30])" office:value-type="float" office:value="101.925412314409" calcext:value-type="float">
            <text:p>101.93</text:p>
          </table:table-cell>
          <table:table-cell table:style-name="ce5" table:formula="of:=[.D30]" office:value-type="float" office:value="0.0199071327572372" calcext:value-type="float">
            <text:p>0.020</text:p>
          </table:table-cell>
          <table:table-cell table:style-name="ce4" table:formula="of:=[.E30]" office:value-type="float" office:value="6.02235992480122" calcext:value-type="float">
            <text:p>6.02</text:p>
          </table:table-cell>
          <table:table-cell table:style-name="ce6"/>
          <table:table-cell table:style-name="ce7" table:formula="of:=[.G30]+[.I30]*SIN([.J30])" office:value-type="float" office:value="99.869952742668" calcext:value-type="float">
            <text:p>99.87</text:p>
          </table:table-cell>
          <table:table-cell table:style-name="ce7" table:formula="of:=[.H30]+[.I30]*COS([.J30])" office:value-type="float" office:value="101.925412314409" calcext:value-type="float">
            <text:p>101.93</text:p>
          </table:table-cell>
          <table:table-cell table:style-name="ce5" table:formula="of:=[.I30]" office:value-type="float" office:value="0.0199071327572372" calcext:value-type="float">
            <text:p>0.020</text:p>
          </table:table-cell>
          <table:table-cell table:style-name="ce7" table:formula="of:=[.J30]" office:value-type="float" office:value="6.02235992480122" calcext:value-type="float">
            <text:p>6.02</text:p>
          </table:table-cell>
          <table:table-cell table:style-name="ce8"/>
          <table:table-cell table:style-name="ce9" table:formula="of:=[.L30]+[.N30]*SIN([.O30])" office:value-type="float" office:value="99.869952742668" calcext:value-type="float">
            <text:p>99.87</text:p>
          </table:table-cell>
          <table:table-cell table:style-name="ce9" table:formula="of:=[.M30]+[.N30]*COS([.O30])" office:value-type="float" office:value="101.925412314409" calcext:value-type="float">
            <text:p>101.93</text:p>
          </table:table-cell>
          <table:table-cell table:style-name="ce5" table:formula="of:=[.N30]" office:value-type="float" office:value="0.0199071327572372" calcext:value-type="float">
            <text:p>0.020</text:p>
          </table:table-cell>
          <table:table-cell table:style-name="ce9" table:formula="of:=[.O30]" office:value-type="float" office:value="6.02235992480122" calcext:value-type="float">
            <text:p>6.02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4" table:formula="of:=[.B31]+[.D31]*SIN([.E31])" office:value-type="float" office:value="99.8648191289868" calcext:value-type="float">
            <text:p>99.86</text:p>
          </table:table-cell>
          <table:table-cell table:style-name="ce4" table:formula="of:=[.C31]+[.D31]*COS([.E31])" office:value-type="float" office:value="101.944646137356" calcext:value-type="float">
            <text:p>101.94</text:p>
          </table:table-cell>
          <table:table-cell table:style-name="ce5" table:formula="of:=[.D31]" office:value-type="float" office:value="0.0199071327572372" calcext:value-type="float">
            <text:p>0.020</text:p>
          </table:table-cell>
          <table:table-cell table:style-name="ce4" table:formula="of:=[.E31]" office:value-type="float" office:value="6.02235992480122" calcext:value-type="float">
            <text:p>6.02</text:p>
          </table:table-cell>
          <table:table-cell table:style-name="ce6"/>
          <table:table-cell table:style-name="ce7" table:formula="of:=[.G31]+[.I31]*SIN([.J31])" office:value-type="float" office:value="99.8648191289868" calcext:value-type="float">
            <text:p>99.86</text:p>
          </table:table-cell>
          <table:table-cell table:style-name="ce7" table:formula="of:=[.H31]+[.I31]*COS([.J31])" office:value-type="float" office:value="101.944646137356" calcext:value-type="float">
            <text:p>101.94</text:p>
          </table:table-cell>
          <table:table-cell table:style-name="ce5" table:formula="of:=[.I31]" office:value-type="float" office:value="0.0199071327572372" calcext:value-type="float">
            <text:p>0.020</text:p>
          </table:table-cell>
          <table:table-cell table:style-name="ce7" table:formula="of:=[.J31]" office:value-type="float" office:value="6.02235992480122" calcext:value-type="float">
            <text:p>6.02</text:p>
          </table:table-cell>
          <table:table-cell table:style-name="ce8"/>
          <table:table-cell table:style-name="ce9" table:formula="of:=[.L31]+[.N31]*SIN([.O31])" office:value-type="float" office:value="99.8648191289868" calcext:value-type="float">
            <text:p>99.86</text:p>
          </table:table-cell>
          <table:table-cell table:style-name="ce9" table:formula="of:=[.M31]+[.N31]*COS([.O31])" office:value-type="float" office:value="101.944646137356" calcext:value-type="float">
            <text:p>101.94</text:p>
          </table:table-cell>
          <table:table-cell table:style-name="ce5" table:formula="of:=[.N31]" office:value-type="float" office:value="0.0199071327572372" calcext:value-type="float">
            <text:p>0.020</text:p>
          </table:table-cell>
          <table:table-cell table:style-name="ce9" table:formula="of:=[.O31]" office:value-type="float" office:value="6.02235992480122" calcext:value-type="float">
            <text:p>6.02</text:p>
          </table:table-cell>
          <table:table-cell/>
          <table:covered-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âm đài 1: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âm đài 2: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âm đài 3: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1" office:value-type="string" calcext:value-type="string">
            <text:p>Time(s)</text:p>
          </table:table-cell>
          <table:table-cell office:value-type="string" calcext:value-type="string">
            <text:p>Cự ly(km)</text:p>
          </table:table-cell>
          <table:table-cell office:value-type="string" calcext:value-type="string">
            <text:p>Phương vị(độ)</text:p>
          </table:table-cell>
          <table:table-cell table:number-columns-repeated="3"/>
          <table:table-cell office:value-type="string" calcext:value-type="string">
            <text:p>Cự ly(km)</text:p>
          </table:table-cell>
          <table:table-cell office:value-type="string" calcext:value-type="string">
            <text:p>Phương vị(độ)</text:p>
          </table:table-cell>
          <table:table-cell table:number-columns-repeated="3"/>
          <table:table-cell office:value-type="string" calcext:value-type="string">
            <text:p>Cự ly(km)</text:p>
          </table:table-cell>
          <table:table-cell office:value-type="string" calcext:value-type="string">
            <text:p>Phương vị(độ)</text:p>
          </table:table-cell>
          <table:table-cell table:number-columns-repeated="3"/>
          <table:table-cell office:value-type="string" calcext:value-type="string" table:number-columns-spanned="3" table:number-rows-spanned="32">
            <text:p>Giá trị quỹ đạo đo chưa sai số</text:p>
          </table:table-cell>
          <table:covered-table-cell table:number-columns-repeated="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SQRT(([.B2]-[.$B$34])^2+([.C2]-[.$C$34])^2)" office:value-type="float" office:value="71.6973965293781" calcext:value-type="float">
            <text:p>71.6973965293781</text:p>
          </table:table-cell>
          <table:table-cell table:formula="of:=ATAN(([.B2]-[.$B$34])/([.C2]-[.$C$34]))/PI()*180" office:value-type="float" office:value="44.2378053887282" calcext:value-type="float">
            <text:p>44.2378053887282</text:p>
          </table:table-cell>
          <table:table-cell table:number-columns-repeated="3"/>
          <table:table-cell table:formula="of:=SQRT(([.G2]-[.$G$34])^2+([.H2]-[.$H$34])^2)" office:value-type="float" office:value="158.533862796949" calcext:value-type="float">
            <text:p>158.533862796949</text:p>
          </table:table-cell>
          <table:table-cell table:formula="of:=ATAN(([.G2]-[.$G$34])/([.H2]-[.$H$34]))/PI()*180" office:value-type="float" office:value="-71.0939825646776" calcext:value-type="float">
            <text:p>-71.0939825646776</text:p>
          </table:table-cell>
          <table:table-cell table:number-columns-repeated="3"/>
          <table:table-cell table:formula="of:=SQRT(([.L2]-[.$L$34])^2+([.M2]-[.$M$34])^2)" office:value-type="float" office:value="29.2801832267174" calcext:value-type="float">
            <text:p>29.2801832267174</text:p>
          </table:table-cell>
          <table:table-cell table:formula="of:=ATAN(([.L2]-[.$L$34])/([.M2]-[.$M$34]))/PI()*180" office:value-type="float" office:value="43.1333646376184" calcext:value-type="float">
            <text:p>43.1333646376184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formula="of:=SQRT(([.B3]-[.$B$34])^2+([.C3]-[.$C$34])^2)" office:value-type="float" office:value="71.7075972444143" calcext:value-type="float">
            <text:p>71.7075972444143</text:p>
          </table:table-cell>
          <table:table-cell table:formula="of:=ATAN(([.B3]-[.$B$34])/([.C3]-[.$C$34]))/PI()*180" office:value-type="float" office:value="44.2241451685362" calcext:value-type="float">
            <text:p>44.2241451685362</text:p>
          </table:table-cell>
          <table:table-cell table:number-columns-repeated="3"/>
          <table:table-cell table:formula="of:=SQRT(([.G3]-[.$G$34])^2+([.H3]-[.$H$34])^2)" office:value-type="float" office:value="158.544952402372" calcext:value-type="float">
            <text:p>158.544952402372</text:p>
          </table:table-cell>
          <table:table-cell table:formula="of:=ATAN(([.G3]-[.$G$34])/([.H3]-[.$H$34]))/PI()*180" office:value-type="float" office:value="-71.0880078550048" calcext:value-type="float">
            <text:p>-71.0880078550048</text:p>
          </table:table-cell>
          <table:table-cell table:number-columns-repeated="3"/>
          <table:table-cell table:formula="of:=SQRT(([.L3]-[.$L$34])^2+([.M3]-[.$M$34])^2)" office:value-type="float" office:value="29.2907144110622" calcext:value-type="float">
            <text:p>29.2907144110622</text:p>
          </table:table-cell>
          <table:table-cell table:formula="of:=ATAN(([.L3]-[.$L$34])/([.M3]-[.$M$34]))/PI()*180" office:value-type="float" office:value="43.1003133271043" calcext:value-type="float">
            <text:p>43.1003133271043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formula="of:=SQRT(([.B4]-[.$B$34])^2+([.C4]-[.$C$34])^2)" office:value-type="float" office:value="71.7178020343015" calcext:value-type="float">
            <text:p>71.7178020343015</text:p>
          </table:table-cell>
          <table:table-cell table:formula="of:=ATAN(([.B4]-[.$B$34])/([.C4]-[.$C$34]))/PI()*180" office:value-type="float" office:value="44.2104888350179" calcext:value-type="float">
            <text:p>44.2104888350179</text:p>
          </table:table-cell>
          <table:table-cell table:number-columns-repeated="3"/>
          <table:table-cell table:formula="of:=SQRT(([.G4]-[.$G$34])^2+([.H4]-[.$H$34])^2)" office:value-type="float" office:value="158.556043731569" calcext:value-type="float">
            <text:p>158.556043731569</text:p>
          </table:table-cell>
          <table:table-cell table:formula="of:=ATAN(([.G4]-[.$G$34])/([.H4]-[.$H$34]))/PI()*180" office:value-type="float" office:value="-71.082033981154" calcext:value-type="float">
            <text:p>-71.082033981154</text:p>
          </table:table-cell>
          <table:table-cell table:number-columns-repeated="3"/>
          <table:table-cell table:formula="of:=SQRT(([.L4]-[.$L$34])^2+([.M4]-[.$M$34])^2)" office:value-type="float" office:value="29.3012553351992" calcext:value-type="float">
            <text:p>29.3012553351992</text:p>
          </table:table-cell>
          <table:table-cell table:formula="of:=ATAN(([.L4]-[.$L$34])/([.M4]-[.$M$34]))/PI()*180" office:value-type="float" office:value="43.0672857855678" calcext:value-type="float">
            <text:p>43.0672857855678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formula="of:=SQRT(([.B5]-[.$B$34])^2+([.C5]-[.$C$34])^2)" office:value-type="float" office:value="71.7280108973005" calcext:value-type="float">
            <text:p>71.7280108973005</text:p>
          </table:table-cell>
          <table:table-cell table:formula="of:=ATAN(([.B5]-[.$B$34])/([.C5]-[.$C$34]))/PI()*180" office:value-type="float" office:value="44.1968363880657" calcext:value-type="float">
            <text:p>44.1968363880657</text:p>
          </table:table-cell>
          <table:table-cell table:number-columns-repeated="3"/>
          <table:table-cell table:formula="of:=SQRT(([.G5]-[.$G$34])^2+([.H5]-[.$H$34])^2)" office:value-type="float" office:value="158.567136784176" calcext:value-type="float">
            <text:p>158.567136784176</text:p>
          </table:table-cell>
          <table:table-cell table:formula="of:=ATAN(([.G5]-[.$G$34])/([.H5]-[.$H$34]))/PI()*180" office:value-type="float" office:value="-71.0760609430798" calcext:value-type="float">
            <text:p>-71.0760609430798</text:p>
          </table:table-cell>
          <table:table-cell table:number-columns-repeated="3"/>
          <table:table-cell table:formula="of:=SQRT(([.L5]-[.$L$34])^2+([.M5]-[.$M$34])^2)" office:value-type="float" office:value="29.3118059886207" calcext:value-type="float">
            <text:p>29.3118059886207</text:p>
          </table:table-cell>
          <table:table-cell table:formula="of:=ATAN(([.L5]-[.$L$34])/([.M5]-[.$M$34]))/PI()*180" office:value-type="float" office:value="43.0342820093028" calcext:value-type="float">
            <text:p>43.0342820093028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formula="of:=SQRT(([.B6]-[.$B$34])^2+([.C6]-[.$C$34])^2)" office:value-type="float" office:value="71.7382238316724" calcext:value-type="float">
            <text:p>71.7382238316724</text:p>
          </table:table-cell>
          <table:table-cell table:formula="of:=ATAN(([.B6]-[.$B$34])/([.C6]-[.$C$34]))/PI()*180" office:value-type="float" office:value="44.1831878275703" calcext:value-type="float">
            <text:p>44.1831878275703</text:p>
          </table:table-cell>
          <table:table-cell table:number-columns-repeated="3"/>
          <table:table-cell table:formula="of:=SQRT(([.G6]-[.$G$34])^2+([.H6]-[.$H$34])^2)" office:value-type="float" office:value="158.578231559833" calcext:value-type="float">
            <text:p>158.578231559833</text:p>
          </table:table-cell>
          <table:table-cell table:formula="of:=ATAN(([.G6]-[.$G$34])/([.H6]-[.$H$34]))/PI()*180" office:value-type="float" office:value="-71.0700887407367" calcext:value-type="float">
            <text:p>-71.0700887407367</text:p>
          </table:table-cell>
          <table:table-cell table:number-columns-repeated="3"/>
          <table:table-cell table:formula="of:=SQRT(([.L6]-[.$L$34])^2+([.M6]-[.$M$34])^2)" office:value-type="float" office:value="29.3223663608245" calcext:value-type="float">
            <text:p>29.3223663608245</text:p>
          </table:table-cell>
          <table:table-cell table:formula="of:=ATAN(([.L6]-[.$L$34])/([.M6]-[.$M$34]))/PI()*180" office:value-type="float" office:value="43.0013019945459" calcext:value-type="float">
            <text:p>43.0013019945459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formula="of:=SQRT(([.B7]-[.$B$34])^2+([.C7]-[.$C$34])^2)" office:value-type="float" office:value="71.7484408356785" calcext:value-type="float">
            <text:p>71.7484408356785</text:p>
          </table:table-cell>
          <table:table-cell table:formula="of:=ATAN(([.B7]-[.$B$34])/([.C7]-[.$C$34]))/PI()*180" office:value-type="float" office:value="44.1695431534208" calcext:value-type="float">
            <text:p>44.1695431534208</text:p>
          </table:table-cell>
          <table:table-cell table:number-columns-repeated="3"/>
          <table:table-cell table:formula="of:=SQRT(([.G7]-[.$G$34])^2+([.H7]-[.$H$34])^2)" office:value-type="float" office:value="158.589328058177" calcext:value-type="float">
            <text:p>158.589328058177</text:p>
          </table:table-cell>
          <table:table-cell table:formula="of:=ATAN(([.G7]-[.$G$34])/([.H7]-[.$H$34]))/PI()*180" office:value-type="float" office:value="-71.0641173740788" calcext:value-type="float">
            <text:p>-71.0641173740788</text:p>
          </table:table-cell>
          <table:table-cell table:number-columns-repeated="3"/>
          <table:table-cell table:formula="of:=SQRT(([.L7]-[.$L$34])^2+([.M7]-[.$M$34])^2)" office:value-type="float" office:value="29.3329364413137" calcext:value-type="float">
            <text:p>29.3329364413137</text:p>
          </table:table-cell>
          <table:table-cell table:formula="of:=ATAN(([.L7]-[.$L$34])/([.M7]-[.$M$34]))/PI()*180" office:value-type="float" office:value="42.9683457374758" calcext:value-type="float">
            <text:p>42.9683457374758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formula="of:=SQRT(([.B8]-[.$B$34])^2+([.C8]-[.$C$34])^2)" office:value-type="float" office:value="71.7586619075806" calcext:value-type="float">
            <text:p>71.7586619075806</text:p>
          </table:table-cell>
          <table:table-cell table:formula="of:=ATAN(([.B8]-[.$B$34])/([.C8]-[.$C$34]))/PI()*180" office:value-type="float" office:value="44.1559023655045" calcext:value-type="float">
            <text:p>44.1559023655045</text:p>
          </table:table-cell>
          <table:table-cell table:number-columns-repeated="3"/>
          <table:table-cell table:formula="of:=SQRT(([.G8]-[.$G$34])^2+([.H8]-[.$H$34])^2)" office:value-type="float" office:value="158.600426278848" calcext:value-type="float">
            <text:p>158.600426278848</text:p>
          </table:table-cell>
          <table:table-cell table:formula="of:=ATAN(([.G8]-[.$G$34])/([.H8]-[.$H$34]))/PI()*180" office:value-type="float" office:value="-71.0581468430607" calcext:value-type="float">
            <text:p>-71.0581468430607</text:p>
          </table:table-cell>
          <table:table-cell table:number-columns-repeated="3"/>
          <table:table-cell table:formula="of:=SQRT(([.L8]-[.$L$34])^2+([.M8]-[.$M$34])^2)" office:value-type="float" office:value="29.3435162195971" calcext:value-type="float">
            <text:p>29.3435162195971</text:p>
          </table:table-cell>
          <table:table-cell table:formula="of:=ATAN(([.L8]-[.$L$34])/([.M8]-[.$M$34]))/PI()*180" office:value-type="float" office:value="42.9354132342141" calcext:value-type="float">
            <text:p>42.9354132342141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formula="of:=SQRT(([.B9]-[.$B$34])^2+([.C9]-[.$C$34])^2)" office:value-type="float" office:value="71.7688870456407" calcext:value-type="float">
            <text:p>71.7688870456407</text:p>
          </table:table-cell>
          <table:table-cell table:formula="of:=ATAN(([.B9]-[.$B$34])/([.C9]-[.$C$34]))/PI()*180" office:value-type="float" office:value="44.1422654637069" calcext:value-type="float">
            <text:p>44.1422654637069</text:p>
          </table:table-cell>
          <table:table-cell table:number-columns-repeated="3"/>
          <table:table-cell table:formula="of:=SQRT(([.G9]-[.$G$34])^2+([.H9]-[.$H$34])^2)" office:value-type="float" office:value="158.611526221483" calcext:value-type="float">
            <text:p>158.611526221483</text:p>
          </table:table-cell>
          <table:table-cell table:formula="of:=ATAN(([.G9]-[.$G$34])/([.H9]-[.$H$34]))/PI()*180" office:value-type="float" office:value="-71.0521771476364" calcext:value-type="float">
            <text:p>-71.0521771476364</text:p>
          </table:table-cell>
          <table:table-cell table:number-columns-repeated="3"/>
          <table:table-cell table:formula="of:=SQRT(([.L9]-[.$L$34])^2+([.M9]-[.$M$34])^2)" office:value-type="float" office:value="29.3541056851889" calcext:value-type="float">
            <text:p>29.3541056851889</text:p>
          </table:table-cell>
          <table:table-cell table:formula="of:=ATAN(([.L9]-[.$L$34])/([.M9]-[.$M$34]))/PI()*180" office:value-type="float" office:value="42.9025044808249" calcext:value-type="float">
            <text:p>42.9025044808249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formula="of:=SQRT(([.B10]-[.$B$34])^2+([.C10]-[.$C$34])^2)" office:value-type="float" office:value="71.7791162481211" calcext:value-type="float">
            <text:p>71.7791162481211</text:p>
          </table:table-cell>
          <table:table-cell table:formula="of:=ATAN(([.B10]-[.$B$34])/([.C10]-[.$C$34]))/PI()*180" office:value-type="float" office:value="44.128632447912" calcext:value-type="float">
            <text:p>44.128632447912</text:p>
          </table:table-cell>
          <table:table-cell table:number-columns-repeated="3"/>
          <table:table-cell table:formula="of:=SQRT(([.G10]-[.$G$34])^2+([.H10]-[.$H$34])^2)" office:value-type="float" office:value="158.622627885721" calcext:value-type="float">
            <text:p>158.622627885721</text:p>
          </table:table-cell>
          <table:table-cell table:formula="of:=ATAN(([.G10]-[.$G$34])/([.H10]-[.$H$34]))/PI()*180" office:value-type="float" office:value="-71.0462082877602" calcext:value-type="float">
            <text:p>-71.0462082877602</text:p>
          </table:table-cell>
          <table:table-cell table:number-columns-repeated="3"/>
          <table:table-cell table:formula="of:=SQRT(([.L10]-[.$L$34])^2+([.M10]-[.$M$34])^2)" office:value-type="float" office:value="29.3647048276087" calcext:value-type="float">
            <text:p>29.3647048276087</text:p>
          </table:table-cell>
          <table:table-cell table:formula="of:=ATAN(([.L10]-[.$L$34])/([.M10]-[.$M$34]))/PI()*180" office:value-type="float" office:value="42.8696194733155" calcext:value-type="float">
            <text:p>42.8696194733155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formula="of:=SQRT(([.B11]-[.$B$34])^2+([.C11]-[.$C$34])^2)" office:value-type="float" office:value="71.7893495132843" calcext:value-type="float">
            <text:p>71.7893495132843</text:p>
          </table:table-cell>
          <table:table-cell table:formula="of:=ATAN(([.B11]-[.$B$34])/([.C11]-[.$C$34]))/PI()*180" office:value-type="float" office:value="44.115003318002" calcext:value-type="float">
            <text:p>44.115003318002</text:p>
          </table:table-cell>
          <table:table-cell table:number-columns-repeated="3"/>
          <table:table-cell table:formula="of:=SQRT(([.G11]-[.$G$34])^2+([.H11]-[.$H$34])^2)" office:value-type="float" office:value="158.633731271201" calcext:value-type="float">
            <text:p>158.633731271201</text:p>
          </table:table-cell>
          <table:table-cell table:formula="of:=ATAN(([.G11]-[.$G$34])/([.H11]-[.$H$34]))/PI()*180" office:value-type="float" office:value="-71.0402402633862" calcext:value-type="float">
            <text:p>-71.0402402633862</text:p>
          </table:table-cell>
          <table:table-cell table:number-columns-repeated="3"/>
          <table:table-cell table:formula="of:=SQRT(([.L11]-[.$L$34])^2+([.M11]-[.$M$34])^2)" office:value-type="float" office:value="29.3753136363819" calcext:value-type="float">
            <text:p>29.3753136363819</text:p>
          </table:table-cell>
          <table:table-cell table:formula="of:=ATAN(([.L11]-[.$L$34])/([.M11]-[.$M$34]))/PI()*180" office:value-type="float" office:value="42.8367582076365" calcext:value-type="float">
            <text:p>42.8367582076365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formula="of:=SQRT(([.B12]-[.$B$34])^2+([.C12]-[.$C$34])^2)" office:value-type="float" office:value="71.7995868393933" calcext:value-type="float">
            <text:p>71.7995868393933</text:p>
          </table:table-cell>
          <table:table-cell table:formula="of:=ATAN(([.B12]-[.$B$34])/([.C12]-[.$C$34]))/PI()*180" office:value-type="float" office:value="44.1013780738575" calcext:value-type="float">
            <text:p>44.1013780738575</text:p>
          </table:table-cell>
          <table:table-cell table:number-columns-repeated="3"/>
          <table:table-cell table:formula="of:=SQRT(([.G12]-[.$G$34])^2+([.H12]-[.$H$34])^2)" office:value-type="float" office:value="158.644836377562" calcext:value-type="float">
            <text:p>158.644836377562</text:p>
          </table:table-cell>
          <table:table-cell table:formula="of:=ATAN(([.G12]-[.$G$34])/([.H12]-[.$H$34]))/PI()*180" office:value-type="float" office:value="-71.0342730744685" calcext:value-type="float">
            <text:p>-71.0342730744685</text:p>
          </table:table-cell>
          <table:table-cell table:number-columns-repeated="3"/>
          <table:table-cell table:formula="of:=SQRT(([.L12]-[.$L$34])^2+([.M12]-[.$M$34])^2)" office:value-type="float" office:value="29.3859321010393" calcext:value-type="float">
            <text:p>29.3859321010393</text:p>
          </table:table-cell>
          <table:table-cell table:formula="of:=ATAN(([.L12]-[.$L$34])/([.M12]-[.$M$34]))/PI()*180" office:value-type="float" office:value="42.8039206796815" calcext:value-type="float">
            <text:p>42.8039206796815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formula="of:=SQRT(([.B13]-[.$B$34])^2+([.C13]-[.$C$34])^2)" office:value-type="float" office:value="71.8098282247112" calcext:value-type="float">
            <text:p>71.8098282247112</text:p>
          </table:table-cell>
          <table:table-cell table:formula="of:=ATAN(([.B13]-[.$B$34])/([.C13]-[.$C$34]))/PI()*180" office:value-type="float" office:value="44.0877567153572" calcext:value-type="float">
            <text:p>44.0877567153572</text:p>
          </table:table-cell>
          <table:table-cell table:number-columns-repeated="3"/>
          <table:table-cell table:formula="of:=SQRT(([.G13]-[.$G$34])^2+([.H13]-[.$H$34])^2)" office:value-type="float" office:value="158.655943204441" calcext:value-type="float">
            <text:p>158.655943204441</text:p>
          </table:table-cell>
          <table:table-cell table:formula="of:=ATAN(([.G13]-[.$G$34])/([.H13]-[.$H$34]))/PI()*180" office:value-type="float" office:value="-71.028306720961" calcext:value-type="float">
            <text:p>-71.028306720961</text:p>
          </table:table-cell>
          <table:table-cell table:number-columns-repeated="3"/>
          <table:table-cell table:formula="of:=SQRT(([.L13]-[.$L$34])^2+([.M13]-[.$M$34])^2)" office:value-type="float" office:value="29.3965602111173" calcext:value-type="float">
            <text:p>29.3965602111173</text:p>
          </table:table-cell>
          <table:table-cell table:formula="of:=ATAN(([.L13]-[.$L$34])/([.M13]-[.$M$34]))/PI()*180" office:value-type="float" office:value="42.771106885288" calcext:value-type="float">
            <text:p>42.771106885288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formula="of:=SQRT(([.B14]-[.$B$34])^2+([.C14]-[.$C$34])^2)" office:value-type="float" office:value="71.8200736675015" calcext:value-type="float">
            <text:p>71.8200736675015</text:p>
          </table:table-cell>
          <table:table-cell table:formula="of:=ATAN(([.B14]-[.$B$34])/([.C14]-[.$C$34]))/PI()*180" office:value-type="float" office:value="44.0741392423784" calcext:value-type="float">
            <text:p>44.0741392423784</text:p>
          </table:table-cell>
          <table:table-cell table:number-columns-repeated="3"/>
          <table:table-cell table:formula="of:=SQRT(([.G14]-[.$G$34])^2+([.H14]-[.$H$34])^2)" office:value-type="float" office:value="158.667051751477" calcext:value-type="float">
            <text:p>158.667051751477</text:p>
          </table:table-cell>
          <table:table-cell table:formula="of:=ATAN(([.G14]-[.$G$34])/([.H14]-[.$H$34]))/PI()*180" office:value-type="float" office:value="-71.0223412028177" calcext:value-type="float">
            <text:p>-71.0223412028177</text:p>
          </table:table-cell>
          <table:table-cell table:number-columns-repeated="3"/>
          <table:table-cell table:formula="of:=SQRT(([.L14]-[.$L$34])^2+([.M14]-[.$M$34])^2)" office:value-type="float" office:value="29.4071979561581" calcext:value-type="float">
            <text:p>29.4071979561581</text:p>
          </table:table-cell>
          <table:table-cell table:formula="of:=ATAN(([.L14]-[.$L$34])/([.M14]-[.$M$34]))/PI()*180" office:value-type="float" office:value="42.738316820237" calcext:value-type="float">
            <text:p>42.738316820237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formula="of:=SQRT(([.B15]-[.$B$34])^2+([.C15]-[.$C$34])^2)" office:value-type="float" office:value="71.8303231660281" calcext:value-type="float">
            <text:p>71.8303231660281</text:p>
          </table:table-cell>
          <table:table-cell table:formula="of:=ATAN(([.B15]-[.$B$34])/([.C15]-[.$C$34]))/PI()*180" office:value-type="float" office:value="44.0605256547964" calcext:value-type="float">
            <text:p>44.0605256547964</text:p>
          </table:table-cell>
          <table:table-cell table:number-columns-repeated="3"/>
          <table:table-cell table:formula="of:=SQRT(([.G15]-[.$G$34])^2+([.H15]-[.$H$34])^2)" office:value-type="float" office:value="158.67816201831" calcext:value-type="float">
            <text:p>158.67816201831</text:p>
          </table:table-cell>
          <table:table-cell table:formula="of:=ATAN(([.G15]-[.$G$34])/([.H15]-[.$H$34]))/PI()*180" office:value-type="float" office:value="-71.0163765199925" calcext:value-type="float">
            <text:p>-71.0163765199925</text:p>
          </table:table-cell>
          <table:table-cell table:number-columns-repeated="3"/>
          <table:table-cell table:formula="of:=SQRT(([.L15]-[.$L$34])^2+([.M15]-[.$M$34])^2)" office:value-type="float" office:value="29.4178453257094" calcext:value-type="float">
            <text:p>29.4178453257094</text:p>
          </table:table-cell>
          <table:table-cell table:formula="of:=ATAN(([.L15]-[.$L$34])/([.M15]-[.$M$34]))/PI()*180" office:value-type="float" office:value="42.7055504802536" calcext:value-type="float">
            <text:p>42.7055504802536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formula="of:=SQRT(([.B16]-[.$B$34])^2+([.C16]-[.$C$34])^2)" office:value-type="float" office:value="71.840576718555" calcext:value-type="float">
            <text:p>71.840576718555</text:p>
          </table:table-cell>
          <table:table-cell table:formula="of:=ATAN(([.B16]-[.$B$34])/([.C16]-[.$C$34]))/PI()*180" office:value-type="float" office:value="44.0469159524852" calcext:value-type="float">
            <text:p>44.0469159524852</text:p>
          </table:table-cell>
          <table:table-cell table:number-columns-repeated="3"/>
          <table:table-cell table:formula="of:=SQRT(([.G16]-[.$G$34])^2+([.H16]-[.$H$34])^2)" office:value-type="float" office:value="158.689274004579" calcext:value-type="float">
            <text:p>158.689274004579</text:p>
          </table:table-cell>
          <table:table-cell table:formula="of:=ATAN(([.G16]-[.$G$34])/([.H16]-[.$H$34]))/PI()*180" office:value-type="float" office:value="-71.0104126724392" calcext:value-type="float">
            <text:p>-71.0104126724392</text:p>
          </table:table-cell>
          <table:table-cell table:number-columns-repeated="3"/>
          <table:table-cell table:formula="of:=SQRT(([.L16]-[.$L$34])^2+([.M16]-[.$M$34])^2)" office:value-type="float" office:value="29.4285023093246" calcext:value-type="float">
            <text:p>29.4285023093246</text:p>
          </table:table-cell>
          <table:table-cell table:formula="of:=ATAN(([.L16]-[.$L$34])/([.M16]-[.$M$34]))/PI()*180" office:value-type="float" office:value="42.6728078610069" calcext:value-type="float">
            <text:p>42.6728078610069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formula="of:=SQRT(([.B17]-[.$B$34])^2+([.C17]-[.$C$34])^2)" office:value-type="float" office:value="71.8508343233467" calcext:value-type="float">
            <text:p>71.8508343233467</text:p>
          </table:table-cell>
          <table:table-cell table:formula="of:=ATAN(([.B17]-[.$B$34])/([.C17]-[.$C$34]))/PI()*180" office:value-type="float" office:value="44.0333101353167" calcext:value-type="float">
            <text:p>44.0333101353167</text:p>
          </table:table-cell>
          <table:table-cell table:number-columns-repeated="3"/>
          <table:table-cell table:formula="of:=SQRT(([.G17]-[.$G$34])^2+([.H17]-[.$H$34])^2)" office:value-type="float" office:value="158.700387709921" calcext:value-type="float">
            <text:p>158.700387709921</text:p>
          </table:table-cell>
          <table:table-cell table:formula="of:=ATAN(([.G17]-[.$G$34])/([.H17]-[.$H$34]))/PI()*180" office:value-type="float" office:value="-71.0044496601116" calcext:value-type="float">
            <text:p>-71.0044496601116</text:p>
          </table:table-cell>
          <table:table-cell table:number-columns-repeated="3"/>
          <table:table-cell table:formula="of:=SQRT(([.L17]-[.$L$34])^2+([.M17]-[.$M$34])^2)" office:value-type="float" office:value="29.4391688965629" calcext:value-type="float">
            <text:p>29.4391688965629</text:p>
          </table:table-cell>
          <table:table-cell table:formula="of:=ATAN(([.L17]-[.$L$34])/([.M17]-[.$M$34]))/PI()*180" office:value-type="float" office:value="42.6400889581103" calcext:value-type="float">
            <text:p>42.6400889581103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formula="of:=SQRT(([.B18]-[.$B$34])^2+([.C18]-[.$C$34])^2)" office:value-type="float" office:value="71.8610959786679" calcext:value-type="float">
            <text:p>71.8610959786679</text:p>
          </table:table-cell>
          <table:table-cell table:formula="of:=ATAN(([.B18]-[.$B$34])/([.C18]-[.$C$34]))/PI()*180" office:value-type="float" office:value="44.0197082031614" calcext:value-type="float">
            <text:p>44.0197082031614</text:p>
          </table:table-cell>
          <table:table-cell table:number-columns-repeated="3"/>
          <table:table-cell table:formula="of:=SQRT(([.G18]-[.$G$34])^2+([.H18]-[.$H$34])^2)" office:value-type="float" office:value="158.711503133976" calcext:value-type="float">
            <text:p>158.711503133976</text:p>
          </table:table-cell>
          <table:table-cell table:formula="of:=ATAN(([.G18]-[.$G$34])/([.H18]-[.$H$34]))/PI()*180" office:value-type="float" office:value="-70.9984874829633" calcext:value-type="float">
            <text:p>-70.9984874829633</text:p>
          </table:table-cell>
          <table:table-cell table:number-columns-repeated="3"/>
          <table:table-cell table:formula="of:=SQRT(([.L18]-[.$L$34])^2+([.M18]-[.$M$34])^2)" office:value-type="float" office:value="29.4498450769891" calcext:value-type="float">
            <text:p>29.4498450769891</text:p>
          </table:table-cell>
          <table:table-cell table:formula="of:=ATAN(([.L18]-[.$L$34])/([.M18]-[.$M$34]))/PI()*180" office:value-type="float" office:value="42.6073937671218" calcext:value-type="float">
            <text:p>42.6073937671218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formula="of:=SQRT(([.B19]-[.$B$34])^2+([.C19]-[.$C$34])^2)" office:value-type="float" office:value="71.8713616827835" calcext:value-type="float">
            <text:p>71.8713616827835</text:p>
          </table:table-cell>
          <table:table-cell table:formula="of:=ATAN(([.B19]-[.$B$34])/([.C19]-[.$C$34]))/PI()*180" office:value-type="float" office:value="44.0061101558881" calcext:value-type="float">
            <text:p>44.0061101558881</text:p>
          </table:table-cell>
          <table:table-cell table:number-columns-repeated="3"/>
          <table:table-cell table:formula="of:=SQRT(([.G19]-[.$G$34])^2+([.H19]-[.$H$34])^2)" office:value-type="float" office:value="158.722620276382" calcext:value-type="float">
            <text:p>158.722620276382</text:p>
          </table:table-cell>
          <table:table-cell table:formula="of:=ATAN(([.G19]-[.$G$34])/([.H19]-[.$H$34]))/PI()*180" office:value-type="float" office:value="-70.9925261409481" calcext:value-type="float">
            <text:p>-70.9925261409481</text:p>
          </table:table-cell>
          <table:table-cell table:number-columns-repeated="3"/>
          <table:table-cell table:formula="of:=SQRT(([.L19]-[.$L$34])^2+([.M19]-[.$M$34])^2)" office:value-type="float" office:value="29.4605308401738" calcext:value-type="float">
            <text:p>29.4605308401738</text:p>
          </table:table-cell>
          <table:table-cell table:formula="of:=ATAN(([.L19]-[.$L$34])/([.M19]-[.$M$34]))/PI()*180" office:value-type="float" office:value="42.5747222835439" calcext:value-type="float">
            <text:p>42.5747222835439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formula="of:=SQRT(([.B20]-[.$B$34])^2+([.C20]-[.$C$34])^2)" office:value-type="float" office:value="71.881631433959" calcext:value-type="float">
            <text:p>71.881631433959</text:p>
          </table:table-cell>
          <table:table-cell table:formula="of:=ATAN(([.B20]-[.$B$34])/([.C20]-[.$C$34]))/PI()*180" office:value-type="float" office:value="43.9925159933638" calcext:value-type="float">
            <text:p>43.9925159933638</text:p>
          </table:table-cell>
          <table:table-cell table:number-columns-repeated="3"/>
          <table:table-cell table:formula="of:=SQRT(([.G20]-[.$G$34])^2+([.H20]-[.$H$34])^2)" office:value-type="float" office:value="158.733739136779" calcext:value-type="float">
            <text:p>158.733739136779</text:p>
          </table:table-cell>
          <table:table-cell table:formula="of:=ATAN(([.G20]-[.$G$34])/([.H20]-[.$H$34]))/PI()*180" office:value-type="float" office:value="-70.9865656340194" calcext:value-type="float">
            <text:p>-70.9865656340194</text:p>
          </table:table-cell>
          <table:table-cell table:number-columns-repeated="3"/>
          <table:table-cell table:formula="of:=SQRT(([.L20]-[.$L$34])^2+([.M20]-[.$M$34])^2)" office:value-type="float" office:value="29.4712261756933" calcext:value-type="float">
            <text:p>29.4712261756933</text:p>
          </table:table-cell>
          <table:table-cell table:formula="of:=ATAN(([.L20]-[.$L$34])/([.M20]-[.$M$34]))/PI()*180" office:value-type="float" office:value="42.5420745028241" calcext:value-type="float">
            <text:p>42.5420745028241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formula="of:=SQRT(([.B21]-[.$B$34])^2+([.C21]-[.$C$34])^2)" office:value-type="float" office:value="71.8919052304599" calcext:value-type="float">
            <text:p>71.8919052304599</text:p>
          </table:table-cell>
          <table:table-cell table:formula="of:=ATAN(([.B21]-[.$B$34])/([.C21]-[.$C$34]))/PI()*180" office:value-type="float" office:value="43.9789257154539" calcext:value-type="float">
            <text:p>43.9789257154539</text:p>
          </table:table-cell>
          <table:table-cell table:number-columns-repeated="3"/>
          <table:table-cell table:formula="of:=SQRT(([.G21]-[.$G$34])^2+([.H21]-[.$H$34])^2)" office:value-type="float" office:value="158.744859714806" calcext:value-type="float">
            <text:p>158.744859714806</text:p>
          </table:table-cell>
          <table:table-cell table:formula="of:=ATAN(([.G21]-[.$G$34])/([.H21]-[.$H$34]))/PI()*180" office:value-type="float" office:value="-70.9806059621309" calcext:value-type="float">
            <text:p>-70.9806059621309</text:p>
          </table:table-cell>
          <table:table-cell table:number-columns-repeated="3"/>
          <table:table-cell table:formula="of:=SQRT(([.L21]-[.$L$34])^2+([.M21]-[.$M$34])^2)" office:value-type="float" office:value="29.4819310731298" calcext:value-type="float">
            <text:p>29.4819310731298</text:p>
          </table:table-cell>
          <table:table-cell table:formula="of:=ATAN(([.L21]-[.$L$34])/([.M21]-[.$M$34]))/PI()*180" office:value-type="float" office:value="42.5094504203548" calcext:value-type="float">
            <text:p>42.5094504203548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formula="of:=SQRT(([.B22]-[.$B$34])^2+([.C22]-[.$C$34])^2)" office:value-type="float" office:value="71.9021830705521" calcext:value-type="float">
            <text:p>71.9021830705521</text:p>
          </table:table-cell>
          <table:table-cell table:formula="of:=ATAN(([.B22]-[.$B$34])/([.C22]-[.$C$34]))/PI()*180" office:value-type="float" office:value="43.9653393220222" calcext:value-type="float">
            <text:p>43.9653393220222</text:p>
          </table:table-cell>
          <table:table-cell table:number-columns-repeated="3"/>
          <table:table-cell table:formula="of:=SQRT(([.G22]-[.$G$34])^2+([.H22]-[.$H$34])^2)" office:value-type="float" office:value="158.755982010102" calcext:value-type="float">
            <text:p>158.755982010102</text:p>
          </table:table-cell>
          <table:table-cell table:formula="of:=ATAN(([.G22]-[.$G$34])/([.H22]-[.$H$34]))/PI()*180" office:value-type="float" office:value="-70.974647125236" calcext:value-type="float">
            <text:p>-70.974647125236</text:p>
          </table:table-cell>
          <table:table-cell table:number-columns-repeated="3"/>
          <table:table-cell table:formula="of:=SQRT(([.L22]-[.$L$34])^2+([.M22]-[.$M$34])^2)" office:value-type="float" office:value="29.4926455220714" calcext:value-type="float">
            <text:p>29.4926455220714</text:p>
          </table:table-cell>
          <table:table-cell table:formula="of:=ATAN(([.L22]-[.$L$34])/([.M22]-[.$M$34]))/PI()*180" office:value-type="float" office:value="42.4768500314737" calcext:value-type="float">
            <text:p>42.4768500314737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formula="of:=SQRT(([.B23]-[.$B$34])^2+([.C23]-[.$C$34])^2)" office:value-type="float" office:value="71.9124649525021" calcext:value-type="float">
            <text:p>71.9124649525021</text:p>
          </table:table-cell>
          <table:table-cell table:formula="of:=ATAN(([.B23]-[.$B$34])/([.C23]-[.$C$34]))/PI()*180" office:value-type="float" office:value="43.9517568129306" calcext:value-type="float">
            <text:p>43.9517568129306</text:p>
          </table:table-cell>
          <table:table-cell table:number-columns-repeated="3"/>
          <table:table-cell table:formula="of:=SQRT(([.G23]-[.$G$34])^2+([.H23]-[.$H$34])^2)" office:value-type="float" office:value="158.767106022305" calcext:value-type="float">
            <text:p>158.767106022305</text:p>
          </table:table-cell>
          <table:table-cell table:formula="of:=ATAN(([.G23]-[.$G$34])/([.H23]-[.$H$34]))/PI()*180" office:value-type="float" office:value="-70.968689123288" calcext:value-type="float">
            <text:p>-70.968689123288</text:p>
          </table:table-cell>
          <table:table-cell table:number-columns-repeated="3"/>
          <table:table-cell table:formula="of:=SQRT(([.L23]-[.$L$34])^2+([.M23]-[.$M$34])^2)" office:value-type="float" office:value="29.5033695121117" calcext:value-type="float">
            <text:p>29.5033695121117</text:p>
          </table:table-cell>
          <table:table-cell table:formula="of:=ATAN(([.L23]-[.$L$34])/([.M23]-[.$M$34]))/PI()*180" office:value-type="float" office:value="42.4442733314639" calcext:value-type="float">
            <text:p>42.4442733314639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formula="of:=SQRT(([.B24]-[.$B$34])^2+([.C24]-[.$C$34])^2)" office:value-type="float" office:value="71.9227508745762" calcext:value-type="float">
            <text:p>71.9227508745762</text:p>
          </table:table-cell>
          <table:table-cell table:formula="of:=ATAN(([.B24]-[.$B$34])/([.C24]-[.$C$34]))/PI()*180" office:value-type="float" office:value="43.9381781880396" calcext:value-type="float">
            <text:p>43.9381781880396</text:p>
          </table:table-cell>
          <table:table-cell table:number-columns-repeated="3"/>
          <table:table-cell table:formula="of:=SQRT(([.G24]-[.$G$34])^2+([.H24]-[.$H$34])^2)" office:value-type="float" office:value="158.778231751055" calcext:value-type="float">
            <text:p>158.778231751055</text:p>
          </table:table-cell>
          <table:table-cell table:formula="of:=ATAN(([.G24]-[.$G$34])/([.H24]-[.$H$34]))/PI()*180" office:value-type="float" office:value="-70.9627319562404" calcext:value-type="float">
            <text:p>-70.9627319562404</text:p>
          </table:table-cell>
          <table:table-cell table:number-columns-repeated="3"/>
          <table:table-cell table:formula="of:=SQRT(([.L24]-[.$L$34])^2+([.M24]-[.$M$34])^2)" office:value-type="float" office:value="29.5141030328506" calcext:value-type="float">
            <text:p>29.5141030328506</text:p>
          </table:table-cell>
          <table:table-cell table:formula="of:=ATAN(([.L24]-[.$L$34])/([.M24]-[.$M$34]))/PI()*180" office:value-type="float" office:value="42.4117203155541" calcext:value-type="float">
            <text:p>42.4117203155541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formula="of:=SQRT(([.B25]-[.$B$34])^2+([.C25]-[.$C$34])^2)" office:value-type="float" office:value="71.9330408350414" calcext:value-type="float">
            <text:p>71.9330408350414</text:p>
          </table:table-cell>
          <table:table-cell table:formula="of:=ATAN(([.B25]-[.$B$34])/([.C25]-[.$C$34]))/PI()*180" office:value-type="float" office:value="43.9246034472079" calcext:value-type="float">
            <text:p>43.9246034472079</text:p>
          </table:table-cell>
          <table:table-cell table:number-columns-repeated="3"/>
          <table:table-cell table:formula="of:=SQRT(([.G25]-[.$G$34])^2+([.H25]-[.$H$34])^2)" office:value-type="float" office:value="158.789359195992" calcext:value-type="float">
            <text:p>158.789359195992</text:p>
          </table:table-cell>
          <table:table-cell table:formula="of:=ATAN(([.G25]-[.$G$34])/([.H25]-[.$H$34]))/PI()*180" office:value-type="float" office:value="-70.9567756240465" calcext:value-type="float">
            <text:p>-70.9567756240465</text:p>
          </table:table-cell>
          <table:table-cell table:number-columns-repeated="3"/>
          <table:table-cell table:formula="of:=SQRT(([.L25]-[.$L$34])^2+([.M25]-[.$M$34])^2)" office:value-type="float" office:value="29.5248460738936" calcext:value-type="float">
            <text:p>29.5248460738936</text:p>
          </table:table-cell>
          <table:table-cell table:formula="of:=ATAN(([.L25]-[.$L$34])/([.M25]-[.$M$34]))/PI()*180" office:value-type="float" office:value="42.3791909789187" calcext:value-type="float">
            <text:p>42.3791909789187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formula="of:=SQRT(([.B26]-[.$B$34])^2+([.C26]-[.$C$34])^2)" office:value-type="float" office:value="71.9433348321648" calcext:value-type="float">
            <text:p>71.9433348321648</text:p>
          </table:table-cell>
          <table:table-cell table:formula="of:=ATAN(([.B26]-[.$B$34])/([.C26]-[.$C$34]))/PI()*180" office:value-type="float" office:value="43.9110325902926" calcext:value-type="float">
            <text:p>43.9110325902926</text:p>
          </table:table-cell>
          <table:table-cell table:number-columns-repeated="3"/>
          <table:table-cell table:formula="of:=SQRT(([.G26]-[.$G$34])^2+([.H26]-[.$H$34])^2)" office:value-type="float" office:value="158.800488356754" calcext:value-type="float">
            <text:p>158.800488356754</text:p>
          </table:table-cell>
          <table:table-cell table:formula="of:=ATAN(([.G26]-[.$G$34])/([.H26]-[.$H$34]))/PI()*180" office:value-type="float" office:value="-70.9508201266594" calcext:value-type="float">
            <text:p>-70.9508201266594</text:p>
          </table:table-cell>
          <table:table-cell table:number-columns-repeated="3"/>
          <table:table-cell table:formula="of:=SQRT(([.L26]-[.$L$34])^2+([.M26]-[.$M$34])^2)" office:value-type="float" office:value="29.5355986248521" calcext:value-type="float">
            <text:p>29.5355986248521</text:p>
          </table:table-cell>
          <table:table-cell table:formula="of:=ATAN(([.L26]-[.$L$34])/([.M26]-[.$M$34]))/PI()*180" office:value-type="float" office:value="42.3466853166781" calcext:value-type="float">
            <text:p>42.3466853166781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formula="of:=SQRT(([.B27]-[.$B$34])^2+([.C27]-[.$C$34])^2)" office:value-type="float" office:value="71.953632864214" calcext:value-type="float">
            <text:p>71.953632864214</text:p>
          </table:table-cell>
          <table:table-cell table:formula="of:=ATAN(([.B27]-[.$B$34])/([.C27]-[.$C$34]))/PI()*180" office:value-type="float" office:value="43.897465617149" calcext:value-type="float">
            <text:p>43.897465617149</text:p>
          </table:table-cell>
          <table:table-cell table:number-columns-repeated="3"/>
          <table:table-cell table:formula="of:=SQRT(([.G27]-[.$G$34])^2+([.H27]-[.$H$34])^2)" office:value-type="float" office:value="158.81161923298" calcext:value-type="float">
            <text:p>158.81161923298</text:p>
          </table:table-cell>
          <table:table-cell table:formula="of:=ATAN(([.G27]-[.$G$34])/([.H27]-[.$H$34]))/PI()*180" office:value-type="float" office:value="-70.9448654640323" calcext:value-type="float">
            <text:p>-70.9448654640323</text:p>
          </table:table-cell>
          <table:table-cell table:number-columns-repeated="3"/>
          <table:table-cell table:formula="of:=SQRT(([.L27]-[.$L$34])^2+([.M27]-[.$M$34])^2)" office:value-type="float" office:value="29.5463606753435" calcext:value-type="float">
            <text:p>29.5463606753435</text:p>
          </table:table-cell>
          <table:table-cell table:formula="of:=ATAN(([.L27]-[.$L$34])/([.M27]-[.$M$34]))/PI()*180" office:value-type="float" office:value="42.3142033238989" calcext:value-type="float">
            <text:p>42.3142033238989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formula="of:=SQRT(([.B28]-[.$B$34])^2+([.C28]-[.$C$34])^2)" office:value-type="float" office:value="71.9639349294568" calcext:value-type="float">
            <text:p>71.9639349294568</text:p>
          </table:table-cell>
          <table:table-cell table:formula="of:=ATAN(([.B28]-[.$B$34])/([.C28]-[.$C$34]))/PI()*180" office:value-type="float" office:value="43.8839025276309" calcext:value-type="float">
            <text:p>43.8839025276309</text:p>
          </table:table-cell>
          <table:table-cell table:number-columns-repeated="3"/>
          <table:table-cell table:formula="of:=SQRT(([.G28]-[.$G$34])^2+([.H28]-[.$H$34])^2)" office:value-type="float" office:value="158.82275182431" calcext:value-type="float">
            <text:p>158.82275182431</text:p>
          </table:table-cell>
          <table:table-cell table:formula="of:=ATAN(([.G28]-[.$G$34])/([.H28]-[.$H$34]))/PI()*180" office:value-type="float" office:value="-70.9389116361184" calcext:value-type="float">
            <text:p>-70.9389116361184</text:p>
          </table:table-cell>
          <table:table-cell table:number-columns-repeated="3"/>
          <table:table-cell table:formula="of:=SQRT(([.L28]-[.$L$34])^2+([.M28]-[.$M$34])^2)" office:value-type="float" office:value="29.5571322149914" calcext:value-type="float">
            <text:p>29.5571322149914</text:p>
          </table:table-cell>
          <table:table-cell table:formula="of:=ATAN(([.L28]-[.$L$34])/([.M28]-[.$M$34]))/PI()*180" office:value-type="float" office:value="42.281744995594" calcext:value-type="float">
            <text:p>42.281744995594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formula="of:=SQRT(([.B29]-[.$B$34])^2+([.C29]-[.$C$34])^2)" office:value-type="float" office:value="71.9742410261612" calcext:value-type="float">
            <text:p>71.9742410261612</text:p>
          </table:table-cell>
          <table:table-cell table:formula="of:=ATAN(([.B29]-[.$B$34])/([.C29]-[.$C$34]))/PI()*180" office:value-type="float" office:value="43.8703433215904" calcext:value-type="float">
            <text:p>43.8703433215904</text:p>
          </table:table-cell>
          <table:table-cell table:number-columns-repeated="3"/>
          <table:table-cell table:formula="of:=SQRT(([.G29]-[.$G$34])^2+([.H29]-[.$H$34])^2)" office:value-type="float" office:value="158.833886130384" calcext:value-type="float">
            <text:p>158.833886130384</text:p>
          </table:table-cell>
          <table:table-cell table:formula="of:=ATAN(([.G29]-[.$G$34])/([.H29]-[.$H$34]))/PI()*180" office:value-type="float" office:value="-70.9329586428707" calcext:value-type="float">
            <text:p>-70.9329586428707</text:p>
          </table:table-cell>
          <table:table-cell table:number-columns-repeated="3"/>
          <table:table-cell table:formula="of:=SQRT(([.L29]-[.$L$34])^2+([.M29]-[.$M$34])^2)" office:value-type="float" office:value="29.5679132334249" calcext:value-type="float">
            <text:p>29.5679132334249</text:p>
          </table:table-cell>
          <table:table-cell table:formula="of:=ATAN(([.L29]-[.$L$34])/([.M29]-[.$M$34]))/PI()*180" office:value-type="float" office:value="42.2493103267227" calcext:value-type="float">
            <text:p>42.2493103267227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formula="of:=SQRT(([.B30]-[.$B$34])^2+([.C30]-[.$C$34])^2)" office:value-type="float" office:value="71.9845511525957" calcext:value-type="float">
            <text:p>71.9845511525957</text:p>
          </table:table-cell>
          <table:table-cell table:formula="of:=ATAN(([.B30]-[.$B$34])/([.C30]-[.$C$34]))/PI()*180" office:value-type="float" office:value="43.8567879988778" calcext:value-type="float">
            <text:p>43.8567879988778</text:p>
          </table:table-cell>
          <table:table-cell table:number-columns-repeated="3"/>
          <table:table-cell table:formula="of:=SQRT(([.G30]-[.$G$34])^2+([.H30]-[.$H$34])^2)" office:value-type="float" office:value="158.84502215084" calcext:value-type="float">
            <text:p>158.84502215084</text:p>
          </table:table-cell>
          <table:table-cell table:formula="of:=ATAN(([.G30]-[.$G$34])/([.H30]-[.$H$34]))/PI()*180" office:value-type="float" office:value="-70.9270064842421" calcext:value-type="float">
            <text:p>-70.9270064842421</text:p>
          </table:table-cell>
          <table:table-cell table:number-columns-repeated="3"/>
          <table:table-cell table:formula="of:=SQRT(([.L30]-[.$L$34])^2+([.M30]-[.$M$34])^2)" office:value-type="float" office:value="29.5787037202795" calcext:value-type="float">
            <text:p>29.5787037202795</text:p>
          </table:table-cell>
          <table:table-cell table:formula="of:=ATAN(([.L30]-[.$L$34])/([.M30]-[.$M$34]))/PI()*180" office:value-type="float" office:value="42.2168993121911" calcext:value-type="float">
            <text:p>42.2168993121911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formula="of:=SQRT(([.B31]-[.$B$34])^2+([.C31]-[.$C$34])^2)" office:value-type="float" office:value="71.9948653070292" calcext:value-type="float">
            <text:p>71.9948653070292</text:p>
          </table:table-cell>
          <table:table-cell table:formula="of:=ATAN(([.B31]-[.$B$34])/([.C31]-[.$C$34]))/PI()*180" office:value-type="float" office:value="43.8432365593421" calcext:value-type="float">
            <text:p>43.8432365593421</text:p>
          </table:table-cell>
          <table:table-cell table:number-columns-repeated="3"/>
          <table:table-cell table:formula="of:=SQRT(([.G31]-[.$G$34])^2+([.H31]-[.$H$34])^2)" office:value-type="float" office:value="158.856159885319" calcext:value-type="float">
            <text:p>158.856159885319</text:p>
          </table:table-cell>
          <table:table-cell table:formula="of:=ATAN(([.G31]-[.$G$34])/([.H31]-[.$H$34]))/PI()*180" office:value-type="float" office:value="-70.9210551601857" calcext:value-type="float">
            <text:p>-70.9210551601857</text:p>
          </table:table-cell>
          <table:table-cell table:number-columns-repeated="3"/>
          <table:table-cell table:formula="of:=SQRT(([.L31]-[.$L$34])^2+([.M31]-[.$M$34])^2)" office:value-type="float" office:value="29.5895036651965" calcext:value-type="float">
            <text:p>29.5895036651965</text:p>
          </table:table-cell>
          <table:table-cell table:formula="of:=ATAN(([.L31]-[.$L$34])/([.M31]-[.$M$34]))/PI()*180" office:value-type="float" office:value="42.1845119468521" calcext:value-type="float">
            <text:p>42.1845119468521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formula="of:=SQRT(([.B32]-[.$B$34])^2+([.C32]-[.$C$34])^2)" office:value-type="float" office:value="72.0051834877305" calcext:value-type="float">
            <text:p>72.0051834877305</text:p>
          </table:table-cell>
          <table:table-cell table:formula="of:=ATAN(([.B32]-[.$B$34])/([.C32]-[.$C$34]))/PI()*180" office:value-type="float" office:value="43.8296890028302" calcext:value-type="float">
            <text:p>43.8296890028302</text:p>
          </table:table-cell>
          <table:table-cell table:number-columns-repeated="3"/>
          <table:table-cell table:formula="of:=SQRT(([.G32]-[.$G$34])^2+([.H32]-[.$H$34])^2)" office:value-type="float" office:value="158.86729933346" calcext:value-type="float">
            <text:p>158.86729933346</text:p>
          </table:table-cell>
          <table:table-cell table:formula="of:=ATAN(([.G32]-[.$G$34])/([.H32]-[.$H$34]))/PI()*180" office:value-type="float" office:value="-70.9151046706543" calcext:value-type="float">
            <text:p>-70.9151046706543</text:p>
          </table:table-cell>
          <table:table-cell table:number-columns-repeated="3"/>
          <table:table-cell table:formula="of:=SQRT(([.L32]-[.$L$34])^2+([.M32]-[.$M$34])^2)" office:value-type="float" office:value="29.6003130578234" calcext:value-type="float">
            <text:p>29.6003130578234</text:p>
          </table:table-cell>
          <table:table-cell table:formula="of:=ATAN(([.L32]-[.$L$34])/([.M32]-[.$M$34]))/PI()*180" office:value-type="float" office:value="42.1521482255058" calcext:value-type="float">
            <text:p>42.1521482255058</text:p>
          </table:table-cell>
          <table:table-cell table:number-columns-repeated="3"/>
          <table:covered-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Sai số Epxilon:</text:p>
          </table:table-cell>
          <table:table-cell office:value-type="float" office:value="0.001" calcext:value-type="float">
            <text:p>0.001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0.0015" calcext:value-type="float">
            <text:p>0.0015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0.001" calcext:value-type="float">
            <text:p>0.001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ime(s)</text:p>
          </table:table-cell>
          <table:table-cell office:value-type="string" calcext:value-type="string">
            <text:p>Cự ly(km)</text:p>
          </table:table-cell>
          <table:table-cell office:value-type="string" calcext:value-type="string">
            <text:p>Phương vị(độ)</text:p>
          </table:table-cell>
          <table:table-cell table:number-columns-repeated="3"/>
          <table:table-cell office:value-type="string" calcext:value-type="string">
            <text:p>Cự ly(km)</text:p>
          </table:table-cell>
          <table:table-cell office:value-type="string" calcext:value-type="string">
            <text:p>Phương vị(độ)</text:p>
          </table:table-cell>
          <table:table-cell table:number-columns-repeated="3"/>
          <table:table-cell office:value-type="string" calcext:value-type="string">
            <text:p>Cự ly(km)</text:p>
          </table:table-cell>
          <table:table-cell office:value-type="string" calcext:value-type="string">
            <text:p>Phương vị(độ)</text:p>
          </table:table-cell>
          <table:table-cell table:number-columns-repeated="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-0.00113403666294286" calcext:value-type="float">
            <text:p>-0.001134036662943</text:p>
          </table:table-cell>
          <table:table-cell office:value-type="float" office:value="-0.417586861530444" calcext:value-type="float">
            <text:p>-0.417586861530444</text:p>
          </table:table-cell>
          <table:table-cell table:number-columns-repeated="3"/>
          <table:table-cell office:value-type="float" office:value="-0.000712355188497047" calcext:value-type="float">
            <text:p>-0.000712355188497</text:p>
          </table:table-cell>
          <table:table-cell office:value-type="float" office:value="0.331307393951768" calcext:value-type="float">
            <text:p>0.331307393951768</text:p>
          </table:table-cell>
          <table:table-cell table:number-columns-repeated="3"/>
          <table:table-cell office:value-type="float" office:value="0.000891695861773253" calcext:value-type="float">
            <text:p>0.000891695861773</text:p>
          </table:table-cell>
          <table:table-cell office:value-type="float" office:value="1.43288956505192" calcext:value-type="float">
            <text:p>1.43288956505192</text:p>
          </table:table-cell>
          <table:table-cell table:number-columns-repeated="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0.000277625524175398" calcext:value-type="float">
            <text:p>0.000277625524175</text:p>
          </table:table-cell>
          <table:table-cell office:value-type="float" office:value="1.26255920375498" calcext:value-type="float">
            <text:p>1.26255920375498</text:p>
          </table:table-cell>
          <table:table-cell table:number-columns-repeated="3"/>
          <table:table-cell office:value-type="float" office:value="-0.000123285587488637" calcext:value-type="float">
            <text:p>-0.000123285587489</text:p>
          </table:table-cell>
          <table:table-cell office:value-type="float" office:value="0.74418523035767" calcext:value-type="float">
            <text:p>0.74418523035767</text:p>
          </table:table-cell>
          <table:table-cell table:number-columns-repeated="3"/>
          <table:table-cell office:value-type="float" office:value="0.0000715632511440002" calcext:value-type="float">
            <text:p>7.15632511440002E-05</text:p>
          </table:table-cell>
          <table:table-cell office:value-type="float" office:value="1.11151539954408" calcext:value-type="float">
            <text:p>1.11151539954408</text:p>
          </table:table-cell>
          <table:table-cell table:number-columns-repeated="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-0.00170463919209568" calcext:value-type="float">
            <text:p>-0.001704639192096</text:p>
          </table:table-cell>
          <table:table-cell office:value-type="float" office:value="-0.618230244385434" calcext:value-type="float">
            <text:p>-0.618230244385434</text:p>
          </table:table-cell>
          <table:table-cell table:number-columns-repeated="3"/>
          <table:table-cell office:value-type="float" office:value="0.00102960550799243" calcext:value-type="float">
            <text:p>0.001029605507992</text:p>
          </table:table-cell>
          <table:table-cell office:value-type="float" office:value="0.925630729794841" calcext:value-type="float">
            <text:p>0.925630729794841</text:p>
          </table:table-cell>
          <table:table-cell table:number-columns-repeated="3"/>
          <table:table-cell office:value-type="float" office:value="0.0000744626401797874" calcext:value-type="float">
            <text:p>7.44626401797874E-05</text:p>
          </table:table-cell>
          <table:table-cell office:value-type="float" office:value="0.634447992150182" calcext:value-type="float">
            <text:p>0.634447992150182</text:p>
          </table:table-cell>
          <table:table-cell table:number-columns-repeated="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float" office:value="0.00116949636775346" calcext:value-type="float">
            <text:p>0.001169496367753</text:p>
          </table:table-cell>
          <table:table-cell office:value-type="float" office:value="-0.296765032785336" calcext:value-type="float">
            <text:p>-0.296765032785336</text:p>
          </table:table-cell>
          <table:table-cell table:number-columns-repeated="3"/>
          <table:table-cell office:value-type="float" office:value="0.00113828283603933" calcext:value-type="float">
            <text:p>0.001138282836039</text:p>
          </table:table-cell>
          <table:table-cell office:value-type="float" office:value="0.483642129124631" calcext:value-type="float">
            <text:p>0.483642129124631</text:p>
          </table:table-cell>
          <table:table-cell table:number-columns-repeated="3"/>
          <table:table-cell office:value-type="float" office:value="0.000486254188261882" calcext:value-type="float">
            <text:p>0.000486254188262</text:p>
          </table:table-cell>
          <table:table-cell office:value-type="float" office:value="1.48997374340208" calcext:value-type="float">
            <text:p>1.48997374340208</text:p>
          </table:table-cell>
          <table:table-cell table:number-columns-repeated="6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float" office:value="-0.00158341629900166" calcext:value-type="float">
            <text:p>-0.001583416299002</text:p>
          </table:table-cell>
          <table:table-cell office:value-type="float" office:value="-0.77294658169581" calcext:value-type="float">
            <text:p>-0.77294658169581</text:p>
          </table:table-cell>
          <table:table-cell table:number-columns-repeated="3"/>
          <table:table-cell office:value-type="float" office:value="-0.00159388857855955" calcext:value-type="float">
            <text:p>-0.00159388857856</text:p>
          </table:table-cell>
          <table:table-cell office:value-type="float" office:value="0.740664441062505" calcext:value-type="float">
            <text:p>0.740664441062505</text:p>
          </table:table-cell>
          <table:table-cell table:number-columns-repeated="3"/>
          <table:table-cell office:value-type="float" office:value="0.000774584392074932" calcext:value-type="float">
            <text:p>0.000774584392075</text:p>
          </table:table-cell>
          <table:table-cell office:value-type="float" office:value="0.446107215354285" calcext:value-type="float">
            <text:p>0.446107215354285</text:p>
          </table:table-cell>
          <table:table-cell table:number-columns-repeated="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float" office:value="0.0000772004098724932" calcext:value-type="float">
            <text:p>7.72004098724932E-05</text:p>
          </table:table-cell>
          <table:table-cell office:value-type="float" office:value="-1.02864330444485" calcext:value-type="float">
            <text:p>-1.02864330444485</text:p>
          </table:table-cell>
          <table:table-cell table:number-columns-repeated="3"/>
          <table:table-cell office:value-type="float" office:value="-0.000406345707691288" calcext:value-type="float">
            <text:p>-0.000406345707691</text:p>
          </table:table-cell>
          <table:table-cell office:value-type="float" office:value="1.30493236766647" calcext:value-type="float">
            <text:p>1.30493236766647</text:p>
          </table:table-cell>
          <table:table-cell table:number-columns-repeated="3"/>
          <table:table-cell office:value-type="float" office:value="0.000404483172233459" calcext:value-type="float">
            <text:p>0.000404483172233</text:p>
          </table:table-cell>
          <table:table-cell office:value-type="float" office:value="1.14652403499871" calcext:value-type="float">
            <text:p>1.14652403499871</text:p>
          </table:table-cell>
          <table:table-cell table:number-columns-repeated="6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float" office:value="-0.000534957945029203" calcext:value-type="float">
            <text:p>-0.000534957945029</text:p>
          </table:table-cell>
          <table:table-cell office:value-type="float" office:value="-1.43248628304424" calcext:value-type="float">
            <text:p>-1.43248628304424</text:p>
          </table:table-cell>
          <table:table-cell table:number-columns-repeated="3"/>
          <table:table-cell office:value-type="float" office:value="-0.00226606498485049" calcext:value-type="float">
            <text:p>-0.00226606498485</text:p>
          </table:table-cell>
          <table:table-cell office:value-type="float" office:value="0.129100158621749" calcext:value-type="float">
            <text:p>0.129100158621749</text:p>
          </table:table-cell>
          <table:table-cell table:number-columns-repeated="3"/>
          <table:table-cell office:value-type="float" office:value="0.000402922272874873" calcext:value-type="float">
            <text:p>0.000402922272875</text:p>
          </table:table-cell>
          <table:table-cell office:value-type="float" office:value="0.121509740334102" calcext:value-type="float">
            <text:p>0.121509740334102</text:p>
          </table:table-cell>
          <table:table-cell table:number-columns-repeated="6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office:value-type="float" office:value="0.000427608831249639" calcext:value-type="float">
            <text:p>0.00042760883125</text:p>
          </table:table-cell>
          <table:table-cell office:value-type="float" office:value="1.69358876281016" calcext:value-type="float">
            <text:p>1.69358876281016</text:p>
          </table:table-cell>
          <table:table-cell table:number-columns-repeated="3"/>
          <table:table-cell office:value-type="float" office:value="0.00156113434184626" calcext:value-type="float">
            <text:p>0.001561134341846</text:p>
          </table:table-cell>
          <table:table-cell office:value-type="float" office:value="1.03295571530448" calcext:value-type="float">
            <text:p>1.03295571530448</text:p>
          </table:table-cell>
          <table:table-cell table:number-columns-repeated="3"/>
          <table:table-cell office:value-type="float" office:value="0.000799475034854087" calcext:value-type="float">
            <text:p>0.000799475034854</text:p>
          </table:table-cell>
          <table:table-cell office:value-type="float" office:value="1.34208824883559" calcext:value-type="float">
            <text:p>1.34208824883559</text:p>
          </table:table-cell>
          <table:table-cell table:number-columns-repeated="6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office:value-type="float" office:value="-0.000612305861869438" calcext:value-type="float">
            <text:p>-0.000612305861869</text:p>
          </table:table-cell>
          <table:table-cell office:value-type="float" office:value="-0.614664190556595" calcext:value-type="float">
            <text:p>-0.614664190556595</text:p>
          </table:table-cell>
          <table:table-cell table:number-columns-repeated="3"/>
          <table:table-cell office:value-type="float" office:value="-0.00207823473549311" calcext:value-type="float">
            <text:p>-0.002078234735493</text:p>
          </table:table-cell>
          <table:table-cell office:value-type="float" office:value="0.413817271820422" calcext:value-type="float">
            <text:p>0.413817271820422</text:p>
          </table:table-cell>
          <table:table-cell table:number-columns-repeated="3"/>
          <table:table-cell office:value-type="float" office:value="0.000600335837285379" calcext:value-type="float">
            <text:p>0.000600335837285</text:p>
          </table:table-cell>
          <table:table-cell office:value-type="float" office:value="0.78630272414979" calcext:value-type="float">
            <text:p>0.78630272414979</text:p>
          </table:table-cell>
          <table:table-cell table:number-columns-repeated="6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office:value-type="float" office:value="0.000133325103191018" calcext:value-type="float">
            <text:p>0.000133325103191</text:p>
          </table:table-cell>
          <table:table-cell office:value-type="float" office:value="0.0215089812330187" calcext:value-type="float">
            <text:p>0.021508981233019</text:p>
          </table:table-cell>
          <table:table-cell table:number-columns-repeated="3"/>
          <table:table-cell office:value-type="float" office:value="-0.000914148664724313" calcext:value-type="float">
            <text:p>-0.000914148664724</text:p>
          </table:table-cell>
          <table:table-cell office:value-type="float" office:value="1.13010526594605" calcext:value-type="float">
            <text:p>1.13010526594605</text:p>
          </table:table-cell>
          <table:table-cell table:number-columns-repeated="3"/>
          <table:table-cell office:value-type="float" office:value="0.000505299393428799" calcext:value-type="float">
            <text:p>0.000505299393429</text:p>
          </table:table-cell>
          <table:table-cell office:value-type="float" office:value="0.319723602028969" calcext:value-type="float">
            <text:p>0.319723602028969</text:p>
          </table:table-cell>
          <table:table-cell table:number-columns-repeated="5"/>
          <table:table-cell office:value-type="string" calcext:value-type="string">
            <text:p>d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-0.000368803244737019" calcext:value-type="float">
            <text:p>-0.000368803244737</text:p>
          </table:table-cell>
          <table:table-cell office:value-type="float" office:value="0.198930693375583" calcext:value-type="float">
            <text:p>0.198930693375583</text:p>
          </table:table-cell>
          <table:table-cell table:number-columns-repeated="3"/>
          <table:table-cell office:value-type="float" office:value="-0.00101502874938711" calcext:value-type="float">
            <text:p>-0.001015028749387</text:p>
          </table:table-cell>
          <table:table-cell office:value-type="float" office:value="0.656329061309244" calcext:value-type="float">
            <text:p>0.656329061309244</text:p>
          </table:table-cell>
          <table:table-cell table:number-columns-repeated="3"/>
          <table:table-cell office:value-type="float" office:value="0.000429018053492616" calcext:value-type="float">
            <text:p>0.000429018053493</text:p>
          </table:table-cell>
          <table:table-cell office:value-type="float" office:value="0.202068604838949" calcext:value-type="float">
            <text:p>0.202068604838949</text:p>
          </table:table-cell>
          <table:table-cell table:number-columns-repeated="6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office:value-type="float" office:value="0.00211319586137932" calcext:value-type="float">
            <text:p>0.002113195861379</text:p>
          </table:table-cell>
          <table:table-cell office:value-type="float" office:value="-0.0497092779822342" calcext:value-type="float">
            <text:p>-0.049709277982234</text:p>
          </table:table-cell>
          <table:table-cell table:number-columns-repeated="3"/>
          <table:table-cell office:value-type="float" office:value="-0.00111659473491878" calcext:value-type="float">
            <text:p>-0.001116594734919</text:p>
          </table:table-cell>
          <table:table-cell office:value-type="float" office:value="1.45923784715021" calcext:value-type="float">
            <text:p>1.45923784715021</text:p>
          </table:table-cell>
          <table:table-cell table:number-columns-repeated="3"/>
          <table:table-cell office:value-type="float" office:value="0.000247566203712645" calcext:value-type="float">
            <text:p>0.000247566203713</text:p>
          </table:table-cell>
          <table:table-cell office:value-type="float" office:value="0.741834188398104" calcext:value-type="float">
            <text:p>0.741834188398104</text:p>
          </table:table-cell>
          <table:table-cell table:number-columns-repeated="6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office:value-type="float" office:value="0.00176315079519949" calcext:value-type="float">
            <text:p>0.001763150795199</text:p>
          </table:table-cell>
          <table:table-cell office:value-type="float" office:value="1.29005137411707" calcext:value-type="float">
            <text:p>1.29005137411707</text:p>
          </table:table-cell>
          <table:table-cell table:number-columns-repeated="3"/>
          <table:table-cell office:value-type="float" office:value="-0.000770675861021881" calcext:value-type="float">
            <text:p>-0.000770675861022</text:p>
          </table:table-cell>
          <table:table-cell office:value-type="float" office:value="0.313913470636962" calcext:value-type="float">
            <text:p>0.313913470636962</text:p>
          </table:table-cell>
          <table:table-cell table:number-columns-repeated="3"/>
          <table:table-cell office:value-type="float" office:value="0.000949038849046865" calcext:value-type="float">
            <text:p>0.000949038849047</text:p>
          </table:table-cell>
          <table:table-cell office:value-type="float" office:value="0.0151480339279801" calcext:value-type="float">
            <text:p>0.01514803392798</text:p>
          </table:table-cell>
          <table:table-cell table:number-columns-repeated="6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office:value-type="float" office:value="-0.00011470818207188" calcext:value-type="float">
            <text:p>-0.000114708182072</text:p>
          </table:table-cell>
          <table:table-cell office:value-type="float" office:value="-0.442093130215842" calcext:value-type="float">
            <text:p>-0.442093130215842</text:p>
          </table:table-cell>
          <table:table-cell table:number-columns-repeated="3"/>
          <table:table-cell office:value-type="float" office:value="-0.000995165101389933" calcext:value-type="float">
            <text:p>-0.00099516510139</text:p>
          </table:table-cell>
          <table:table-cell office:value-type="float" office:value="0.893743038706957" calcext:value-type="float">
            <text:p>0.893743038706957</text:p>
          </table:table-cell>
          <table:table-cell table:number-columns-repeated="3"/>
          <table:table-cell office:value-type="float" office:value="0.000395798724540228" calcext:value-type="float">
            <text:p>0.00039579872454</text:p>
          </table:table-cell>
          <table:table-cell office:value-type="float" office:value="0.419628530813321" calcext:value-type="float">
            <text:p>0.419628530813321</text:p>
          </table:table-cell>
          <table:table-cell table:number-columns-repeated="6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office:value-type="float" office:value="-0.000697798048288406" calcext:value-type="float">
            <text:p>-0.000697798048288</text:p>
          </table:table-cell>
          <table:table-cell office:value-type="float" office:value="-1.48822235135061" calcext:value-type="float">
            <text:p>-1.48822235135061</text:p>
          </table:table-cell>
          <table:table-cell table:number-columns-repeated="3"/>
          <table:table-cell office:value-type="float" office:value="0.00151680104551209" calcext:value-type="float">
            <text:p>0.001516801045512</text:p>
          </table:table-cell>
          <table:table-cell office:value-type="float" office:value="0.894914354835365" calcext:value-type="float">
            <text:p>0.894914354835365</text:p>
          </table:table-cell>
          <table:table-cell table:number-columns-repeated="3"/>
          <table:table-cell office:value-type="float" office:value="0.000956786895180837" calcext:value-type="float">
            <text:p>0.000956786895181</text:p>
          </table:table-cell>
          <table:table-cell office:value-type="float" office:value="1.30497921049991" calcext:value-type="float">
            <text:p>1.30497921049991</text:p>
          </table:table-cell>
          <table:table-cell table:number-columns-repeated="6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office:value-type="float" office:value="-0.000807054361473539" calcext:value-type="float">
            <text:p>-0.000807054361474</text:p>
          </table:table-cell>
          <table:table-cell office:value-type="float" office:value="0.777413919678254" calcext:value-type="float">
            <text:p>0.777413919678254</text:p>
          </table:table-cell>
          <table:table-cell table:number-columns-repeated="3"/>
          <table:table-cell office:value-type="float" office:value="0.00177222226028838" calcext:value-type="float">
            <text:p>0.001772222260288</text:p>
          </table:table-cell>
          <table:table-cell office:value-type="float" office:value="0.845392056610071" calcext:value-type="float">
            <text:p>0.845392056610071</text:p>
          </table:table-cell>
          <table:table-cell table:number-columns-repeated="3"/>
          <table:table-cell office:value-type="float" office:value="0.000880906183049278" calcext:value-type="float">
            <text:p>0.000880906183049</text:p>
          </table:table-cell>
          <table:table-cell office:value-type="float" office:value="0.316569044454437" calcext:value-type="float">
            <text:p>0.316569044454437</text:p>
          </table:table-cell>
          <table:table-cell table:number-columns-repeated="6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office:value-type="float" office:value="-0.000331765380494987" calcext:value-type="float">
            <text:p>-0.000331765380495</text:p>
          </table:table-cell>
          <table:table-cell office:value-type="float" office:value="-1.53971773085127" calcext:value-type="float">
            <text:p>-1.53971773085127</text:p>
          </table:table-cell>
          <table:table-cell table:number-columns-repeated="3"/>
          <table:table-cell office:value-type="float" office:value="-0.00179393379689438" calcext:value-type="float">
            <text:p>-0.001793933796894</text:p>
          </table:table-cell>
          <table:table-cell office:value-type="float" office:value="1.08128526011867" calcext:value-type="float">
            <text:p>1.08128526011867</text:p>
          </table:table-cell>
          <table:table-cell table:number-columns-repeated="3"/>
          <table:table-cell office:value-type="float" office:value="0.0000408142601398586" calcext:value-type="float">
            <text:p>4.08142601398586E-05</text:p>
          </table:table-cell>
          <table:table-cell office:value-type="float" office:value="0.711007581779374" calcext:value-type="float">
            <text:p>0.711007581779374</text:p>
          </table:table-cell>
          <table:table-cell table:number-columns-repeated="6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office:value-type="float" office:value="-0.00219633495406271" calcext:value-type="float">
            <text:p>-0.002196334954063</text:p>
          </table:table-cell>
          <table:table-cell office:value-type="float" office:value="-1.58237172091629" calcext:value-type="float">
            <text:p>-1.58237172091629</text:p>
          </table:table-cell>
          <table:table-cell table:number-columns-repeated="3"/>
          <table:table-cell office:value-type="float" office:value="-0.00453658562682736" calcext:value-type="float">
            <text:p>-0.004536585626827</text:p>
          </table:table-cell>
          <table:table-cell office:value-type="float" office:value="1.27808231919858" calcext:value-type="float">
            <text:p>1.27808231919858</text:p>
          </table:table-cell>
          <table:table-cell table:number-columns-repeated="3"/>
          <table:table-cell office:value-type="float" office:value="0.000732668869605235" calcext:value-type="float">
            <text:p>0.000732668869605</text:p>
          </table:table-cell>
          <table:table-cell office:value-type="float" office:value="0.994606590627312" calcext:value-type="float">
            <text:p>0.994606590627312</text:p>
          </table:table-cell>
          <table:table-cell table:number-columns-repeated="6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office:value-type="float" office:value="0.0000610516852686649" calcext:value-type="float">
            <text:p>6.10516852686649E-05</text:p>
          </table:table-cell>
          <table:table-cell office:value-type="float" office:value="-1.88834019272882" calcext:value-type="float">
            <text:p>-1.88834019272882</text:p>
          </table:table-cell>
          <table:table-cell table:number-columns-repeated="3"/>
          <table:table-cell office:value-type="float" office:value="0.00260181150053082" calcext:value-type="float">
            <text:p>0.002601811500531</text:p>
          </table:table-cell>
          <table:table-cell office:value-type="float" office:value="0.377071371235667" calcext:value-type="float">
            <text:p>0.377071371235667</text:p>
          </table:table-cell>
          <table:table-cell table:number-columns-repeated="3"/>
          <table:table-cell office:value-type="float" office:value="0.0000686349787999071" calcext:value-type="float">
            <text:p>6.86349787999071E-05</text:p>
          </table:table-cell>
          <table:table-cell office:value-type="float" office:value="0.363967013407507" calcext:value-type="float">
            <text:p>0.363967013407507</text:p>
          </table:table-cell>
          <table:table-cell table:number-columns-repeated="6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office:value-type="float" office:value="0.0010783680426193" calcext:value-type="float">
            <text:p>0.001078368042619</text:p>
          </table:table-cell>
          <table:table-cell office:value-type="float" office:value="0.28415602882835" calcext:value-type="float">
            <text:p>0.28415602882835</text:p>
          </table:table-cell>
          <table:table-cell table:number-columns-repeated="3"/>
          <table:table-cell office:value-type="float" office:value="0.00118699657723734" calcext:value-type="float">
            <text:p>0.001186996577237</text:p>
          </table:table-cell>
          <table:table-cell office:value-type="float" office:value="0.694868129704323" calcext:value-type="float">
            <text:p>0.694868129704323</text:p>
          </table:table-cell>
          <table:table-cell table:number-columns-repeated="3"/>
          <table:table-cell office:value-type="float" office:value="0.000273006282412398" calcext:value-type="float">
            <text:p>0.000273006282412</text:p>
          </table:table-cell>
          <table:table-cell office:value-type="float" office:value="1.40400703180754" calcext:value-type="float">
            <text:p>1.40400703180754</text:p>
          </table:table-cell>
          <table:table-cell table:number-columns-repeated="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-0.0013036746637438" calcext:value-type="float">
            <text:p>-0.001303674663744</text:p>
          </table:table-cell>
          <table:table-cell office:value-type="float" office:value="-2.35370898674614" calcext:value-type="float">
            <text:p>-2.35370898674614</text:p>
          </table:table-cell>
          <table:table-cell table:number-columns-repeated="3"/>
          <table:table-cell office:value-type="float" office:value="0.000355808440801804" calcext:value-type="float">
            <text:p>0.000355808440802</text:p>
          </table:table-cell>
          <table:table-cell office:value-type="float" office:value="0.409408376069157" calcext:value-type="float">
            <text:p>0.409408376069157</text:p>
          </table:table-cell>
          <table:table-cell table:number-columns-repeated="3"/>
          <table:table-cell office:value-type="float" office:value="0.000292702337721173" calcext:value-type="float">
            <text:p>0.000292702337721</text:p>
          </table:table-cell>
          <table:table-cell office:value-type="float" office:value="0.842103390444251" calcext:value-type="float">
            <text:p>0.842103390444251</text:p>
          </table:table-cell>
          <table:table-cell table:number-columns-repeated="6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office:value-type="float" office:value="-0.000814910325281667" calcext:value-type="float">
            <text:p>-0.000814910325282</text:p>
          </table:table-cell>
          <table:table-cell office:value-type="float" office:value="-1.58908764872883" calcext:value-type="float">
            <text:p>-1.58908764872883</text:p>
          </table:table-cell>
          <table:table-cell table:number-columns-repeated="3"/>
          <table:table-cell office:value-type="float" office:value="-0.000891850956825202" calcext:value-type="float">
            <text:p>-0.000891850956825</text:p>
          </table:table-cell>
          <table:table-cell office:value-type="float" office:value="0.772874116020049" calcext:value-type="float">
            <text:p>0.772874116020049</text:p>
          </table:table-cell>
          <table:table-cell table:number-columns-repeated="3"/>
          <table:table-cell office:value-type="float" office:value="0.000477346460861615" calcext:value-type="float">
            <text:p>0.000477346460862</text:p>
          </table:table-cell>
          <table:table-cell office:value-type="float" office:value="0.867440812876452" calcext:value-type="float">
            <text:p>0.867440812876452</text:p>
          </table:table-cell>
          <table:table-cell table:number-columns-repeated="6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office:value-type="float" office:value="-0.000872840252917814" calcext:value-type="float">
            <text:p>-0.000872840252918</text:p>
          </table:table-cell>
          <table:table-cell office:value-type="float" office:value="-0.727210326637299" calcext:value-type="float">
            <text:p>-0.727210326637299</text:p>
          </table:table-cell>
          <table:table-cell table:number-columns-repeated="3"/>
          <table:table-cell office:value-type="float" office:value="0.0015485183763262" calcext:value-type="float">
            <text:p>0.001548518376326</text:p>
          </table:table-cell>
          <table:table-cell office:value-type="float" office:value="0.0800035929987197" calcext:value-type="float">
            <text:p>0.08000359299872</text:p>
          </table:table-cell>
          <table:table-cell table:number-columns-repeated="3"/>
          <table:table-cell office:value-type="float" office:value="0.000106180095803561" calcext:value-type="float">
            <text:p>0.000106180095804</text:p>
          </table:table-cell>
          <table:table-cell office:value-type="float" office:value="0.622187220939182" calcext:value-type="float">
            <text:p>0.622187220939182</text:p>
          </table:table-cell>
          <table:table-cell table:number-columns-repeated="6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office:value-type="float" office:value="-0.000617427122128164" calcext:value-type="float">
            <text:p>-0.000617427122128</text:p>
          </table:table-cell>
          <table:table-cell office:value-type="float" office:value="0.640918275250078" calcext:value-type="float">
            <text:p>0.640918275250078</text:p>
          </table:table-cell>
          <table:table-cell table:number-columns-repeated="3"/>
          <table:table-cell office:value-type="float" office:value="-0.0013821177319819" calcext:value-type="float">
            <text:p>-0.001382117731982</text:p>
          </table:table-cell>
          <table:table-cell office:value-type="float" office:value="0.872069323696845" calcext:value-type="float">
            <text:p>0.872069323696845</text:p>
          </table:table-cell>
          <table:table-cell table:number-columns-repeated="3"/>
          <table:table-cell office:value-type="float" office:value="0.000138568920482133" calcext:value-type="float">
            <text:p>0.000138568920482</text:p>
          </table:table-cell>
          <table:table-cell office:value-type="float" office:value="0.789535231580228" calcext:value-type="float">
            <text:p>0.789535231580228</text:p>
          </table:table-cell>
          <table:table-cell table:number-columns-repeated="6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office:value-type="float" office:value="0.00135319713900893" calcext:value-type="float">
            <text:p>0.001353197139009</text:p>
          </table:table-cell>
          <table:table-cell office:value-type="float" office:value="0.233937089037687" calcext:value-type="float">
            <text:p>0.233937089037687</text:p>
          </table:table-cell>
          <table:table-cell table:number-columns-repeated="3"/>
          <table:table-cell office:value-type="float" office:value="-0.00134526375075937" calcext:value-type="float">
            <text:p>-0.001345263750759</text:p>
          </table:table-cell>
          <table:table-cell office:value-type="float" office:value="1.00905959050629" calcext:value-type="float">
            <text:p>1.00905959050629</text:p>
          </table:table-cell>
          <table:table-cell table:number-columns-repeated="3"/>
          <table:table-cell office:value-type="float" office:value="0.0000584830627491661" calcext:value-type="float">
            <text:p>5.84830627491661E-05</text:p>
          </table:table-cell>
          <table:table-cell office:value-type="float" office:value="0.0806614906892024" calcext:value-type="float">
            <text:p>0.080661490689203</text:p>
          </table:table-cell>
          <table:table-cell table:number-columns-repeated="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float" office:value="0.000314836640946842" calcext:value-type="float">
            <text:p>0.000314836640947</text:p>
          </table:table-cell>
          <table:table-cell office:value-type="float" office:value="0.745495511664454" calcext:value-type="float">
            <text:p>0.745495511664454</text:p>
          </table:table-cell>
          <table:table-cell table:number-columns-repeated="3"/>
          <table:table-cell office:value-type="float" office:value="0.00182099923315382" calcext:value-type="float">
            <text:p>0.001820999233154</text:p>
          </table:table-cell>
          <table:table-cell office:value-type="float" office:value="1.18977222207574" calcext:value-type="float">
            <text:p>1.18977222207574</text:p>
          </table:table-cell>
          <table:table-cell table:number-columns-repeated="3"/>
          <table:table-cell office:value-type="float" office:value="0.00018071241856983" calcext:value-type="float">
            <text:p>0.00018071241857</text:p>
          </table:table-cell>
          <table:table-cell office:value-type="float" office:value="0.355593056270065" calcext:value-type="float">
            <text:p>0.355593056270065</text:p>
          </table:table-cell>
          <table:table-cell table:number-columns-repeated="6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office:value-type="float" office:value="0.000663075134674189" calcext:value-type="float">
            <text:p>0.000663075134674</text:p>
          </table:table-cell>
          <table:table-cell office:value-type="float" office:value="-2.52800072547704" calcext:value-type="float">
            <text:p>-2.52800072547704</text:p>
          </table:table-cell>
          <table:table-cell table:number-columns-repeated="3"/>
          <table:table-cell office:value-type="float" office:value="-0.000599672485783815" calcext:value-type="float">
            <text:p>-0.000599672485784</text:p>
          </table:table-cell>
          <table:table-cell office:value-type="float" office:value="0.336700640855055" calcext:value-type="float">
            <text:p>0.336700640855055</text:p>
          </table:table-cell>
          <table:table-cell table:number-columns-repeated="3"/>
          <table:table-cell office:value-type="float" office:value="0.000560514165773495" calcext:value-type="float">
            <text:p>0.000560514165773</text:p>
          </table:table-cell>
          <table:table-cell office:value-type="float" office:value="0.128791472115671" calcext:value-type="float">
            <text:p>0.128791472115671</text:p>
          </table:table-cell>
          <table:table-cell table:number-columns-repeated="6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office:value-type="float" office:value="0.000549524672590271" calcext:value-type="float">
            <text:p>0.00054952467259</text:p>
          </table:table-cell>
          <table:table-cell office:value-type="float" office:value="0.83743892542684" calcext:value-type="float">
            <text:p>0.83743892542684</text:p>
          </table:table-cell>
          <table:table-cell table:number-columns-repeated="3"/>
          <table:table-cell office:value-type="float" office:value="-0.00102872951992652" calcext:value-type="float">
            <text:p>-0.001028729519927</text:p>
          </table:table-cell>
          <table:table-cell office:value-type="float" office:value="1.22647819965915" calcext:value-type="float">
            <text:p>1.22647819965915</text:p>
          </table:table-cell>
          <table:table-cell table:number-columns-repeated="3"/>
          <table:table-cell office:value-type="float" office:value="0.00092190065908753" calcext:value-type="float">
            <text:p>0.000921900659088</text:p>
          </table:table-cell>
          <table:table-cell office:value-type="float" office:value="0.525972446413592" calcext:value-type="float">
            <text:p>0.525972446413592</text:p>
          </table:table-cell>
          <table:table-cell table:number-columns-repeated="6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office:value-type="float" office:value="-0.00043265438720528" calcext:value-type="float">
            <text:p>-0.000432654387205</text:p>
          </table:table-cell>
          <table:table-cell office:value-type="float" office:value="-0.729143967535155" calcext:value-type="float">
            <text:p>-0.729143967535155</text:p>
          </table:table-cell>
          <table:table-cell table:number-columns-repeated="3"/>
          <table:table-cell office:value-type="float" office:value="-0.00192217232204183" calcext:value-type="float">
            <text:p>-0.001922172322042</text:p>
          </table:table-cell>
          <table:table-cell office:value-type="float" office:value="0.0152616600765191" calcext:value-type="float">
            <text:p>0.015261660076519</text:p>
          </table:table-cell>
          <table:table-cell table:number-columns-repeated="3"/>
          <table:table-cell office:value-type="float" office:value="0.000184626371791771" calcext:value-type="float">
            <text:p>0.000184626371792</text:p>
          </table:table-cell>
          <table:table-cell office:value-type="float" office:value="0.368611907190956" calcext:value-type="float">
            <text:p>0.368611907190956</text:p>
          </table:table-cell>
          <table:table-cell table:number-columns-repeated="6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office:value-type="float" office:value="0.000133701728479022" calcext:value-type="float">
            <text:p>0.000133701728479</text:p>
          </table:table-cell>
          <table:table-cell office:value-type="float" office:value="-1.16751000465177" calcext:value-type="float">
            <text:p>-1.16751000465177</text:p>
          </table:table-cell>
          <table:table-cell table:number-columns-repeated="3"/>
          <table:table-cell office:value-type="float" office:value="-0.00168561808891064" calcext:value-type="float">
            <text:p>-0.001685618088911</text:p>
          </table:table-cell>
          <table:table-cell office:value-type="float" office:value="1.36118510317042" calcext:value-type="float">
            <text:p>1.36118510317042</text:p>
          </table:table-cell>
          <table:table-cell table:number-columns-repeated="3"/>
          <table:table-cell office:value-type="float" office:value="0.000863232849486277" calcext:value-type="float">
            <text:p>0.000863232849486</text:p>
          </table:table-cell>
          <table:table-cell office:value-type="float" office:value="0.17410854536321" calcext:value-type="float">
            <text:p>0.17410854536321</text:p>
          </table:table-cell>
          <table:table-cell table:number-columns-repeated="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office:value-type="float" office:value="-0.000816103432683809" calcext:value-type="float">
            <text:p>-0.000816103432684</text:p>
          </table:table-cell>
          <table:table-cell office:value-type="float" office:value="-2.30557263934459" calcext:value-type="float">
            <text:p>-2.30557263934459</text:p>
          </table:table-cell>
          <table:table-cell table:number-columns-repeated="3"/>
          <table:table-cell office:value-type="float" office:value="-0.00131415002112602" calcext:value-type="float">
            <text:p>-0.001314150021126</text:p>
          </table:table-cell>
          <table:table-cell office:value-type="float" office:value="1.37841173283248" calcext:value-type="float">
            <text:p>1.37841173283248</text:p>
          </table:table-cell>
          <table:table-cell table:number-columns-repeated="3"/>
          <table:table-cell office:value-type="float" office:value="0.000275482209976353" calcext:value-type="float">
            <text:p>0.000275482209976</text:p>
          </table:table-cell>
          <table:table-cell office:value-type="float" office:value="0.670446320640272" calcext:value-type="float">
            <text:p>0.670446320640272</text:p>
          </table:table-cell>
          <table:table-cell table:number-columns-repeated="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" office:value-type="string" calcext:value-type="string">
            <text:p>Time(s)</text:p>
          </table:table-cell>
          <table:table-cell office:value-type="string" calcext:value-type="string">
            <text:p>Cự ly(km)</text:p>
          </table:table-cell>
          <table:table-cell office:value-type="string" calcext:value-type="string">
            <text:p>Phương vị(độ)</text:p>
          </table:table-cell>
          <table:table-cell table:number-columns-repeated="3"/>
          <table:table-cell office:value-type="string" calcext:value-type="string">
            <text:p>Cự ly(km)</text:p>
          </table:table-cell>
          <table:table-cell office:value-type="string" calcext:value-type="string">
            <text:p>Phương vị(độ)</text:p>
          </table:table-cell>
          <table:table-cell table:number-columns-repeated="3"/>
          <table:table-cell office:value-type="string" calcext:value-type="string">
            <text:p>Cự ly(km)</text:p>
          </table:table-cell>
          <table:table-cell office:value-type="string" calcext:value-type="string">
            <text:p>Phương vị(độ)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7]+[.B72]" office:value-type="float" office:value="71.6962624927151" calcext:value-type="float">
            <text:p>71.6962624927151</text:p>
          </table:table-cell>
          <table:table-cell table:formula="of:=[.C37]+[.C72]" office:value-type="float" office:value="43.8202185271978" calcext:value-type="float">
            <text:p>43.8202185271978</text:p>
          </table:table-cell>
          <table:table-cell table:number-columns-repeated="3"/>
          <table:table-cell table:formula="of:=[.G37]+[.G72]" office:value-type="float" office:value="158.53315044176" calcext:value-type="float">
            <text:p>158.53315044176</text:p>
          </table:table-cell>
          <table:table-cell table:formula="of:=[.H37]+[.H72]" office:value-type="float" office:value="-70.7626751707258" calcext:value-type="float">
            <text:p>-70.7626751707258</text:p>
          </table:table-cell>
          <table:table-cell table:number-columns-repeated="3"/>
          <table:table-cell table:formula="of:=[.L37]+[.L72]" office:value-type="float" office:value="29.2810749225792" calcext:value-type="float">
            <text:p>29.2810749225792</text:p>
          </table:table-cell>
          <table:table-cell table:formula="of:=[.M37]+[.M72]" office:value-type="float" office:value="44.5662542026703" calcext:value-type="float">
            <text:p>44.566254202670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8]+[.B73]" office:value-type="float" office:value="71.7078748699385" calcext:value-type="float">
            <text:p>71.7078748699385</text:p>
          </table:table-cell>
          <table:table-cell table:formula="of:=[.C38]+[.C73]" office:value-type="float" office:value="45.4867043722912" calcext:value-type="float">
            <text:p>45.4867043722912</text:p>
          </table:table-cell>
          <table:table-cell table:number-columns-repeated="3"/>
          <table:table-cell table:formula="of:=[.G38]+[.G73]" office:value-type="float" office:value="158.544829116785" calcext:value-type="float">
            <text:p>158.544829116785</text:p>
          </table:table-cell>
          <table:table-cell table:formula="of:=[.H38]+[.H73]" office:value-type="float" office:value="-70.3438226246471" calcext:value-type="float">
            <text:p>-70.3438226246471</text:p>
          </table:table-cell>
          <table:table-cell table:number-columns-repeated="3"/>
          <table:table-cell table:formula="of:=[.L38]+[.L73]" office:value-type="float" office:value="29.2907859743134" calcext:value-type="float">
            <text:p>29.2907859743134</text:p>
          </table:table-cell>
          <table:table-cell table:formula="of:=[.M38]+[.M73]" office:value-type="float" office:value="44.2118287266484" calcext:value-type="float">
            <text:p>44.2118287266484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]+[.B74]" office:value-type="float" office:value="71.7160973951094" calcext:value-type="float">
            <text:p>71.7160973951094</text:p>
          </table:table-cell>
          <table:table-cell table:formula="of:=[.C39]+[.C74]" office:value-type="float" office:value="43.5922585906325" calcext:value-type="float">
            <text:p>43.5922585906325</text:p>
          </table:table-cell>
          <table:table-cell table:number-columns-repeated="3"/>
          <table:table-cell table:formula="of:=[.G39]+[.G74]" office:value-type="float" office:value="158.557073337077" calcext:value-type="float">
            <text:p>158.557073337077</text:p>
          </table:table-cell>
          <table:table-cell table:formula="of:=[.H39]+[.H74]" office:value-type="float" office:value="-70.1564032513592" calcext:value-type="float">
            <text:p>-70.1564032513592</text:p>
          </table:table-cell>
          <table:table-cell table:number-columns-repeated="3"/>
          <table:table-cell table:formula="of:=[.L39]+[.L74]" office:value-type="float" office:value="29.3013297978394" calcext:value-type="float">
            <text:p>29.3013297978394</text:p>
          </table:table-cell>
          <table:table-cell table:formula="of:=[.M39]+[.M74]" office:value-type="float" office:value="43.7017337777179" calcext:value-type="float">
            <text:p>43.701733777717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40]+[.B75]" office:value-type="float" office:value="71.7291803936682" calcext:value-type="float">
            <text:p>71.7291803936682</text:p>
          </table:table-cell>
          <table:table-cell table:formula="of:=[.C40]+[.C75]" office:value-type="float" office:value="43.9000713552804" calcext:value-type="float">
            <text:p>43.9000713552804</text:p>
          </table:table-cell>
          <table:table-cell table:number-columns-repeated="3"/>
          <table:table-cell table:formula="of:=[.G40]+[.G75]" office:value-type="float" office:value="158.568275067012" calcext:value-type="float">
            <text:p>158.568275067012</text:p>
          </table:table-cell>
          <table:table-cell table:formula="of:=[.H40]+[.H75]" office:value-type="float" office:value="-70.5924188139552" calcext:value-type="float">
            <text:p>-70.5924188139552</text:p>
          </table:table-cell>
          <table:table-cell table:number-columns-repeated="3"/>
          <table:table-cell table:formula="of:=[.L40]+[.L75]" office:value-type="float" office:value="29.312292242809" calcext:value-type="float">
            <text:p>29.312292242809</text:p>
          </table:table-cell>
          <table:table-cell table:formula="of:=[.M40]+[.M75]" office:value-type="float" office:value="44.5242557527049" calcext:value-type="float">
            <text:p>44.524255752704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1]+[.B76]" office:value-type="float" office:value="71.7366404153734" calcext:value-type="float">
            <text:p>71.7366404153734</text:p>
          </table:table-cell>
          <table:table-cell table:formula="of:=[.C41]+[.C76]" office:value-type="float" office:value="43.4102412458745" calcext:value-type="float">
            <text:p>43.4102412458745</text:p>
          </table:table-cell>
          <table:table-cell table:number-columns-repeated="3"/>
          <table:table-cell table:formula="of:=[.G41]+[.G76]" office:value-type="float" office:value="158.576637671254" calcext:value-type="float">
            <text:p>158.576637671254</text:p>
          </table:table-cell>
          <table:table-cell table:formula="of:=[.H41]+[.H76]" office:value-type="float" office:value="-70.3294242996742" calcext:value-type="float">
            <text:p>-70.3294242996742</text:p>
          </table:table-cell>
          <table:table-cell table:number-columns-repeated="3"/>
          <table:table-cell table:formula="of:=[.L41]+[.L76]" office:value-type="float" office:value="29.3231409452166" calcext:value-type="float">
            <text:p>29.3231409452166</text:p>
          </table:table-cell>
          <table:table-cell table:formula="of:=[.M41]+[.M76]" office:value-type="float" office:value="43.4474092099002" calcext:value-type="float">
            <text:p>43.447409209900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42]+[.B77]" office:value-type="float" office:value="71.7485180360884" calcext:value-type="float">
            <text:p>71.7485180360884</text:p>
          </table:table-cell>
          <table:table-cell table:formula="of:=[.C42]+[.C77]" office:value-type="float" office:value="43.140899848976" calcext:value-type="float">
            <text:p>43.140899848976</text:p>
          </table:table-cell>
          <table:table-cell table:number-columns-repeated="3"/>
          <table:table-cell table:formula="of:=[.G42]+[.G77]" office:value-type="float" office:value="158.58892171247" calcext:value-type="float">
            <text:p>158.58892171247</text:p>
          </table:table-cell>
          <table:table-cell table:formula="of:=[.H42]+[.H77]" office:value-type="float" office:value="-69.7591850064124" calcext:value-type="float">
            <text:p>-69.7591850064124</text:p>
          </table:table-cell>
          <table:table-cell table:number-columns-repeated="3"/>
          <table:table-cell table:formula="of:=[.L42]+[.L77]" office:value-type="float" office:value="29.333340924486" calcext:value-type="float">
            <text:p>29.333340924486</text:p>
          </table:table-cell>
          <table:table-cell table:formula="of:=[.M42]+[.M77]" office:value-type="float" office:value="44.1148697724745" calcext:value-type="float">
            <text:p>44.114869772474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43]+[.B78]" office:value-type="float" office:value="71.7581269496356" calcext:value-type="float">
            <text:p>71.7581269496356</text:p>
          </table:table-cell>
          <table:table-cell table:formula="of:=[.C43]+[.C78]" office:value-type="float" office:value="42.7234160824602" calcext:value-type="float">
            <text:p>42.7234160824602</text:p>
          </table:table-cell>
          <table:table-cell table:number-columns-repeated="3"/>
          <table:table-cell table:formula="of:=[.G43]+[.G78]" office:value-type="float" office:value="158.598160213863" calcext:value-type="float">
            <text:p>158.598160213863</text:p>
          </table:table-cell>
          <table:table-cell table:formula="of:=[.H43]+[.H78]" office:value-type="float" office:value="-70.9290466844389" calcext:value-type="float">
            <text:p>-70.9290466844389</text:p>
          </table:table-cell>
          <table:table-cell table:number-columns-repeated="3"/>
          <table:table-cell table:formula="of:=[.L43]+[.L78]" office:value-type="float" office:value="29.34391914187" calcext:value-type="float">
            <text:p>29.34391914187</text:p>
          </table:table-cell>
          <table:table-cell table:formula="of:=[.M43]+[.M78]" office:value-type="float" office:value="43.0569229745482" calcext:value-type="float">
            <text:p>43.056922974548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4]+[.B79]" office:value-type="float" office:value="71.769314654472" calcext:value-type="float">
            <text:p>71.769314654472</text:p>
          </table:table-cell>
          <table:table-cell table:formula="of:=[.C44]+[.C79]" office:value-type="float" office:value="45.8358542265171" calcext:value-type="float">
            <text:p>45.8358542265171</text:p>
          </table:table-cell>
          <table:table-cell table:number-columns-repeated="3"/>
          <table:table-cell table:formula="of:=[.G44]+[.G79]" office:value-type="float" office:value="158.613087355825" calcext:value-type="float">
            <text:p>158.613087355825</text:p>
          </table:table-cell>
          <table:table-cell table:formula="of:=[.H44]+[.H79]" office:value-type="float" office:value="-70.0192214323319" calcext:value-type="float">
            <text:p>-70.0192214323319</text:p>
          </table:table-cell>
          <table:table-cell table:number-columns-repeated="3"/>
          <table:table-cell table:formula="of:=[.L44]+[.L79]" office:value-type="float" office:value="29.3549051602238" calcext:value-type="float">
            <text:p>29.3549051602238</text:p>
          </table:table-cell>
          <table:table-cell table:formula="of:=[.M44]+[.M79]" office:value-type="float" office:value="44.2445927296605" calcext:value-type="float">
            <text:p>44.244592729660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5]+[.B80]" office:value-type="float" office:value="71.7785039422592" calcext:value-type="float">
            <text:p>71.7785039422592</text:p>
          </table:table-cell>
          <table:table-cell table:formula="of:=[.C45]+[.C80]" office:value-type="float" office:value="43.5139682573554" calcext:value-type="float">
            <text:p>43.5139682573554</text:p>
          </table:table-cell>
          <table:table-cell table:number-columns-repeated="3"/>
          <table:table-cell table:formula="of:=[.G45]+[.G80]" office:value-type="float" office:value="158.620549650986" calcext:value-type="float">
            <text:p>158.620549650986</text:p>
          </table:table-cell>
          <table:table-cell table:formula="of:=[.H45]+[.H80]" office:value-type="float" office:value="-70.6323910159398" calcext:value-type="float">
            <text:p>-70.6323910159398</text:p>
          </table:table-cell>
          <table:table-cell table:number-columns-repeated="3"/>
          <table:table-cell table:formula="of:=[.L45]+[.L80]" office:value-type="float" office:value="29.365305163446" calcext:value-type="float">
            <text:p>29.365305163446</text:p>
          </table:table-cell>
          <table:table-cell table:formula="of:=[.M45]+[.M80]" office:value-type="float" office:value="43.6559221974653" calcext:value-type="float">
            <text:p>43.655922197465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46]+[.B81]" office:value-type="float" office:value="71.7894828383875" calcext:value-type="float">
            <text:p>71.7894828383875</text:p>
          </table:table-cell>
          <table:table-cell table:formula="of:=[.C46]+[.C81]" office:value-type="float" office:value="44.136512299235" calcext:value-type="float">
            <text:p>44.136512299235</text:p>
          </table:table-cell>
          <table:table-cell table:number-columns-repeated="3"/>
          <table:table-cell table:formula="of:=[.G46]+[.G81]" office:value-type="float" office:value="158.632817122537" calcext:value-type="float">
            <text:p>158.632817122537</text:p>
          </table:table-cell>
          <table:table-cell table:formula="of:=[.H46]+[.H81]" office:value-type="float" office:value="-69.9101349974402" calcext:value-type="float">
            <text:p>-69.9101349974402</text:p>
          </table:table-cell>
          <table:table-cell table:number-columns-repeated="3"/>
          <table:table-cell table:formula="of:=[.L46]+[.L81]" office:value-type="float" office:value="29.3758189357753" calcext:value-type="float">
            <text:p>29.3758189357753</text:p>
          </table:table-cell>
          <table:table-cell table:formula="of:=[.M46]+[.M81]" office:value-type="float" office:value="43.1564818096655" calcext:value-type="float">
            <text:p>43.1564818096655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47]+[.B82]" office:value-type="float" office:value="71.7992180361485" calcext:value-type="float">
            <text:p>71.7992180361485</text:p>
          </table:table-cell>
          <table:table-cell table:formula="of:=[.C47]+[.C82]" office:value-type="float" office:value="44.3003087672331" calcext:value-type="float">
            <text:p>44.3003087672331</text:p>
          </table:table-cell>
          <table:table-cell table:number-columns-repeated="3"/>
          <table:table-cell table:formula="of:=[.G47]+[.G82]" office:value-type="float" office:value="158.643821348812" calcext:value-type="float">
            <text:p>158.643821348812</text:p>
          </table:table-cell>
          <table:table-cell table:formula="of:=[.H47]+[.H82]" office:value-type="float" office:value="-70.3779440131593" calcext:value-type="float">
            <text:p>-70.3779440131593</text:p>
          </table:table-cell>
          <table:table-cell table:number-columns-repeated="3"/>
          <table:table-cell table:formula="of:=[.L47]+[.L82]" office:value-type="float" office:value="29.3863611190927" calcext:value-type="float">
            <text:p>29.3863611190927</text:p>
          </table:table-cell>
          <table:table-cell table:formula="of:=[.M47]+[.M82]" office:value-type="float" office:value="43.0059892845205" calcext:value-type="float">
            <text:p>43.005989284520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48]+[.B83]" office:value-type="float" office:value="71.8119414205725" calcext:value-type="float">
            <text:p>71.8119414205725</text:p>
          </table:table-cell>
          <table:table-cell table:formula="of:=[.C48]+[.C83]" office:value-type="float" office:value="44.038047437375" calcext:value-type="float">
            <text:p>44.038047437375</text:p>
          </table:table-cell>
          <table:table-cell table:number-columns-repeated="3"/>
          <table:table-cell table:formula="of:=[.G48]+[.G83]" office:value-type="float" office:value="158.654826609706" calcext:value-type="float">
            <text:p>158.654826609706</text:p>
          </table:table-cell>
          <table:table-cell table:formula="of:=[.H48]+[.H83]" office:value-type="float" office:value="-69.5690688738108" calcext:value-type="float">
            <text:p>-69.5690688738108</text:p>
          </table:table-cell>
          <table:table-cell table:number-columns-repeated="3"/>
          <table:table-cell table:formula="of:=[.L48]+[.L83]" office:value-type="float" office:value="29.396807777321" calcext:value-type="float">
            <text:p>29.396807777321</text:p>
          </table:table-cell>
          <table:table-cell table:formula="of:=[.M48]+[.M83]" office:value-type="float" office:value="43.5129410736861" calcext:value-type="float">
            <text:p>43.5129410736861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49]+[.B84]" office:value-type="float" office:value="71.8218368182967" calcext:value-type="float">
            <text:p>71.8218368182967</text:p>
          </table:table-cell>
          <table:table-cell table:formula="of:=[.C49]+[.C84]" office:value-type="float" office:value="45.3641906164954" calcext:value-type="float">
            <text:p>45.3641906164954</text:p>
          </table:table-cell>
          <table:table-cell table:number-columns-repeated="3"/>
          <table:table-cell table:formula="of:=[.G49]+[.G84]" office:value-type="float" office:value="158.666281075616" calcext:value-type="float">
            <text:p>158.666281075616</text:p>
          </table:table-cell>
          <table:table-cell table:formula="of:=[.H49]+[.H84]" office:value-type="float" office:value="-70.7084277321808" calcext:value-type="float">
            <text:p>-70.7084277321808</text:p>
          </table:table-cell>
          <table:table-cell table:number-columns-repeated="3"/>
          <table:table-cell table:formula="of:=[.L49]+[.L84]" office:value-type="float" office:value="29.4081469950072" calcext:value-type="float">
            <text:p>29.4081469950072</text:p>
          </table:table-cell>
          <table:table-cell table:formula="of:=[.M49]+[.M84]" office:value-type="float" office:value="42.753464854165" calcext:value-type="float">
            <text:p>42.753464854165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50]+[.B85]" office:value-type="float" office:value="71.830208457846" calcext:value-type="float">
            <text:p>71.830208457846</text:p>
          </table:table-cell>
          <table:table-cell table:formula="of:=[.C50]+[.C85]" office:value-type="float" office:value="43.6184325245806" calcext:value-type="float">
            <text:p>43.6184325245806</text:p>
          </table:table-cell>
          <table:table-cell table:number-columns-repeated="3"/>
          <table:table-cell table:formula="of:=[.G50]+[.G85]" office:value-type="float" office:value="158.677166853209" calcext:value-type="float">
            <text:p>158.677166853209</text:p>
          </table:table-cell>
          <table:table-cell table:formula="of:=[.H50]+[.H85]" office:value-type="float" office:value="-70.1226334812856" calcext:value-type="float">
            <text:p>-70.1226334812856</text:p>
          </table:table-cell>
          <table:table-cell table:number-columns-repeated="3"/>
          <table:table-cell table:formula="of:=[.L50]+[.L85]" office:value-type="float" office:value="29.418241124434" calcext:value-type="float">
            <text:p>29.418241124434</text:p>
          </table:table-cell>
          <table:table-cell table:formula="of:=[.M50]+[.M85]" office:value-type="float" office:value="43.1251790110669" calcext:value-type="float">
            <text:p>43.1251790110669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51]+[.B86]" office:value-type="float" office:value="71.8398789205067" calcext:value-type="float">
            <text:p>71.8398789205067</text:p>
          </table:table-cell>
          <table:table-cell table:formula="of:=[.C51]+[.C86]" office:value-type="float" office:value="42.5586936011346" calcext:value-type="float">
            <text:p>42.5586936011346</text:p>
          </table:table-cell>
          <table:table-cell table:number-columns-repeated="3"/>
          <table:table-cell table:formula="of:=[.G51]+[.G86]" office:value-type="float" office:value="158.690790805624" calcext:value-type="float">
            <text:p>158.690790805624</text:p>
          </table:table-cell>
          <table:table-cell table:formula="of:=[.H51]+[.H86]" office:value-type="float" office:value="-70.1154983176039" calcext:value-type="float">
            <text:p>-70.1154983176039</text:p>
          </table:table-cell>
          <table:table-cell table:number-columns-repeated="3"/>
          <table:table-cell table:formula="of:=[.L51]+[.L86]" office:value-type="float" office:value="29.4294590962198" calcext:value-type="float">
            <text:p>29.4294590962198</text:p>
          </table:table-cell>
          <table:table-cell table:formula="of:=[.M51]+[.M86]" office:value-type="float" office:value="43.9777870715068" calcext:value-type="float">
            <text:p>43.9777870715068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52]+[.B87]" office:value-type="float" office:value="71.8500272689852" calcext:value-type="float">
            <text:p>71.8500272689852</text:p>
          </table:table-cell>
          <table:table-cell table:formula="of:=[.C52]+[.C87]" office:value-type="float" office:value="44.810724054995" calcext:value-type="float">
            <text:p>44.810724054995</text:p>
          </table:table-cell>
          <table:table-cell table:number-columns-repeated="3"/>
          <table:table-cell table:formula="of:=[.G52]+[.G87]" office:value-type="float" office:value="158.702159932181" calcext:value-type="float">
            <text:p>158.702159932181</text:p>
          </table:table-cell>
          <table:table-cell table:formula="of:=[.H52]+[.H87]" office:value-type="float" office:value="-70.1590576035015" calcext:value-type="float">
            <text:p>-70.1590576035015</text:p>
          </table:table-cell>
          <table:table-cell table:number-columns-repeated="3"/>
          <table:table-cell table:formula="of:=[.L52]+[.L87]" office:value-type="float" office:value="29.440049802746" calcext:value-type="float">
            <text:p>29.440049802746</text:p>
          </table:table-cell>
          <table:table-cell table:formula="of:=[.M52]+[.M87]" office:value-type="float" office:value="42.9566580025648" calcext:value-type="float">
            <text:p>42.9566580025648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53]+[.B88]" office:value-type="float" office:value="71.8607642132874" calcext:value-type="float">
            <text:p>71.8607642132874</text:p>
          </table:table-cell>
          <table:table-cell table:formula="of:=[.C53]+[.C88]" office:value-type="float" office:value="42.4799904723102" calcext:value-type="float">
            <text:p>42.4799904723102</text:p>
          </table:table-cell>
          <table:table-cell table:number-columns-repeated="3"/>
          <table:table-cell table:formula="of:=[.G53]+[.G88]" office:value-type="float" office:value="158.709709200179" calcext:value-type="float">
            <text:p>158.709709200179</text:p>
          </table:table-cell>
          <table:table-cell table:formula="of:=[.H53]+[.H88]" office:value-type="float" office:value="-69.9172022228447" calcext:value-type="float">
            <text:p>-69.9172022228447</text:p>
          </table:table-cell>
          <table:table-cell table:number-columns-repeated="3"/>
          <table:table-cell table:formula="of:=[.L53]+[.L88]" office:value-type="float" office:value="29.4498858912492" calcext:value-type="float">
            <text:p>29.4498858912492</text:p>
          </table:table-cell>
          <table:table-cell table:formula="of:=[.M53]+[.M88]" office:value-type="float" office:value="43.3184013489012" calcext:value-type="float">
            <text:p>43.3184013489012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54]+[.B89]" office:value-type="float" office:value="71.8691653478294" calcext:value-type="float">
            <text:p>71.8691653478294</text:p>
          </table:table-cell>
          <table:table-cell table:formula="of:=[.C54]+[.C89]" office:value-type="float" office:value="42.4237384349718" calcext:value-type="float">
            <text:p>42.4237384349718</text:p>
          </table:table-cell>
          <table:table-cell table:number-columns-repeated="3"/>
          <table:table-cell table:formula="of:=[.G54]+[.G89]" office:value-type="float" office:value="158.718083690755" calcext:value-type="float">
            <text:p>158.718083690755</text:p>
          </table:table-cell>
          <table:table-cell table:formula="of:=[.H54]+[.H89]" office:value-type="float" office:value="-69.7144438217495" calcext:value-type="float">
            <text:p>-69.7144438217495</text:p>
          </table:table-cell>
          <table:table-cell table:number-columns-repeated="3"/>
          <table:table-cell table:formula="of:=[.L54]+[.L89]" office:value-type="float" office:value="29.4612635090434" calcext:value-type="float">
            <text:p>29.4612635090434</text:p>
          </table:table-cell>
          <table:table-cell table:formula="of:=[.M54]+[.M89]" office:value-type="float" office:value="43.5693288741713" calcext:value-type="float">
            <text:p>43.5693288741713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55]+[.B90]" office:value-type="float" office:value="71.8816924856442" calcext:value-type="float">
            <text:p>71.8816924856442</text:p>
          </table:table-cell>
          <table:table-cell table:formula="of:=[.C55]+[.C90]" office:value-type="float" office:value="42.104175800635" calcext:value-type="float">
            <text:p>42.104175800635</text:p>
          </table:table-cell>
          <table:table-cell table:number-columns-repeated="3"/>
          <table:table-cell table:formula="of:=[.G55]+[.G90]" office:value-type="float" office:value="158.73634094828" calcext:value-type="float">
            <text:p>158.73634094828</text:p>
          </table:table-cell>
          <table:table-cell table:formula="of:=[.H55]+[.H90]" office:value-type="float" office:value="-70.6094942627838" calcext:value-type="float">
            <text:p>-70.6094942627838</text:p>
          </table:table-cell>
          <table:table-cell table:number-columns-repeated="3"/>
          <table:table-cell table:formula="of:=[.L55]+[.L90]" office:value-type="float" office:value="29.4712948106721" calcext:value-type="float">
            <text:p>29.4712948106721</text:p>
          </table:table-cell>
          <table:table-cell table:formula="of:=[.M55]+[.M90]" office:value-type="float" office:value="42.9060415162316" calcext:value-type="float">
            <text:p>42.9060415162316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56]+[.B91]" office:value-type="float" office:value="71.8929835985025" calcext:value-type="float">
            <text:p>71.8929835985025</text:p>
          </table:table-cell>
          <table:table-cell table:formula="of:=[.C56]+[.C91]" office:value-type="float" office:value="44.2630817442823" calcext:value-type="float">
            <text:p>44.2630817442823</text:p>
          </table:table-cell>
          <table:table-cell table:number-columns-repeated="3"/>
          <table:table-cell table:formula="of:=[.G56]+[.G91]" office:value-type="float" office:value="158.746046711383" calcext:value-type="float">
            <text:p>158.746046711383</text:p>
          </table:table-cell>
          <table:table-cell table:formula="of:=[.H56]+[.H91]" office:value-type="float" office:value="-70.2857378324266" calcext:value-type="float">
            <text:p>-70.2857378324266</text:p>
          </table:table-cell>
          <table:table-cell table:number-columns-repeated="3"/>
          <table:table-cell table:formula="of:=[.L56]+[.L91]" office:value-type="float" office:value="29.4822040794123" calcext:value-type="float">
            <text:p>29.4822040794123</text:p>
          </table:table-cell>
          <table:table-cell table:formula="of:=[.M56]+[.M91]" office:value-type="float" office:value="43.9134574521624" calcext:value-type="float">
            <text:p>43.9134574521624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57]+[.B92]" office:value-type="float" office:value="71.9008793958884" calcext:value-type="float">
            <text:p>71.9008793958884</text:p>
          </table:table-cell>
          <table:table-cell table:formula="of:=[.C57]+[.C92]" office:value-type="float" office:value="41.611630335276" calcext:value-type="float">
            <text:p>41.611630335276</text:p>
          </table:table-cell>
          <table:table-cell table:number-columns-repeated="3"/>
          <table:table-cell table:formula="of:=[.G57]+[.G92]" office:value-type="float" office:value="158.756337818542" calcext:value-type="float">
            <text:p>158.756337818542</text:p>
          </table:table-cell>
          <table:table-cell table:formula="of:=[.H57]+[.H92]" office:value-type="float" office:value="-70.5652387491668" calcext:value-type="float">
            <text:p>-70.5652387491668</text:p>
          </table:table-cell>
          <table:table-cell table:number-columns-repeated="3"/>
          <table:table-cell table:formula="of:=[.L57]+[.L92]" office:value-type="float" office:value="29.4929382244091" calcext:value-type="float">
            <text:p>29.4929382244091</text:p>
          </table:table-cell>
          <table:table-cell table:formula="of:=[.M57]+[.M92]" office:value-type="float" office:value="43.318953421918" calcext:value-type="float">
            <text:p>43.318953421918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58]+[.B93]" office:value-type="float" office:value="71.9116500421768" calcext:value-type="float">
            <text:p>71.9116500421768</text:p>
          </table:table-cell>
          <table:table-cell table:formula="of:=[.C58]+[.C93]" office:value-type="float" office:value="42.3626691642018" calcext:value-type="float">
            <text:p>42.3626691642018</text:p>
          </table:table-cell>
          <table:table-cell table:number-columns-repeated="3"/>
          <table:table-cell table:formula="of:=[.G58]+[.G93]" office:value-type="float" office:value="158.766214171348" calcext:value-type="float">
            <text:p>158.766214171348</text:p>
          </table:table-cell>
          <table:table-cell table:formula="of:=[.H58]+[.H93]" office:value-type="float" office:value="-70.195815007268" calcext:value-type="float">
            <text:p>-70.195815007268</text:p>
          </table:table-cell>
          <table:table-cell table:number-columns-repeated="3"/>
          <table:table-cell table:formula="of:=[.L58]+[.L93]" office:value-type="float" office:value="29.5038468585726" calcext:value-type="float">
            <text:p>29.5038468585726</text:p>
          </table:table-cell>
          <table:table-cell table:formula="of:=[.M58]+[.M93]" office:value-type="float" office:value="43.3117141443404" calcext:value-type="float">
            <text:p>43.3117141443404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59]+[.B94]" office:value-type="float" office:value="71.9218780343233" calcext:value-type="float">
            <text:p>71.9218780343233</text:p>
          </table:table-cell>
          <table:table-cell table:formula="of:=[.C59]+[.C94]" office:value-type="float" office:value="43.2109678614023" calcext:value-type="float">
            <text:p>43.2109678614023</text:p>
          </table:table-cell>
          <table:table-cell table:number-columns-repeated="3"/>
          <table:table-cell table:formula="of:=[.G59]+[.G94]" office:value-type="float" office:value="158.779780269432" calcext:value-type="float">
            <text:p>158.779780269432</text:p>
          </table:table-cell>
          <table:table-cell table:formula="of:=[.H59]+[.H94]" office:value-type="float" office:value="-70.8827283632417" calcext:value-type="float">
            <text:p>-70.8827283632417</text:p>
          </table:table-cell>
          <table:table-cell table:number-columns-repeated="3"/>
          <table:table-cell table:formula="of:=[.L59]+[.L94]" office:value-type="float" office:value="29.5142092129464" calcext:value-type="float">
            <text:p>29.5142092129464</text:p>
          </table:table-cell>
          <table:table-cell table:formula="of:=[.M59]+[.M94]" office:value-type="float" office:value="43.0339075364933" calcext:value-type="float">
            <text:p>43.0339075364933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60]+[.B95]" office:value-type="float" office:value="71.9324234079193" calcext:value-type="float">
            <text:p>71.9324234079193</text:p>
          </table:table-cell>
          <table:table-cell table:formula="of:=[.C60]+[.C95]" office:value-type="float" office:value="44.565521722458" calcext:value-type="float">
            <text:p>44.565521722458</text:p>
          </table:table-cell>
          <table:table-cell table:number-columns-repeated="3"/>
          <table:table-cell table:formula="of:=[.G60]+[.G95]" office:value-type="float" office:value="158.78797707826" calcext:value-type="float">
            <text:p>158.78797707826</text:p>
          </table:table-cell>
          <table:table-cell table:formula="of:=[.H60]+[.H95]" office:value-type="float" office:value="-70.0847063003496" calcext:value-type="float">
            <text:p>-70.0847063003496</text:p>
          </table:table-cell>
          <table:table-cell table:number-columns-repeated="3"/>
          <table:table-cell table:formula="of:=[.L60]+[.L95]" office:value-type="float" office:value="29.524984642814" calcext:value-type="float">
            <text:p>29.524984642814</text:p>
          </table:table-cell>
          <table:table-cell table:formula="of:=[.M60]+[.M95]" office:value-type="float" office:value="43.1687262104989" calcext:value-type="float">
            <text:p>43.1687262104989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61]+[.B96]" office:value-type="float" office:value="71.9446880293038" calcext:value-type="float">
            <text:p>71.9446880293038</text:p>
          </table:table-cell>
          <table:table-cell table:formula="of:=[.C61]+[.C96]" office:value-type="float" office:value="44.1449696793303" calcext:value-type="float">
            <text:p>44.1449696793303</text:p>
          </table:table-cell>
          <table:table-cell table:number-columns-repeated="3"/>
          <table:table-cell table:formula="of:=[.G61]+[.G96]" office:value-type="float" office:value="158.799143093003" calcext:value-type="float">
            <text:p>158.799143093003</text:p>
          </table:table-cell>
          <table:table-cell table:formula="of:=[.H61]+[.H96]" office:value-type="float" office:value="-69.9417605361531" calcext:value-type="float">
            <text:p>-69.9417605361531</text:p>
          </table:table-cell>
          <table:table-cell table:number-columns-repeated="3"/>
          <table:table-cell table:formula="of:=[.L61]+[.L96]" office:value-type="float" office:value="29.5356571079148" calcext:value-type="float">
            <text:p>29.5356571079148</text:p>
          </table:table-cell>
          <table:table-cell table:formula="of:=[.M61]+[.M96]" office:value-type="float" office:value="42.4273468073673" calcext:value-type="float">
            <text:p>42.4273468073673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62]+[.B97]" office:value-type="float" office:value="71.953947700855" calcext:value-type="float">
            <text:p>71.953947700855</text:p>
          </table:table-cell>
          <table:table-cell table:formula="of:=[.C62]+[.C97]" office:value-type="float" office:value="44.6429611288135" calcext:value-type="float">
            <text:p>44.6429611288135</text:p>
          </table:table-cell>
          <table:table-cell table:number-columns-repeated="3"/>
          <table:table-cell table:formula="of:=[.G62]+[.G97]" office:value-type="float" office:value="158.813440232213" calcext:value-type="float">
            <text:p>158.813440232213</text:p>
          </table:table-cell>
          <table:table-cell table:formula="of:=[.H62]+[.H97]" office:value-type="float" office:value="-69.7550932419565" calcext:value-type="float">
            <text:p>-69.7550932419565</text:p>
          </table:table-cell>
          <table:table-cell table:number-columns-repeated="3"/>
          <table:table-cell table:formula="of:=[.L62]+[.L97]" office:value-type="float" office:value="29.5465413877621" calcext:value-type="float">
            <text:p>29.5465413877621</text:p>
          </table:table-cell>
          <table:table-cell table:formula="of:=[.M62]+[.M97]" office:value-type="float" office:value="42.669796380169" calcext:value-type="float">
            <text:p>42.669796380169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B63]+[.B98]" office:value-type="float" office:value="71.9645980045915" calcext:value-type="float">
            <text:p>71.9645980045915</text:p>
          </table:table-cell>
          <table:table-cell table:formula="of:=[.C63]+[.C98]" office:value-type="float" office:value="41.3559018021539" calcext:value-type="float">
            <text:p>41.3559018021539</text:p>
          </table:table-cell>
          <table:table-cell table:number-columns-repeated="3"/>
          <table:table-cell table:formula="of:=[.G63]+[.G98]" office:value-type="float" office:value="158.822152151825" calcext:value-type="float">
            <text:p>158.822152151825</text:p>
          </table:table-cell>
          <table:table-cell table:formula="of:=[.H63]+[.H98]" office:value-type="float" office:value="-70.6022109952633" calcext:value-type="float">
            <text:p>-70.6022109952633</text:p>
          </table:table-cell>
          <table:table-cell table:number-columns-repeated="3"/>
          <table:table-cell table:formula="of:=[.L63]+[.L98]" office:value-type="float" office:value="29.5576927291572" calcext:value-type="float">
            <text:p>29.5576927291572</text:p>
          </table:table-cell>
          <table:table-cell table:formula="of:=[.M63]+[.M98]" office:value-type="float" office:value="42.4105364677097" calcext:value-type="float">
            <text:p>42.4105364677097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B64]+[.B99]" office:value-type="float" office:value="71.9747905508338" calcext:value-type="float">
            <text:p>71.9747905508338</text:p>
          </table:table-cell>
          <table:table-cell table:formula="of:=[.C64]+[.C99]" office:value-type="float" office:value="44.7077822470172" calcext:value-type="float">
            <text:p>44.7077822470172</text:p>
          </table:table-cell>
          <table:table-cell table:number-columns-repeated="3"/>
          <table:table-cell table:formula="of:=[.G64]+[.G99]" office:value-type="float" office:value="158.832857400864" calcext:value-type="float">
            <text:p>158.832857400864</text:p>
          </table:table-cell>
          <table:table-cell table:formula="of:=[.H64]+[.H99]" office:value-type="float" office:value="-69.7064804432115" calcext:value-type="float">
            <text:p>-69.7064804432115</text:p>
          </table:table-cell>
          <table:table-cell table:number-columns-repeated="3"/>
          <table:table-cell table:formula="of:=[.L64]+[.L99]" office:value-type="float" office:value="29.568835134084" calcext:value-type="float">
            <text:p>29.568835134084</text:p>
          </table:table-cell>
          <table:table-cell table:formula="of:=[.M64]+[.M99]" office:value-type="float" office:value="42.7752827731363" calcext:value-type="float">
            <text:p>42.7752827731363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B65]+[.B100]" office:value-type="float" office:value="71.9841184982085" calcext:value-type="float">
            <text:p>71.9841184982085</text:p>
          </table:table-cell>
          <table:table-cell table:formula="of:=[.C65]+[.C100]" office:value-type="float" office:value="43.1276440313427" calcext:value-type="float">
            <text:p>43.1276440313427</text:p>
          </table:table-cell>
          <table:table-cell table:number-columns-repeated="3"/>
          <table:table-cell table:formula="of:=[.G65]+[.G100]" office:value-type="float" office:value="158.843099978518" calcext:value-type="float">
            <text:p>158.843099978518</text:p>
          </table:table-cell>
          <table:table-cell table:formula="of:=[.H65]+[.H100]" office:value-type="float" office:value="-70.9117448241656" calcext:value-type="float">
            <text:p>-70.9117448241656</text:p>
          </table:table-cell>
          <table:table-cell table:number-columns-repeated="3"/>
          <table:table-cell table:formula="of:=[.L65]+[.L100]" office:value-type="float" office:value="29.5788883466513" calcext:value-type="float">
            <text:p>29.5788883466513</text:p>
          </table:table-cell>
          <table:table-cell table:formula="of:=[.M65]+[.M100]" office:value-type="float" office:value="42.585511219382" calcext:value-type="float">
            <text:p>42.585511219382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B66]+[.B101]" office:value-type="float" office:value="71.9949990087576" calcext:value-type="float">
            <text:p>71.9949990087576</text:p>
          </table:table-cell>
          <table:table-cell table:formula="of:=[.C66]+[.C101]" office:value-type="float" office:value="42.6757265546903" calcext:value-type="float">
            <text:p>42.6757265546903</text:p>
          </table:table-cell>
          <table:table-cell table:number-columns-repeated="3"/>
          <table:table-cell table:formula="of:=[.G66]+[.G101]" office:value-type="float" office:value="158.85447426723" calcext:value-type="float">
            <text:p>158.85447426723</text:p>
          </table:table-cell>
          <table:table-cell table:formula="of:=[.H66]+[.H101]" office:value-type="float" office:value="-69.5598700570153" calcext:value-type="float">
            <text:p>-69.5598700570153</text:p>
          </table:table-cell>
          <table:table-cell table:number-columns-repeated="3"/>
          <table:table-cell table:formula="of:=[.L66]+[.L101]" office:value-type="float" office:value="29.590366898046" calcext:value-type="float">
            <text:p>29.590366898046</text:p>
          </table:table-cell>
          <table:table-cell table:formula="of:=[.M66]+[.M101]" office:value-type="float" office:value="42.3586204922153" calcext:value-type="float">
            <text:p>42.3586204922153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B67]+[.B102]" office:value-type="float" office:value="72.0043673842978" calcext:value-type="float">
            <text:p>72.0043673842978</text:p>
          </table:table-cell>
          <table:table-cell table:formula="of:=[.C67]+[.C102]" office:value-type="float" office:value="41.5241163634856" calcext:value-type="float">
            <text:p>41.5241163634856</text:p>
          </table:table-cell>
          <table:table-cell table:number-columns-repeated="3"/>
          <table:table-cell table:formula="of:=[.G67]+[.G102]" office:value-type="float" office:value="158.865985183438" calcext:value-type="float">
            <text:p>158.865985183438</text:p>
          </table:table-cell>
          <table:table-cell table:formula="of:=[.H67]+[.H102]" office:value-type="float" office:value="-69.5366929378218" calcext:value-type="float">
            <text:p>-69.5366929378218</text:p>
          </table:table-cell>
          <table:table-cell table:number-columns-repeated="3"/>
          <table:table-cell table:formula="of:=[.L67]+[.L102]" office:value-type="float" office:value="29.6005885400333" calcext:value-type="float">
            <text:p>29.6005885400333</text:p>
          </table:table-cell>
          <table:table-cell table:formula="of:=[.M67]+[.M102]" office:value-type="float" office:value="42.8225945461461" calcext:value-type="float">
            <text:p>42.8225945461461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âm đài 1:</text:p>
          </table:table-cell>
          <table:table-cell table:formula="of:=[.B34]" office:value-type="float" office:value="50" calcext:value-type="float">
            <text:p>50</text:p>
          </table:table-cell>
          <table:table-cell table:formula="of:=[.C34]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âm đài 2:</text:p>
          </table:table-cell>
          <table:table-cell table:formula="of:=[.G34]" office:value-type="float" office:value="250" calcext:value-type="float">
            <text:p>250</text:p>
          </table:table-cell>
          <table:table-cell table:formula="of:=[.H34]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âm đài 3:</text:p>
          </table:table-cell>
          <table:table-cell table:formula="of:=[.L34]" office:value-type="float" office:value="80" calcext:value-type="float">
            <text:p>80</text:p>
          </table:table-cell>
          <table:table-cell table:formula="of:=[.M34]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ime(s)</text:p>
          </table:table-cell>
          <table:table-cell table:style-name="ce3" office:value-type="string" calcext:value-type="string">
            <text:p>X(km)</text:p>
          </table:table-cell>
          <table:table-cell table:style-name="ce3" office:value-type="string" calcext:value-type="string">
            <text:p>Y(km)</text:p>
          </table:table-cell>
          <table:table-cell table:style-name="ce3" office:value-type="string" calcext:value-type="string">
            <text:p>V(km/10s)</text:p>
          </table:table-cell>
          <table:table-cell table:style-name="ce3" office:value-type="string" calcext:value-type="string">
            <text:p>Course(radian)</text:p>
          </table:table-cell>
          <table:table-cell table:style-name="ce6"/>
          <table:table-cell table:style-name="ce6" office:value-type="string" calcext:value-type="string">
            <text:p>X(km)</text:p>
          </table:table-cell>
          <table:table-cell table:style-name="ce6" office:value-type="string" calcext:value-type="string">
            <text:p>Y(km)</text:p>
          </table:table-cell>
          <table:table-cell table:style-name="ce6" office:value-type="string" calcext:value-type="string">
            <text:p>V(km/10s)</text:p>
          </table:table-cell>
          <table:table-cell table:style-name="ce6" office:value-type="string" calcext:value-type="string">
            <text:p>Course(radian)</text:p>
          </table:table-cell>
          <table:table-cell table:style-name="ce8"/>
          <table:table-cell table:style-name="ce8" office:value-type="string" calcext:value-type="string">
            <text:p>X(km)</text:p>
          </table:table-cell>
          <table:table-cell table:style-name="ce8" office:value-type="string" calcext:value-type="string">
            <text:p>Y(km)</text:p>
          </table:table-cell>
          <table:table-cell table:style-name="ce8" office:value-type="string" calcext:value-type="string">
            <text:p>V(km/10s)</text:p>
          </table:table-cell>
          <table:table-cell table:style-name="ce8" office:value-type="string" calcext:value-type="string">
            <text:p>Course(radian)</text:p>
          </table:table-cell>
          <table:table-cell table:number-columns-repeated="4"/>
        </table:table-row>
        <table:table-row table:style-name="ro1">
          <table:table-cell/>
          <table:table-cell table:formula="of:=[.B$139]+[.B107]*SIN([.C107]/180*PI())" office:value-type="float" office:value="99.6423362411232" calcext:value-type="float">
            <text:p>99.6423362411232</text:p>
          </table:table-cell>
          <table:table-cell table:formula="of:=[.C$139]+[.B107]*COS([.C107]/180*PI())" office:value-type="float" office:value="101.729996210589" calcext:value-type="float">
            <text:p>101.729996210589</text:p>
          </table:table-cell>
          <table:table-cell table:number-columns-repeated="3"/>
          <table:table-cell table:formula="of:=[.G$139]+[.G107]*SIN([.H107]/180*PI())" office:value-type="float" office:value="100.319034298298" calcext:value-type="float">
            <text:p>100.319034298298</text:p>
          </table:table-cell>
          <table:table-cell table:formula="of:=[.H$139]+[.G107]*COS([.H107]/180*PI())" office:value-type="float" office:value="102.233785001622" calcext:value-type="float">
            <text:p>102.233785001622</text:p>
          </table:table-cell>
          <table:table-cell table:number-columns-repeated="3"/>
          <table:table-cell table:formula="of:=[.L$139]+[.L107]*SIN([.M107]/180*PI())" office:value-type="float" office:value="100.547513107083" calcext:value-type="float">
            <text:p>100.547513107083</text:p>
          </table:table-cell>
          <table:table-cell table:formula="of:=[.M$139]+[.L107]*COS([.M107]/180*PI())" office:value-type="float" office:value="100.860993594169" calcext:value-type="float">
            <text:p>100.860993594169</text:p>
          </table:table-cell>
          <table:table-cell table:number-columns-repeated="6"/>
        </table:table-row>
        <table:table-row table:style-name="ro1">
          <table:table-cell/>
          <table:table-cell table:formula="of:=[.B$139]+[.B108]*SIN([.C108]/180*PI())" office:value-type="float" office:value="101.134009458655" calcext:value-type="float">
            <text:p>101.134009458655</text:p>
          </table:table-cell>
          <table:table-cell table:formula="of:=[.C$139]+[.B108]*COS([.C108]/180*PI())" office:value-type="float" office:value="100.272580946724" calcext:value-type="float">
            <text:p>100.272580946724</text:p>
          </table:table-cell>
          <table:table-cell table:number-columns-repeated="3"/>
          <table:table-cell table:formula="of:=[.G$139]+[.G108]*SIN([.H108]/180*PI())" office:value-type="float" office:value="100.693879880175" calcext:value-type="float">
            <text:p>100.693879880175</text:p>
          </table:table-cell>
          <table:table-cell table:formula="of:=[.H$139]+[.G108]*COS([.H108]/180*PI())" office:value-type="float" office:value="103.330529103272" calcext:value-type="float">
            <text:p>103.330529103272</text:p>
          </table:table-cell>
          <table:table-cell table:number-columns-repeated="3"/>
          <table:table-cell table:formula="of:=[.L$139]+[.L108]*SIN([.M108]/180*PI())" office:value-type="float" office:value="100.424848603796" calcext:value-type="float">
            <text:p>100.424848603796</text:p>
          </table:table-cell>
          <table:table-cell table:formula="of:=[.M$139]+[.L108]*COS([.M108]/180*PI())" office:value-type="float" office:value="100.994658904232" calcext:value-type="float">
            <text:p>100.994658904232</text:p>
          </table:table-cell>
          <table:table-cell table:number-columns-repeated="6"/>
        </table:table-row>
        <table:table-row table:style-name="ro1">
          <table:table-cell/>
          <table:table-cell table:formula="of:=[.B$139]+[.B109]*SIN([.C109]/180*PI())" office:value-type="float" office:value="99.4498048445437" calcext:value-type="float">
            <text:p>99.4498048445437</text:p>
          </table:table-cell>
          <table:table-cell table:formula="of:=[.C$139]+[.B109]*COS([.C109]/180*PI())" office:value-type="float" office:value="101.941461535284" calcext:value-type="float">
            <text:p>101.941461535284</text:p>
          </table:table-cell>
          <table:table-cell table:number-columns-repeated="3"/>
          <table:table-cell table:formula="of:=[.G$139]+[.G109]*SIN([.H109]/180*PI())" office:value-type="float" office:value="100.857609865385" calcext:value-type="float">
            <text:p>100.857609865385</text:p>
          </table:table-cell>
          <table:table-cell table:formula="of:=[.H$139]+[.G109]*COS([.H109]/180*PI())" office:value-type="float" office:value="103.822792292426" calcext:value-type="float">
            <text:p>103.822792292426</text:p>
          </table:table-cell>
          <table:table-cell table:number-columns-repeated="3"/>
          <table:table-cell table:formula="of:=[.L$139]+[.L109]*SIN([.M109]/180*PI())" office:value-type="float" office:value="100.244414396745" calcext:value-type="float">
            <text:p>100.244414396745</text:p>
          </table:table-cell>
          <table:table-cell table:formula="of:=[.M$139]+[.L109]*COS([.M109]/180*PI())" office:value-type="float" office:value="101.183286186393" calcext:value-type="float">
            <text:p>101.183286186393</text:p>
          </table:table-cell>
          <table:table-cell table:number-columns-repeated="6"/>
        </table:table-row>
        <table:table-row table:style-name="ro1">
          <table:table-cell/>
          <table:table-cell table:formula="of:=[.B$139]+[.B110]*SIN([.C110]/180*PI())" office:value-type="float" office:value="99.7372091927866" calcext:value-type="float">
            <text:p>99.7372091927866</text:p>
          </table:table-cell>
          <table:table-cell table:formula="of:=[.C$139]+[.B110]*COS([.C110]/180*PI())" office:value-type="float" office:value="101.684478730663" calcext:value-type="float">
            <text:p>101.684478730663</text:p>
          </table:table-cell>
          <table:table-cell table:number-columns-repeated="3"/>
          <table:table-cell table:formula="of:=[.G$139]+[.G110]*SIN([.H110]/180*PI())" office:value-type="float" office:value="100.441780581547" calcext:value-type="float">
            <text:p>100.441780581547</text:p>
          </table:table-cell>
          <table:table-cell table:formula="of:=[.H$139]+[.G110]*COS([.H110]/180*PI())" office:value-type="float" office:value="102.690007232011" calcext:value-type="float">
            <text:p>102.690007232011</text:p>
          </table:table-cell>
          <table:table-cell table:number-columns-repeated="3"/>
          <table:table-cell table:formula="of:=[.L$139]+[.L110]*SIN([.M110]/180*PI())" office:value-type="float" office:value="100.554106178725" calcext:value-type="float">
            <text:p>100.554106178725</text:p>
          </table:table-cell>
          <table:table-cell table:formula="of:=[.M$139]+[.L110]*COS([.M110]/180*PI())" office:value-type="float" office:value="100.898306049093" calcext:value-type="float">
            <text:p>100.898306049093</text:p>
          </table:table-cell>
          <table:table-cell table:number-columns-repeated="6"/>
        </table:table-row>
        <table:table-row table:style-name="ro1">
          <table:table-cell/>
          <table:table-cell table:formula="of:=[.B$139]+[.B111]*SIN([.C111]/180*PI())" office:value-type="float" office:value="99.2986653802966" calcext:value-type="float">
            <text:p>99.2986653802966</text:p>
          </table:table-cell>
          <table:table-cell table:formula="of:=[.C$139]+[.B111]*COS([.C111]/180*PI())" office:value-type="float" office:value="102.113214924874" calcext:value-type="float">
            <text:p>102.113214924874</text:p>
          </table:table-cell>
          <table:table-cell table:number-columns-repeated="3"/>
          <table:table-cell table:formula="of:=[.G$139]+[.G111]*SIN([.H111]/180*PI())" office:value-type="float" office:value="100.677334139491" calcext:value-type="float">
            <text:p>100.677334139491</text:p>
          </table:table-cell>
          <table:table-cell table:formula="of:=[.H$139]+[.G111]*COS([.H111]/180*PI())" office:value-type="float" office:value="103.378754907088" calcext:value-type="float">
            <text:p>103.378754907088</text:p>
          </table:table-cell>
          <table:table-cell table:number-columns-repeated="3"/>
          <table:table-cell table:formula="of:=[.L$139]+[.L111]*SIN([.M111]/180*PI())" office:value-type="float" office:value="100.165186149641" calcext:value-type="float">
            <text:p>100.165186149641</text:p>
          </table:table-cell>
          <table:table-cell table:formula="of:=[.M$139]+[.L111]*COS([.M111]/180*PI())" office:value-type="float" office:value="101.28877315496" calcext:value-type="float">
            <text:p>101.28877315496</text:p>
          </table:table-cell>
          <table:table-cell table:number-columns-repeated="6"/>
        </table:table-row>
        <table:table-row table:style-name="ro1">
          <table:table-cell/>
          <table:table-cell table:formula="of:=[.B$139]+[.B112]*SIN([.C112]/180*PI())" office:value-type="float" office:value="99.0612647189348" calcext:value-type="float">
            <text:p>99.0612647189348</text:p>
          </table:table-cell>
          <table:table-cell table:formula="of:=[.C$139]+[.B112]*COS([.C112]/180*PI())" office:value-type="float" office:value="102.35305286756" calcext:value-type="float">
            <text:p>102.35305286756</text:p>
          </table:table-cell>
          <table:table-cell table:number-columns-repeated="3"/>
          <table:table-cell table:formula="of:=[.G$139]+[.G112]*SIN([.H112]/180*PI())" office:value-type="float" office:value="101.204450195635" calcext:value-type="float">
            <text:p>101.204450195635</text:p>
          </table:table-cell>
          <table:table-cell table:formula="of:=[.H$139]+[.G112]*COS([.H112]/180*PI())" office:value-type="float" office:value="104.86647836649" calcext:value-type="float">
            <text:p>104.86647836649</text:p>
          </table:table-cell>
          <table:table-cell table:number-columns-repeated="3"/>
          <table:table-cell table:formula="of:=[.L$139]+[.L112]*SIN([.M112]/180*PI())" office:value-type="float" office:value="100.418913565409" calcext:value-type="float">
            <text:p>100.418913565409</text:p>
          </table:table-cell>
          <table:table-cell table:formula="of:=[.M$139]+[.L112]*COS([.M112]/180*PI())" office:value-type="float" office:value="101.059744979474" calcext:value-type="float">
            <text:p>101.059744979474</text:p>
          </table:table-cell>
          <table:table-cell table:number-columns-repeated="6"/>
        </table:table-row>
        <table:table-row table:style-name="ro1">
          <table:table-cell/>
          <table:table-cell table:formula="of:=[.B$139]+[.B113]*SIN([.C113]/180*PI())" office:value-type="float" office:value="98.6850162131326" calcext:value-type="float">
            <text:p>98.6850162131326</text:p>
          </table:table-cell>
          <table:table-cell table:formula="of:=[.C$139]+[.B113]*COS([.C113]/180*PI())" office:value-type="float" office:value="102.716202249849" calcext:value-type="float">
            <text:p>102.716202249849</text:p>
          </table:table-cell>
          <table:table-cell table:number-columns-repeated="3"/>
          <table:table-cell table:formula="of:=[.G$139]+[.G113]*SIN([.H113]/180*PI())" office:value-type="float" office:value="100.106551005256" calcext:value-type="float">
            <text:p>100.106551005256</text:p>
          </table:table-cell>
          <table:table-cell table:formula="of:=[.H$139]+[.G113]*COS([.H113]/180*PI())" office:value-type="float" office:value="101.820173404595" calcext:value-type="float">
            <text:p>101.820173404595</text:p>
          </table:table-cell>
          <table:table-cell table:number-columns-repeated="3"/>
          <table:table-cell table:formula="of:=[.L$139]+[.L113]*SIN([.M113]/180*PI())" office:value-type="float" office:value="100.033815998152" calcext:value-type="float">
            <text:p>100.033815998152</text:p>
          </table:table-cell>
          <table:table-cell table:formula="of:=[.M$139]+[.L113]*COS([.M113]/180*PI())" office:value-type="float" office:value="101.440891006598" calcext:value-type="float">
            <text:p>101.440891006598</text:p>
          </table:table-cell>
          <table:table-cell table:number-columns-repeated="6"/>
        </table:table-row>
        <table:table-row table:style-name="ro1">
          <table:table-cell/>
          <table:table-cell table:formula="of:=[.B$139]+[.B114]*SIN([.C114]/180*PI())" office:value-type="float" office:value="101.483483559226" calcext:value-type="float">
            <text:p>101.483483559226</text:p>
          </table:table-cell>
          <table:table-cell table:formula="of:=[.C$139]+[.B114]*COS([.C114]/180*PI())" office:value-type="float" office:value="100.00285438432" calcext:value-type="float">
            <text:p>100.00285438432</text:p>
          </table:table-cell>
          <table:table-cell table:number-columns-repeated="3"/>
          <table:table-cell table:formula="of:=[.G$139]+[.G114]*SIN([.H114]/180*PI())" office:value-type="float" office:value="100.934261375576" calcext:value-type="float">
            <text:p>100.934261375576</text:p>
          </table:table-cell>
          <table:table-cell table:formula="of:=[.H$139]+[.G114]*COS([.H114]/180*PI())" office:value-type="float" office:value="104.198865752905" calcext:value-type="float">
            <text:p>104.198865752905</text:p>
          </table:table-cell>
          <table:table-cell table:number-columns-repeated="3"/>
          <table:table-cell table:formula="of:=[.L$139]+[.L114]*SIN([.M114]/180*PI())" office:value-type="float" office:value="100.48158826524" calcext:value-type="float">
            <text:p>100.48158826524</text:p>
          </table:table-cell>
          <table:table-cell table:formula="of:=[.M$139]+[.L114]*COS([.M114]/180*PI())" office:value-type="float" office:value="101.028908652113" calcext:value-type="float">
            <text:p>101.028908652113</text:p>
          </table:table-cell>
          <table:table-cell table:number-columns-repeated="6"/>
        </table:table-row>
        <table:table-row table:style-name="ro1">
          <table:table-cell/>
          <table:table-cell table:formula="of:=[.B$139]+[.B115]*SIN([.C115]/180*PI())" office:value-type="float" office:value="99.4217535052034" calcext:value-type="float">
            <text:p>99.4217535052034</text:p>
          </table:table-cell>
          <table:table-cell table:formula="of:=[.C$139]+[.B115]*COS([.C115]/180*PI())" office:value-type="float" office:value="102.054240064185" calcext:value-type="float">
            <text:p>102.054240064185</text:p>
          </table:table-cell>
          <table:table-cell table:number-columns-repeated="3"/>
          <table:table-cell table:formula="of:=[.G$139]+[.G115]*SIN([.H115]/180*PI())" office:value-type="float" office:value="100.355741599089" calcext:value-type="float">
            <text:p>100.355741599089</text:p>
          </table:table-cell>
          <table:table-cell table:formula="of:=[.H$139]+[.G115]*COS([.H115]/180*PI())" office:value-type="float" office:value="102.602991352416" calcext:value-type="float">
            <text:p>102.602991352416</text:p>
          </table:table-cell>
          <table:table-cell table:number-columns-repeated="3"/>
          <table:table-cell table:formula="of:=[.L$139]+[.L115]*SIN([.M115]/180*PI())" office:value-type="float" office:value="100.271634417352" calcext:value-type="float">
            <text:p>100.271634417352</text:p>
          </table:table-cell>
          <table:table-cell table:formula="of:=[.M$139]+[.L115]*COS([.M115]/180*PI())" office:value-type="float" office:value="101.245752172882" calcext:value-type="float">
            <text:p>101.245752172882</text:p>
          </table:table-cell>
          <table:table-cell table:number-columns-repeated="6"/>
        </table:table-row>
        <table:table-row table:style-name="ro1">
          <table:table-cell/>
          <table:table-cell table:formula="of:=[.B$139]+[.B116]*SIN([.C116]/180*PI())" office:value-type="float" office:value="99.9920628614491" calcext:value-type="float">
            <text:p>99.9920628614491</text:p>
          </table:table-cell>
          <table:table-cell table:formula="of:=[.C$139]+[.B116]*COS([.C116]/180*PI())" office:value-type="float" office:value="101.522068058843" calcext:value-type="float">
            <text:p>101.522068058843</text:p>
          </table:table-cell>
          <table:table-cell table:number-columns-repeated="3"/>
          <table:table-cell table:formula="of:=[.G$139]+[.G116]*SIN([.H116]/180*PI())" office:value-type="float" office:value="101.019192344603" calcext:value-type="float">
            <text:p>101.019192344603</text:p>
          </table:table-cell>
          <table:table-cell table:formula="of:=[.H$139]+[.G116]*COS([.H116]/180*PI())" office:value-type="float" office:value="104.489353258943" calcext:value-type="float">
            <text:p>104.489353258943</text:p>
          </table:table-cell>
          <table:table-cell table:number-columns-repeated="3"/>
          <table:table-cell table:formula="of:=[.L$139]+[.L116]*SIN([.M116]/180*PI())" office:value-type="float" office:value="100.092861302018" calcext:value-type="float">
            <text:p>100.092861302018</text:p>
          </table:table-cell>
          <table:table-cell table:formula="of:=[.M$139]+[.L116]*COS([.M116]/180*PI())" office:value-type="float" office:value="101.429317834344" calcext:value-type="float">
            <text:p>101.429317834344</text:p>
          </table:table-cell>
          <table:table-cell table:number-columns-repeated="3"/>
          <table:table-cell office:value-type="string" calcext:value-type="string">
            <text:p>cg</text:p>
          </table:table-cell>
          <table:table-cell table:number-columns-repeated="2"/>
        </table:table-row>
        <table:table-row table:style-name="ro1">
          <table:table-cell/>
          <table:table-cell table:formula="of:=[.B$139]+[.B117]*SIN([.C117]/180*PI())" office:value-type="float" office:value="100.145948278077" calcext:value-type="float">
            <text:p>100.145948278077</text:p>
          </table:table-cell>
          <table:table-cell table:formula="of:=[.C$139]+[.B117]*COS([.C117]/180*PI())" office:value-type="float" office:value="101.38590839807" calcext:value-type="float">
            <text:p>101.38590839807</text:p>
          </table:table-cell>
          <table:table-cell table:number-columns-repeated="3"/>
          <table:table-cell table:formula="of:=[.G$139]+[.G117]*SIN([.H117]/180*PI())" office:value-type="float" office:value="100.56890281762" calcext:value-type="float">
            <text:p>100.56890281762</text:p>
          </table:table-cell>
          <table:table-cell table:formula="of:=[.H$139]+[.G117]*COS([.H117]/180*PI())" office:value-type="float" office:value="103.274846288131" calcext:value-type="float">
            <text:p>103.274846288131</text:p>
          </table:table-cell>
          <table:table-cell table:number-columns-repeated="3"/>
          <table:table-cell table:formula="of:=[.L$139]+[.L117]*SIN([.M117]/180*PI())" office:value-type="float" office:value="100.043696581059" calcext:value-type="float">
            <text:p>100.043696581059</text:p>
          </table:table-cell>
          <table:table-cell table:formula="of:=[.M$139]+[.L117]*COS([.M117]/180*PI())" office:value-type="float" office:value="101.489728876563" calcext:value-type="float">
            <text:p>101.489728876563</text:p>
          </table:table-cell>
          <table:table-cell table:number-columns-repeated="6"/>
        </table:table-row>
        <table:table-row table:style-name="ro1">
          <table:table-cell/>
          <table:table-cell table:formula="of:=[.B$139]+[.B118]*SIN([.C118]/180*PI())" office:value-type="float" office:value="99.9190583186332" calcext:value-type="float">
            <text:p>99.9190583186332</text:p>
          </table:table-cell>
          <table:table-cell table:formula="of:=[.C$139]+[.B118]*COS([.C118]/180*PI())" office:value-type="float" office:value="101.624050084942" calcext:value-type="float">
            <text:p>101.624050084942</text:p>
          </table:table-cell>
          <table:table-cell table:number-columns-repeated="3"/>
          <table:table-cell table:formula="of:=[.G$139]+[.G118]*SIN([.H118]/180*PI())" office:value-type="float" office:value="101.325565268968" calcext:value-type="float">
            <text:p>101.325565268968</text:p>
          </table:table-cell>
          <table:table-cell table:formula="of:=[.H$139]+[.G118]*COS([.H118]/180*PI())" office:value-type="float" office:value="105.382907687877" calcext:value-type="float">
            <text:p>105.382907687877</text:p>
          </table:table-cell>
          <table:table-cell table:number-columns-repeated="3"/>
          <table:table-cell table:formula="of:=[.L$139]+[.L118]*SIN([.M118]/180*PI())" office:value-type="float" office:value="100.240242889596" calcext:value-type="float">
            <text:p>100.240242889596</text:p>
          </table:table-cell>
          <table:table-cell table:formula="of:=[.M$139]+[.L118]*COS([.M118]/180*PI())" office:value-type="float" office:value="101.319119945882" calcext:value-type="float">
            <text:p>101.319119945882</text:p>
          </table:table-cell>
          <table:table-cell table:number-columns-repeated="6"/>
        </table:table-row>
        <table:table-row table:style-name="ro1">
          <table:table-cell/>
          <table:table-cell table:formula="of:=[.B$139]+[.B119]*SIN([.C119]/180*PI())" office:value-type="float" office:value="101.107490219855" calcext:value-type="float">
            <text:p>101.107490219855</text:p>
          </table:table-cell>
          <table:table-cell table:formula="of:=[.C$139]+[.B119]*COS([.C119]/180*PI())" office:value-type="float" office:value="100.461873601577" calcext:value-type="float">
            <text:p>100.461873601577</text:p>
          </table:table-cell>
          <table:table-cell table:number-columns-repeated="3"/>
          <table:table-cell table:formula="of:=[.G$139]+[.G119]*SIN([.H119]/180*PI())" office:value-type="float" office:value="100.242900850138" calcext:value-type="float">
            <text:p>100.242900850138</text:p>
          </table:table-cell>
          <table:table-cell table:formula="of:=[.H$139]+[.G119]*COS([.H119]/180*PI())" office:value-type="float" office:value="102.419462078363" calcext:value-type="float">
            <text:p>102.419462078363</text:p>
          </table:table-cell>
          <table:table-cell table:number-columns-repeated="3"/>
          <table:table-cell table:formula="of:=[.L$139]+[.L119]*SIN([.M119]/180*PI())" office:value-type="float" office:value="99.9635779892211" calcext:value-type="float">
            <text:p>99.9635779892211</text:p>
          </table:table-cell>
          <table:table-cell table:formula="of:=[.M$139]+[.L119]*COS([.M119]/180*PI())" office:value-type="float" office:value="101.593857078999" calcext:value-type="float">
            <text:p>101.593857078999</text:p>
          </table:table-cell>
          <table:table-cell table:number-columns-repeated="6"/>
        </table:table-row>
        <table:table-row table:style-name="ro1">
          <table:table-cell/>
          <table:table-cell table:formula="of:=[.B$139]+[.B120]*SIN([.C120]/180*PI())" office:value-type="float" office:value="99.5522474509322" calcext:value-type="float">
            <text:p>99.5522474509322</text:p>
          </table:table-cell>
          <table:table-cell table:formula="of:=[.C$139]+[.B120]*COS([.C120]/180*PI())" office:value-type="float" office:value="102.001477091129" calcext:value-type="float">
            <text:p>102.001477091129</text:p>
          </table:table-cell>
          <table:table-cell table:number-columns-repeated="3"/>
          <table:table-cell table:formula="of:=[.G$139]+[.G120]*SIN([.H120]/180*PI())" office:value-type="float" office:value="100.776419935547" calcext:value-type="float">
            <text:p>100.776419935547</text:p>
          </table:table-cell>
          <table:table-cell table:formula="of:=[.H$139]+[.G120]*COS([.H120]/180*PI())" office:value-type="float" office:value="103.951519286384" calcext:value-type="float">
            <text:p>103.951519286384</text:p>
          </table:table-cell>
          <table:table-cell table:number-columns-repeated="3"/>
          <table:table-cell table:formula="of:=[.L$139]+[.L120]*SIN([.M120]/180*PI())" office:value-type="float" office:value="100.110150255152" calcext:value-type="float">
            <text:p>100.110150255152</text:p>
          </table:table-cell>
          <table:table-cell table:formula="of:=[.M$139]+[.L120]*COS([.M120]/180*PI())" office:value-type="float" office:value="101.471254447995" calcext:value-type="float">
            <text:p>101.471254447995</text:p>
          </table:table-cell>
          <table:table-cell table:number-columns-repeated="6"/>
        </table:table-row>
        <table:table-row table:style-name="ro1">
          <table:table-cell/>
          <table:table-cell table:formula="of:=[.B$139]+[.B121]*SIN([.C121]/180*PI())" office:value-type="float" office:value="98.5885513421182" calcext:value-type="float">
            <text:p>98.5885513421182</text:p>
          </table:table-cell>
          <table:table-cell table:formula="of:=[.C$139]+[.B121]*COS([.C121]/180*PI())" office:value-type="float" office:value="102.916168434491" calcext:value-type="float">
            <text:p>102.916168434491</text:p>
          </table:table-cell>
          <table:table-cell table:number-columns-repeated="3"/>
          <table:table-cell table:formula="of:=[.G$139]+[.G121]*SIN([.H121]/180*PI())" office:value-type="float" office:value="100.770328093956" calcext:value-type="float">
            <text:p>100.770328093956</text:p>
          </table:table-cell>
          <table:table-cell table:formula="of:=[.H$139]+[.G121]*COS([.H121]/180*PI())" office:value-type="float" office:value="103.974735843066" calcext:value-type="float">
            <text:p>103.974735843066</text:p>
          </table:table-cell>
          <table:table-cell table:number-columns-repeated="3"/>
          <table:table-cell table:formula="of:=[.L$139]+[.L121]*SIN([.M121]/180*PI())" office:value-type="float" office:value="100.435211277342" calcext:value-type="float">
            <text:p>100.435211277342</text:p>
          </table:table-cell>
          <table:table-cell table:formula="of:=[.M$139]+[.L121]*COS([.M121]/180*PI())" office:value-type="float" office:value="101.177705322968" calcext:value-type="float">
            <text:p>101.177705322968</text:p>
          </table:table-cell>
          <table:table-cell table:number-columns-repeated="6"/>
        </table:table-row>
        <table:table-row table:style-name="ro1">
          <table:table-cell/>
          <table:table-cell table:formula="of:=[.B$139]+[.B122]*SIN([.C122]/180*PI())" office:value-type="float" office:value="100.637528744792" calcext:value-type="float">
            <text:p>100.637528744792</text:p>
          </table:table-cell>
          <table:table-cell table:formula="of:=[.C$139]+[.B122]*COS([.C122]/180*PI())" office:value-type="float" office:value="100.973199832601" calcext:value-type="float">
            <text:p>100.973199832601</text:p>
          </table:table-cell>
          <table:table-cell table:number-columns-repeated="3"/>
          <table:table-cell table:formula="of:=[.G$139]+[.G122]*SIN([.H122]/180*PI())" office:value-type="float" office:value="100.718642533659" calcext:value-type="float">
            <text:p>100.718642533659</text:p>
          </table:table-cell>
          <table:table-cell table:formula="of:=[.H$139]+[.G122]*COS([.H122]/180*PI())" office:value-type="float" office:value="103.865126753271" calcext:value-type="float">
            <text:p>103.865126753271</text:p>
          </table:table-cell>
          <table:table-cell table:number-columns-repeated="3"/>
          <table:table-cell table:formula="of:=[.L$139]+[.L122]*SIN([.M122]/180*PI())" office:value-type="float" office:value="100.061772522587" calcext:value-type="float">
            <text:p>100.061772522587</text:p>
          </table:table-cell>
          <table:table-cell table:formula="of:=[.M$139]+[.L122]*COS([.M122]/180*PI())" office:value-type="float" office:value="101.546271502052" calcext:value-type="float">
            <text:p>101.546271502052</text:p>
          </table:table-cell>
          <table:table-cell table:number-columns-repeated="6"/>
        </table:table-row>
        <table:table-row table:style-name="ro1">
          <table:table-cell/>
          <table:table-cell table:formula="of:=[.B$139]+[.B123]*SIN([.C123]/180*PI())" office:value-type="float" office:value="98.5299228768249" calcext:value-type="float">
            <text:p>98.5299228768249</text:p>
          </table:table-cell>
          <table:table-cell table:formula="of:=[.C$139]+[.B123]*COS([.C123]/180*PI())" office:value-type="float" office:value="102.998264300702" calcext:value-type="float">
            <text:p>102.998264300702</text:p>
          </table:table-cell>
          <table:table-cell table:number-columns-repeated="3"/>
          <table:table-cell table:formula="of:=[.G$139]+[.G123]*SIN([.H123]/180*PI())" office:value-type="float" office:value="100.940255576454" calcext:value-type="float">
            <text:p>100.940255576454</text:p>
          </table:table-cell>
          <table:table-cell table:formula="of:=[.H$139]+[.G123]*COS([.H123]/180*PI())" office:value-type="float" office:value="104.49737963235" calcext:value-type="float">
            <text:p>104.49737963235</text:p>
          </table:table-cell>
          <table:table-cell table:number-columns-repeated="3"/>
          <table:table-cell table:formula="of:=[.L$139]+[.L123]*SIN([.M123]/180*PI())" office:value-type="float" office:value="100.204154648463" calcext:value-type="float">
            <text:p>100.204154648463</text:p>
          </table:table-cell>
          <table:table-cell table:formula="of:=[.M$139]+[.L123]*COS([.M123]/180*PI())" office:value-type="float" office:value="101.426336923249" calcext:value-type="float">
            <text:p>101.426336923249</text:p>
          </table:table-cell>
          <table:table-cell table:number-columns-repeated="6"/>
        </table:table-row>
        <table:table-row table:style-name="ro1">
          <table:table-cell/>
          <table:table-cell table:formula="of:=[.B$139]+[.B124]*SIN([.C124]/180*PI())" office:value-type="float" office:value="98.4835341623366" calcext:value-type="float">
            <text:p>98.4835341623366</text:p>
          </table:table-cell>
          <table:table-cell table:formula="of:=[.C$139]+[.B124]*COS([.C124]/180*PI())" office:value-type="float" office:value="103.05208613168" calcext:value-type="float">
            <text:p>103.05208613168</text:p>
          </table:table-cell>
          <table:table-cell table:number-columns-repeated="3"/>
          <table:table-cell table:formula="of:=[.G$139]+[.G124]*SIN([.H124]/180*PI())" office:value-type="float" office:value="101.126188863947" calcext:value-type="float">
            <text:p>101.126188863947</text:p>
          </table:table-cell>
          <table:table-cell table:formula="of:=[.H$139]+[.G124]*COS([.H124]/180*PI())" office:value-type="float" office:value="105.027433597184" calcext:value-type="float">
            <text:p>105.027433597184</text:p>
          </table:table-cell>
          <table:table-cell table:number-columns-repeated="3"/>
          <table:table-cell table:formula="of:=[.L$139]+[.L124]*SIN([.M124]/180*PI())" office:value-type="float" office:value="100.305639294539" calcext:value-type="float">
            <text:p>100.305639294539</text:p>
          </table:table-cell>
          <table:table-cell table:formula="of:=[.M$139]+[.L124]*COS([.M124]/180*PI())" office:value-type="float" office:value="101.345890948596" calcext:value-type="float">
            <text:p>101.345890948596</text:p>
          </table:table-cell>
          <table:table-cell table:number-columns-repeated="6"/>
        </table:table-row>
        <table:table-row table:style-name="ro1">
          <table:table-cell/>
          <table:table-cell table:formula="of:=[.B$139]+[.B125]*SIN([.C125]/180*PI())" office:value-type="float" office:value="98.1952870254413" calcext:value-type="float">
            <text:p>98.1952870254413</text:p>
          </table:table-cell>
          <table:table-cell table:formula="of:=[.C$139]+[.B125]*COS([.C125]/180*PI())" office:value-type="float" office:value="103.330966831064" calcext:value-type="float">
            <text:p>103.330966831064</text:p>
          </table:table-cell>
          <table:table-cell table:number-columns-repeated="3"/>
          <table:table-cell table:formula="of:=[.G$139]+[.G125]*SIN([.H125]/180*PI())" office:value-type="float" office:value="100.267551604217" calcext:value-type="float">
            <text:p>100.267551604217</text:p>
          </table:table-cell>
          <table:table-cell table:formula="of:=[.H$139]+[.G125]*COS([.H125]/180*PI())" office:value-type="float" office:value="102.701231817222" calcext:value-type="float">
            <text:p>102.701231817222</text:p>
          </table:table-cell>
          <table:table-cell table:number-columns-repeated="3"/>
          <table:table-cell table:formula="of:=[.L$139]+[.L125]*SIN([.M125]/180*PI())" office:value-type="float" office:value="100.064001738112" calcext:value-type="float">
            <text:p>100.064001738112</text:p>
          </table:table-cell>
          <table:table-cell table:formula="of:=[.M$139]+[.L125]*COS([.M125]/180*PI())" office:value-type="float" office:value="101.586872216015" calcext:value-type="float">
            <text:p>101.586872216015</text:p>
          </table:table-cell>
          <table:table-cell table:number-columns-repeated="6"/>
        </table:table-row>
        <table:table-row table:style-name="ro1">
          <table:table-cell/>
          <table:table-cell table:formula="of:=[.B$139]+[.B126]*SIN([.C126]/180*PI())" office:value-type="float" office:value="100.177994565846" calcext:value-type="float">
            <text:p>100.177994565846</text:p>
          </table:table-cell>
          <table:table-cell table:formula="of:=[.C$139]+[.B126]*COS([.C126]/180*PI())" office:value-type="float" office:value="101.485628597158" calcext:value-type="float">
            <text:p>101.485628597158</text:p>
          </table:table-cell>
          <table:table-cell table:number-columns-repeated="3"/>
          <table:table-cell table:formula="of:=[.G$139]+[.G126]*SIN([.H126]/180*PI())" office:value-type="float" office:value="100.55859798276" calcext:value-type="float">
            <text:p>100.55859798276</text:p>
          </table:table-cell>
          <table:table-cell table:formula="of:=[.H$139]+[.G126]*COS([.H126]/180*PI())" office:value-type="float" office:value="103.549740518647" calcext:value-type="float">
            <text:p>103.549740518647</text:p>
          </table:table-cell>
          <table:table-cell table:number-columns-repeated="3"/>
          <table:table-cell table:formula="of:=[.L$139]+[.L126]*SIN([.M126]/180*PI())" office:value-type="float" office:value="100.448003237388" calcext:value-type="float">
            <text:p>100.448003237388</text:p>
          </table:table-cell>
          <table:table-cell table:formula="of:=[.M$139]+[.L126]*COS([.M126]/180*PI())" office:value-type="float" office:value="101.238632747516" calcext:value-type="float">
            <text:p>101.238632747516</text:p>
          </table:table-cell>
          <table:table-cell table:number-columns-repeated="6"/>
        </table:table-row>
        <table:table-row table:style-name="ro1">
          <table:table-cell/>
          <table:table-cell table:formula="of:=[.B$139]+[.B127]*SIN([.C127]/180*PI())" office:value-type="float" office:value="97.7477916658459" calcext:value-type="float">
            <text:p>97.7477916658459</text:p>
          </table:table-cell>
          <table:table-cell table:formula="of:=[.C$139]+[.B127]*COS([.C127]/180*PI())" office:value-type="float" office:value="103.757649213271" calcext:value-type="float">
            <text:p>103.757649213271</text:p>
          </table:table-cell>
          <table:table-cell table:number-columns-repeated="3"/>
          <table:table-cell table:formula="of:=[.G$139]+[.G127]*SIN([.H127]/180*PI())" office:value-type="float" office:value="100.289445462799" calcext:value-type="float">
            <text:p>100.289445462799</text:p>
          </table:table-cell>
          <table:table-cell table:formula="of:=[.H$139]+[.G127]*COS([.H127]/180*PI())" office:value-type="float" office:value="102.82352371547" calcext:value-type="float">
            <text:p>102.82352371547</text:p>
          </table:table-cell>
          <table:table-cell table:number-columns-repeated="3"/>
          <table:table-cell table:formula="of:=[.L$139]+[.L127]*SIN([.M127]/180*PI())" office:value-type="float" office:value="100.23389754414" calcext:value-type="float">
            <text:p>100.23389754414</text:p>
          </table:table-cell>
          <table:table-cell table:formula="of:=[.M$139]+[.L127]*COS([.M127]/180*PI())" office:value-type="float" office:value="101.457464791584" calcext:value-type="float">
            <text:p>101.457464791584</text:p>
          </table:table-cell>
          <table:table-cell table:number-columns-repeated="6"/>
        </table:table-row>
        <table:table-row table:style-name="ro1">
          <table:table-cell/>
          <table:table-cell table:formula="of:=[.B$139]+[.B128]*SIN([.C128]/180*PI())" office:value-type="float" office:value="98.4555876283887" calcext:value-type="float">
            <text:p>98.4555876283887</text:p>
          </table:table-cell>
          <table:table-cell table:formula="of:=[.C$139]+[.B128]*COS([.C128]/180*PI())" office:value-type="float" office:value="103.135124347046" calcext:value-type="float">
            <text:p>103.135124347046</text:p>
          </table:table-cell>
          <table:table-cell table:number-columns-repeated="3"/>
          <table:table-cell table:formula="of:=[.G$139]+[.G128]*SIN([.H128]/180*PI())" office:value-type="float" office:value="100.623850928517" calcext:value-type="float">
            <text:p>100.623850928517</text:p>
          </table:table-cell>
          <table:table-cell table:formula="of:=[.H$139]+[.G128]*COS([.H128]/180*PI())" office:value-type="float" office:value="103.791048055195" calcext:value-type="float">
            <text:p>103.791048055195</text:p>
          </table:table-cell>
          <table:table-cell table:number-columns-repeated="3"/>
          <table:table-cell table:formula="of:=[.L$139]+[.L128]*SIN([.M128]/180*PI())" office:value-type="float" office:value="100.238669212993" calcext:value-type="float">
            <text:p>100.238669212993</text:p>
          </table:table-cell>
          <table:table-cell table:formula="of:=[.M$139]+[.L128]*COS([.M128]/180*PI())" office:value-type="float" office:value="101.467958634699" calcext:value-type="float">
            <text:p>101.467958634699</text:p>
          </table:table-cell>
          <table:table-cell table:number-columns-repeated="6"/>
        </table:table-row>
        <table:table-row table:style-name="ro1">
          <table:table-cell/>
          <table:table-cell table:formula="of:=[.B$139]+[.B129]*SIN([.C129]/180*PI())" office:value-type="float" office:value="99.243948756262" calcext:value-type="float">
            <text:p>99.243948756262</text:p>
          </table:table-cell>
          <table:table-cell table:formula="of:=[.C$139]+[.B129]*COS([.C129]/180*PI())" office:value-type="float" office:value="102.419367135389" calcext:value-type="float">
            <text:p>102.419367135389</text:p>
          </table:table-cell>
          <table:table-cell table:number-columns-repeated="3"/>
          <table:table-cell table:formula="of:=[.G$139]+[.G129]*SIN([.H129]/180*PI())" office:value-type="float" office:value="99.976888030438" calcext:value-type="float">
            <text:p>99.976888030438</text:p>
          </table:table-cell>
          <table:table-cell table:formula="of:=[.H$139]+[.G129]*COS([.H129]/180*PI())" office:value-type="float" office:value="102.000812468434" calcext:value-type="float">
            <text:p>102.000812468434</text:p>
          </table:table-cell>
          <table:table-cell table:number-columns-repeated="3"/>
          <table:table-cell table:formula="of:=[.L$139]+[.L129]*SIN([.M129]/180*PI())" office:value-type="float" office:value="100.141412912401" calcext:value-type="float">
            <text:p>100.141412912401</text:p>
          </table:table-cell>
          <table:table-cell table:formula="of:=[.M$139]+[.L129]*COS([.M129]/180*PI())" office:value-type="float" office:value="101.57341028576" calcext:value-type="float">
            <text:p>101.57341028576</text:p>
          </table:table-cell>
          <table:table-cell table:number-columns-repeated="6"/>
        </table:table-row>
        <table:table-row table:style-name="ro1">
          <table:table-cell/>
          <table:table-cell table:formula="of:=[.B$139]+[.B130]*SIN([.C130]/180*PI())" office:value-type="float" office:value="100.476740791122" calcext:value-type="float">
            <text:p>100.476740791122</text:p>
          </table:table-cell>
          <table:table-cell table:formula="of:=[.C$139]+[.B130]*COS([.C130]/180*PI())" office:value-type="float" office:value="101.248143151163" calcext:value-type="float">
            <text:p>101.248143151163</text:p>
          </table:table-cell>
          <table:table-cell table:number-columns-repeated="3"/>
          <table:table-cell table:formula="of:=[.G$139]+[.G130]*SIN([.H130]/180*PI())" office:value-type="float" office:value="100.707982592984" calcext:value-type="float">
            <text:p>100.707982592984</text:p>
          </table:table-cell>
          <table:table-cell table:formula="of:=[.H$139]+[.G130]*COS([.H130]/180*PI())" office:value-type="float" office:value="104.088031977039" calcext:value-type="float">
            <text:p>104.088031977039</text:p>
          </table:table-cell>
          <table:table-cell table:number-columns-repeated="3"/>
          <table:table-cell table:formula="of:=[.L$139]+[.L130]*SIN([.M130]/180*PI())" office:value-type="float" office:value="100.19949198368" calcext:value-type="float">
            <text:p>100.19949198368</text:p>
          </table:table-cell>
          <table:table-cell table:formula="of:=[.M$139]+[.L130]*COS([.M130]/180*PI())" office:value-type="float" office:value="101.533816237715" calcext:value-type="float">
            <text:p>101.533816237715</text:p>
          </table:table-cell>
          <table:table-cell table:number-columns-repeated="6"/>
        </table:table-row>
        <table:table-row table:style-name="ro1">
          <table:table-cell/>
          <table:table-cell table:formula="of:=[.B$139]+[.B131]*SIN([.C131]/180*PI())" office:value-type="float" office:value="100.107764168639" calcext:value-type="float">
            <text:p>100.107764168639</text:p>
          </table:table-cell>
          <table:table-cell table:formula="of:=[.C$139]+[.B131]*COS([.C131]/180*PI())" office:value-type="float" office:value="101.626060334427" calcext:value-type="float">
            <text:p>101.626060334427</text:p>
          </table:table-cell>
          <table:table-cell table:number-columns-repeated="3"/>
          <table:table-cell table:formula="of:=[.G$139]+[.G131]*SIN([.H131]/180*PI())" office:value-type="float" office:value="100.832901182355" calcext:value-type="float">
            <text:p>100.832901182355</text:p>
          </table:table-cell>
          <table:table-cell table:formula="of:=[.H$139]+[.G131]*COS([.H131]/180*PI())" office:value-type="float" office:value="104.464157731474" calcext:value-type="float">
            <text:p>104.464157731474</text:p>
          </table:table-cell>
          <table:table-cell table:number-columns-repeated="3"/>
          <table:table-cell table:formula="of:=[.L$139]+[.L131]*SIN([.M131]/180*PI())" office:value-type="float" office:value="99.9263719371241" calcext:value-type="float">
            <text:p>99.9263719371241</text:p>
          </table:table-cell>
          <table:table-cell table:formula="of:=[.M$139]+[.L131]*COS([.M131]/180*PI())" office:value-type="float" office:value="101.801255519344" calcext:value-type="float">
            <text:p>101.801255519344</text:p>
          </table:table-cell>
          <table:table-cell table:number-columns-repeated="6"/>
        </table:table-row>
        <table:table-row table:style-name="ro1">
          <table:table-cell/>
          <table:table-cell table:formula="of:=[.B$139]+[.B132]*SIN([.C132]/180*PI())" office:value-type="float" office:value="100.561085087845" calcext:value-type="float">
            <text:p>100.561085087845</text:p>
          </table:table-cell>
          <table:table-cell table:formula="of:=[.C$139]+[.B132]*COS([.C132]/180*PI())" office:value-type="float" office:value="101.195187903523" calcext:value-type="float">
            <text:p>101.195187903523</text:p>
          </table:table-cell>
          <table:table-cell table:number-columns-repeated="3"/>
          <table:table-cell table:formula="of:=[.G$139]+[.G132]*SIN([.H132]/180*PI())" office:value-type="float" office:value="100.9977206145" calcext:value-type="float">
            <text:p>100.9977206145</text:p>
          </table:table-cell>
          <table:table-cell table:formula="of:=[.H$139]+[.G132]*COS([.H132]/180*PI())" office:value-type="float" office:value="104.95479538963" calcext:value-type="float">
            <text:p>104.95479538963</text:p>
          </table:table-cell>
          <table:table-cell table:number-columns-repeated="3"/>
          <table:table-cell table:formula="of:=[.L$139]+[.L132]*SIN([.M132]/180*PI())" office:value-type="float" office:value="100.025823280641" calcext:value-type="float">
            <text:p>100.025823280641</text:p>
          </table:table-cell>
          <table:table-cell table:formula="of:=[.M$139]+[.L132]*COS([.M132]/180*PI())" office:value-type="float" office:value="101.724744185174" calcext:value-type="float">
            <text:p>101.724744185174</text:p>
          </table:table-cell>
          <table:table-cell table:number-columns-repeated="6"/>
        </table:table-row>
        <table:table-row table:style-name="ro1">
          <table:table-cell/>
          <table:table-cell table:formula="of:=[.B$139]+[.B133]*SIN([.C133]/180*PI())" office:value-type="float" office:value="97.5494811632533" calcext:value-type="float">
            <text:p>97.5494811632533</text:p>
          </table:table-cell>
          <table:table-cell table:formula="of:=[.C$139]+[.B133]*COS([.C133]/180*PI())" office:value-type="float" office:value="104.018054454672" calcext:value-type="float">
            <text:p>104.018054454672</text:p>
          </table:table-cell>
          <table:table-cell table:number-columns-repeated="3"/>
          <table:table-cell table:formula="of:=[.G$139]+[.G133]*SIN([.H133]/180*PI())" office:value-type="float" office:value="100.193311865008" calcext:value-type="float">
            <text:p>100.193311865008</text:p>
          </table:table-cell>
          <table:table-cell table:formula="of:=[.H$139]+[.G133]*COS([.H133]/180*PI())" office:value-type="float" office:value="102.748764953908" calcext:value-type="float">
            <text:p>102.748764953908</text:p>
          </table:table-cell>
          <table:table-cell table:number-columns-repeated="3"/>
          <table:table-cell table:formula="of:=[.L$139]+[.L133]*SIN([.M133]/180*PI())" office:value-type="float" office:value="99.9348363474864" calcext:value-type="float">
            <text:p>99.9348363474864</text:p>
          </table:table-cell>
          <table:table-cell table:formula="of:=[.M$139]+[.L133]*COS([.M133]/180*PI())" office:value-type="float" office:value="101.823370483732" calcext:value-type="float">
            <text:p>101.823370483732</text:p>
          </table:table-cell>
          <table:table-cell table:number-columns-repeated="6"/>
        </table:table-row>
        <table:table-row table:style-name="ro1">
          <table:table-cell/>
          <table:table-cell table:formula="of:=[.B$139]+[.B134]*SIN([.C134]/180*PI())" office:value-type="float" office:value="100.633634743528" calcext:value-type="float">
            <text:p>100.633634743528</text:p>
          </table:table-cell>
          <table:table-cell table:formula="of:=[.C$139]+[.B134]*COS([.C134]/180*PI())" office:value-type="float" office:value="101.152766371873" calcext:value-type="float">
            <text:p>101.152766371873</text:p>
          </table:table-cell>
          <table:table-cell table:number-columns-repeated="3"/>
          <table:table-cell table:formula="of:=[.G$139]+[.G134]*SIN([.H134]/180*PI())" office:value-type="float" office:value="101.026188913652" calcext:value-type="float">
            <text:p>101.026188913652</text:p>
          </table:table-cell>
          <table:table-cell table:formula="of:=[.H$139]+[.G134]*COS([.H134]/180*PI())" office:value-type="float" office:value="105.087931532526" calcext:value-type="float">
            <text:p>105.087931532526</text:p>
          </table:table-cell>
          <table:table-cell table:number-columns-repeated="3"/>
          <table:table-cell table:formula="of:=[.L$139]+[.L134]*SIN([.M134]/180*PI())" office:value-type="float" office:value="100.080926650306" calcext:value-type="float">
            <text:p>100.080926650306</text:p>
          </table:table-cell>
          <table:table-cell table:formula="of:=[.M$139]+[.L134]*COS([.M134]/180*PI())" office:value-type="float" office:value="101.704202267111" calcext:value-type="float">
            <text:p>101.704202267111</text:p>
          </table:table-cell>
          <table:table-cell table:number-columns-repeated="6"/>
        </table:table-row>
        <table:table-row table:style-name="ro1">
          <table:table-cell/>
          <table:table-cell table:formula="of:=[.B$139]+[.B135]*SIN([.C135]/180*PI())" office:value-type="float" office:value="99.2102137234221" calcext:value-type="float">
            <text:p>99.2102137234221</text:p>
          </table:table-cell>
          <table:table-cell table:formula="of:=[.C$139]+[.B135]*COS([.C135]/180*PI())" office:value-type="float" office:value="102.536351046292" calcext:value-type="float">
            <text:p>102.536351046292</text:p>
          </table:table-cell>
          <table:table-cell table:number-columns-repeated="3"/>
          <table:table-cell table:formula="of:=[.G$139]+[.G135]*SIN([.H135]/180*PI())" office:value-type="float" office:value="99.8907342179132" calcext:value-type="float">
            <text:p>99.8907342179132</text:p>
          </table:table-cell>
          <table:table-cell table:formula="of:=[.H$139]+[.G135]*COS([.H135]/180*PI())" office:value-type="float" office:value="101.945536258166" calcext:value-type="float">
            <text:p>101.945536258166</text:p>
          </table:table-cell>
          <table:table-cell table:number-columns-repeated="3"/>
          <table:table-cell table:formula="of:=[.L$139]+[.L135]*SIN([.M135]/180*PI())" office:value-type="float" office:value="100.015732219172" calcext:value-type="float">
            <text:p>100.015732219172</text:p>
          </table:table-cell>
          <table:table-cell table:formula="of:=[.M$139]+[.L135]*COS([.M135]/180*PI())" office:value-type="float" office:value="101.777995765315" calcext:value-type="float">
            <text:p>101.777995765315</text:p>
          </table:table-cell>
          <table:table-cell table:number-columns-repeated="6"/>
        </table:table-row>
        <table:table-row table:style-name="ro1">
          <table:table-cell/>
          <table:table-cell table:formula="of:=[.B$139]+[.B136]*SIN([.C136]/180*PI())" office:value-type="float" office:value="98.801684901681" calcext:value-type="float">
            <text:p>98.801684901681</text:p>
          </table:table-cell>
          <table:table-cell table:formula="of:=[.C$139]+[.B136]*COS([.C136]/180*PI())" office:value-type="float" office:value="102.93085520779" calcext:value-type="float">
            <text:p>102.93085520779</text:p>
          </table:table-cell>
          <table:table-cell table:number-columns-repeated="3"/>
          <table:table-cell table:formula="of:=[.G$139]+[.G136]*SIN([.H136]/180*PI())" office:value-type="float" office:value="101.14738152515" calcext:value-type="float">
            <text:p>101.14738152515</text:p>
          </table:table-cell>
          <table:table-cell table:formula="of:=[.H$139]+[.G136]*COS([.H136]/180*PI())" office:value-type="float" office:value="105.476499239759" calcext:value-type="float">
            <text:p>105.476499239759</text:p>
          </table:table-cell>
          <table:table-cell table:number-columns-repeated="3"/>
          <table:table-cell table:formula="of:=[.L$139]+[.L136]*SIN([.M136]/180*PI())" office:value-type="float" office:value="99.9370687465732" calcext:value-type="float">
            <text:p>99.9370687465732</text:p>
          </table:table-cell>
          <table:table-cell table:formula="of:=[.M$139]+[.L136]*COS([.M136]/180*PI())" office:value-type="float" office:value="101.865568891648" calcext:value-type="float">
            <text:p>101.865568891648</text:p>
          </table:table-cell>
          <table:table-cell table:number-columns-repeated="6"/>
        </table:table-row>
        <table:table-row table:style-name="ro1">
          <table:table-cell/>
          <table:table-cell table:formula="of:=[.B$139]+[.B137]*SIN([.C137]/180*PI())" office:value-type="float" office:value="97.734232027319" calcext:value-type="float">
            <text:p>97.734232027319</text:p>
          </table:table-cell>
          <table:table-cell table:formula="of:=[.C$139]+[.B137]*COS([.C137]/180*PI())" office:value-type="float" office:value="103.907995837121" calcext:value-type="float">
            <text:p>103.907995837121</text:p>
          </table:table-cell>
          <table:table-cell table:number-columns-repeated="3"/>
          <table:table-cell table:formula="of:=[.G$139]+[.G137]*SIN([.H137]/180*PI())" office:value-type="float" office:value="101.159050358026" calcext:value-type="float">
            <text:p>101.159050358026</text:p>
          </table:table-cell>
          <table:table-cell table:formula="of:=[.H$139]+[.G137]*COS([.H137]/180*PI())" office:value-type="float" office:value="105.540732422069" calcext:value-type="float">
            <text:p>105.540732422069</text:p>
          </table:table-cell>
          <table:table-cell table:number-columns-repeated="3"/>
          <table:table-cell table:formula="of:=[.L$139]+[.L137]*SIN([.M137]/180*PI())" office:value-type="float" office:value="100.120425726551" calcext:value-type="float">
            <text:p>100.120425726551</text:p>
          </table:table-cell>
          <table:table-cell table:formula="of:=[.M$139]+[.L137]*COS([.M137]/180*PI())" office:value-type="float" office:value="101.710903032779" calcext:value-type="float">
            <text:p>101.710903032779</text:p>
          </table:table-cell>
          <table:table-cell table:number-columns-repeated="6"/>
        </table:table-row>
        <table:table-row table:style-name="ro1" table:number-rows-repeated="104840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9T08:25:36.979000000</meta:creation-date>
    <dc:date>2020-05-06T09:18:24.022000000</dc:date>
    <meta:editing-duration>P6DT22H48M7S</meta:editing-duration>
    <meta:editing-cycles>1</meta:editing-cycles>
    <meta:document-statistic meta:table-count="1" meta:cell-count="1316" meta:object-count="0"/>
    <meta:generator>LibreOffice/6.4.1.2$Windows_X86_64 LibreOffice_project/4d224e95b98b138af42a64d84056446d09082932</meta:generator>
  </office:meta>
</office:document-meta>
</file>